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P1"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1d2125" loext:opacity="100%" style:font-name="apple-system" fo:font-size="11.25pt" fo:letter-spacing="normal" fo:font-style="normal" fo:font-weight="bold" officeooo:paragraph-rsid="001275a6" style:font-weight-asian="bold" style:font-weight-complex="bold"/>
    </style:style>
    <style:style style:name="P2" style:family="paragraph" style:parent-style-name="Text_20_body">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bold" style:font-weight-asian="bold" style:font-weight-complex="bold"/>
    </style:style>
    <style:style style:name="P3" style:family="paragraph" style:parent-style-name="Text_20_body">
      <style:paragraph-properties fo:margin-top="0cm" fo:margin-bottom="0.046cm" style:contextual-spacing="false" fo:line-height="115%"/>
    </style:style>
    <style:style style:name="P4" style:family="paragraph" style:parent-style-name="Text_20_body">
      <style:paragraph-properties fo:margin-top="0cm" fo:margin-bottom="0.046cm" style:contextual-spacing="false" fo:line-height="115%"/>
      <style:text-properties style:font-name="Liberation Serif" fo:font-size="12pt" style:font-size-asian="12pt" style:font-size-complex="12pt"/>
    </style:style>
    <style:style style:name="P5" style:family="paragraph" style:parent-style-name="Text_20_body" style:list-style-name="L2">
      <style:paragraph-properties fo:margin-top="0cm" fo:margin-bottom="0.046cm" style:contextual-spacing="false" fo:line-height="115%"/>
    </style:style>
    <style:style style:name="P6" style:family="paragraph" style:parent-style-name="Text_20_body" style:list-style-name="L3">
      <style:paragraph-properties fo:margin-top="0cm" fo:margin-bottom="0.046cm" style:contextual-spacing="false" fo:line-height="115%"/>
    </style:style>
    <style:style style:name="P7" style:family="paragraph" style:parent-style-name="Text_20_body" style:list-style-name="L3">
      <style:paragraph-properties fo:margin-top="0cm" fo:margin-bottom="0.046cm" style:contextual-spacing="false" fo:line-height="115%"/>
      <style:text-properties style:font-name="Liberation Serif" fo:font-size="12pt" style:font-size-asian="12pt" style:font-size-complex="12pt"/>
    </style:style>
    <style:style style:name="P8" style:family="paragraph" style:parent-style-name="Heading_20_3">
      <style:paragraph-properties fo:margin-top="0cm" fo:margin-bottom="0.046cm" style:contextual-spacing="false" fo:line-height="115%"/>
    </style:style>
    <style:style style:name="P9" style:family="paragraph" style:parent-style-name="Text_20_body" style:list-style-name="L4">
      <style:paragraph-properties fo:margin-top="0cm" fo:margin-bottom="0cm" style:contextual-spacing="false"/>
      <style:text-properties style:font-name="Liberation Serif" fo:font-size="12pt" style:font-size-asian="12pt" style:font-size-complex="12pt"/>
    </style:style>
    <style:style style:name="P10" style:family="paragraph" style:parent-style-name="Text_20_body" style:list-style-name="L4">
      <style:text-properties style:font-name="Liberation Serif" fo:font-size="12pt" style:font-size-asian="12pt" style:font-size-complex="12pt"/>
    </style:style>
    <style:style style:name="P11" style:family="paragraph" style:parent-style-name="Text_20_body" style:list-style-name="L5"/>
    <style:style style:name="P12" style:family="paragraph" style:parent-style-name="Text_20_body">
      <style:text-properties style:font-name="Liberation Serif" fo:font-size="12pt" style:font-size-asian="12pt" style:font-size-complex="12pt"/>
    </style:style>
    <style:style style:name="P13" style:family="paragraph" style:parent-style-name="Text_20_body" style:list-style-name="L1">
      <style:paragraph-properties fo:margin-top="0cm" fo:margin-bottom="0cm" style:contextual-spacing="false" fo:text-align="start" style:justify-single-word="false" fo:orphans="2" fo:widows="2" fo:break-before="page"/>
      <style:text-properties fo:font-variant="normal" fo:text-transform="none" fo:color="#1d2125" loext:opacity="100%" style:font-name="apple-system" fo:font-size="11.25pt" fo:letter-spacing="normal" fo:font-style="normal" fo:font-weight="bold" style:font-weight-asian="bold" style:font-weight-complex="bold"/>
    </style:style>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6"/>
    <style:style style:name="P16" style:family="paragraph" style:parent-style-name="Heading_20_3">
      <style:paragraph-properties fo:line-height="115%"/>
    </style:style>
    <style:style style:name="P17" style:family="paragraph" style:parent-style-name="Text_20_body" style:list-style-name="L7">
      <style:paragraph-properties fo:margin-top="0cm" fo:margin-bottom="0cm" style:contextual-spacing="false" fo:line-height="115%"/>
    </style:style>
    <style:style style:name="P18" style:family="paragraph" style:parent-style-name="Text_20_body" style:list-style-name="L7">
      <style:paragraph-properties fo:line-height="115%"/>
    </style:style>
    <style:style style:name="P19" style:family="paragraph" style:parent-style-name="Heading_20_3">
      <style:paragraph-properties fo:margin-top="0cm" fo:margin-bottom="0cm" style:contextual-spacing="false" fo:line-height="115%" fo:text-align="start" style:justify-single-word="false" fo:orphans="2" fo:widows="2"/>
      <style:text-properties officeooo:paragraph-rsid="001275a6"/>
    </style:style>
    <style:style style:name="P20" style:family="paragraph" style:parent-style-name="Text_20_body">
      <style:paragraph-properties fo:line-height="115%"/>
      <style:text-properties officeooo:paragraph-rsid="001275a6"/>
    </style:style>
    <style:style style:name="P21" style:family="paragraph" style:parent-style-name="Text_20_body">
      <style:paragraph-properties fo:line-height="115%"/>
    </style:style>
    <style:style style:name="P22" style:family="paragraph" style:parent-style-name="Text_20_body" style:list-style-name="L8"/>
    <style:style style:name="P23" style:family="paragraph" style:parent-style-name="Text_20_body" style:list-style-name="L8">
      <style:paragraph-properties fo:margin-top="0cm" fo:margin-bottom="0.499cm" style:contextual-spacing="false"/>
    </style:style>
    <style:style style:name="P24" style:family="paragraph" style:parent-style-name="Text_20_body">
      <style:paragraph-properties fo:line-height="115%"/>
      <style:text-properties style:font-name="Liberation Serif" fo:font-size="12pt" fo:font-weight="normal" style:font-size-asian="12pt" style:font-weight-asian="normal" style:font-size-complex="12pt" style:font-weight-complex="normal"/>
    </style:style>
    <style:style style:name="P25" style:family="paragraph" style:parent-style-name="Text_20_body" style:list-style-name="L1">
      <style:paragraph-properties fo:margin-top="0cm" fo:margin-bottom="0cm" style:contextual-spacing="false" fo:text-align="start" style:justify-single-word="false" fo:orphans="2" fo:widows="2" fo:break-before="page"/>
      <style:text-properties fo:font-variant="normal" fo:text-transform="none" fo:color="#1d2125" loext:opacity="100%" style:font-name="apple-system" fo:font-size="11.25pt" fo:letter-spacing="normal" fo:font-style="normal" fo:font-weight="bold" officeooo:paragraph-rsid="0012a059" style:font-weight-asian="bold" style:font-weight-complex="bold"/>
    </style:style>
    <style:style style:name="P26" style:family="paragraph" style:parent-style-name="Text_20_body">
      <style:text-properties officeooo:paragraph-rsid="0012a059"/>
    </style:style>
    <style:style style:name="P27" style:family="paragraph" style:parent-style-name="Text_20_body" style:list-style-name="L9"/>
    <style:style style:name="P28" style:family="paragraph" style:parent-style-name="Text_20_body" style:list-style-name="L9">
      <style:text-properties officeooo:paragraph-rsid="0012a059"/>
    </style:style>
    <style:style style:name="P29" style:family="paragraph" style:parent-style-name="Text_20_body" style:list-style-name="L10">
      <style:text-properties style:font-name="Liberation Serif" fo:font-size="12pt" style:font-size-asian="12pt" style:font-size-complex="12pt"/>
    </style:style>
    <style:style style:name="P30" style:family="paragraph" style:parent-style-name="Text_20_body" style:list-style-name="L10"/>
    <style:style style:name="P31" style:family="paragraph" style:parent-style-name="Text_20_body" style:list-style-name="L11">
      <style:text-properties style:font-name="Liberation Serif" fo:font-size="12pt" style:font-size-asian="12pt" style:font-size-complex="12pt"/>
    </style:style>
    <style:style style:name="P32" style:family="paragraph" style:parent-style-name="Text_20_body">
      <style:paragraph-properties fo:line-height="115%"/>
      <style:text-properties style:font-name="Liberation Serif" fo:font-size="14pt" fo:font-weight="bold" officeooo:rsid="0012a059" officeooo:paragraph-rsid="0012a059" style:font-size-asian="14pt" style:font-weight-asian="bold" style:font-size-complex="14pt" style:font-weight-complex="bold"/>
    </style:style>
    <style:style style:name="P33" style:family="paragraph" style:parent-style-name="Text_20_body">
      <style:paragraph-properties fo:line-height="115%"/>
      <style:text-properties officeooo:paragraph-rsid="0012a059"/>
    </style:style>
    <style:style style:name="P34" style:family="paragraph" style:parent-style-name="Text_20_body">
      <style:paragraph-properties fo:line-height="115%"/>
      <style:text-properties officeooo:paragraph-rsid="0013619a"/>
    </style:style>
    <style:style style:name="P35" style:family="paragraph" style:parent-style-name="Text_20_body" style:list-style-name="L12">
      <style:paragraph-properties fo:line-height="115%"/>
      <style:text-properties officeooo:paragraph-rsid="0013619a"/>
    </style:style>
    <style:style style:name="P36" style:family="paragraph" style:parent-style-name="Text_20_body">
      <style:paragraph-properties fo:margin-top="0cm" fo:margin-bottom="0.499cm" style:contextual-spacing="false" fo:line-height="115%"/>
      <style:text-properties officeooo:paragraph-rsid="0013619a"/>
    </style:style>
    <style:style style:name="P37" style:family="paragraph" style:parent-style-name="Text_20_body" style:list-style-name="L13">
      <style:paragraph-properties fo:margin-top="0cm" fo:margin-bottom="0cm" style:contextual-spacing="false" fo:line-height="115%"/>
      <style:text-properties officeooo:paragraph-rsid="0013619a"/>
    </style:style>
    <style:style style:name="P38" style:family="paragraph" style:parent-style-name="Heading_20_3">
      <style:paragraph-properties fo:line-height="115%"/>
      <style:text-properties officeooo:paragraph-rsid="0012a059"/>
    </style:style>
    <style:style style:name="P39" style:family="paragraph" style:parent-style-name="Text_20_body">
      <style:paragraph-properties fo:margin-top="0cm" fo:margin-bottom="0cm" style:contextual-spacing="false" fo:line-height="115%"/>
    </style:style>
    <style:style style:name="P40" style:family="paragraph" style:parent-style-name="Text_20_body" style:list-style-name="L14">
      <style:paragraph-properties fo:line-height="115%"/>
    </style:style>
    <style:style style:name="P41" style:family="paragraph" style:parent-style-name="Text_20_body" style:list-style-name="L14">
      <style:paragraph-properties fo:margin-top="0cm" fo:margin-bottom="0cm" style:contextual-spacing="false" fo:line-height="115%"/>
    </style:style>
    <style:style style:name="P42" style:family="paragraph" style:parent-style-name="Text_20_body" style:list-style-name="L15">
      <style:paragraph-properties fo:line-height="115%"/>
    </style:style>
    <style:style style:name="P43" style:family="paragraph" style:parent-style-name="Text_20_body" style:list-style-name="L15">
      <style:paragraph-properties fo:margin-top="0cm" fo:margin-bottom="0.499cm" style:contextual-spacing="false" fo:line-height="115%"/>
    </style:style>
    <style:style style:name="P44" style:family="paragraph" style:parent-style-name="Text_20_body" style:list-style-name="L16"/>
    <style:style style:name="P45" style:family="paragraph" style:parent-style-name="Text_20_body">
      <style:paragraph-properties fo:margin-left="1.251cm" fo:text-indent="0cm" style:auto-text-indent="false"/>
    </style:style>
    <style:style style:name="P46" style:family="paragraph" style:parent-style-name="Text_20_body">
      <style:paragraph-properties fo:margin-left="2.501cm" fo:text-indent="0cm" style:auto-text-indent="false"/>
    </style:style>
    <style:style style:name="P47" style:family="paragraph" style:parent-style-name="Text_20_body">
      <style:paragraph-properties fo:margin-top="0.101cm" fo:margin-bottom="0.101cm" style:contextual-spacing="false"/>
    </style:style>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text-properties fo:font-variant="normal" fo:text-transform="none" fo:color="#1d2125" loext:opacity="100%" style:font-name="apple-system" fo:font-size="11.25pt" fo:letter-spacing="normal" fo:font-style="normal" fo:font-weight="bold" style:font-weight-asian="bold" style:font-weight-complex="bold"/>
    </style:style>
    <style:style style:name="P53" style:family="paragraph" style:parent-style-name="Heading_20_3">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bold" style:font-weight-asian="bold" style:font-weight-complex="bold"/>
    </style:style>
    <style:style style:name="P54" style:family="paragraph" style:parent-style-name="Text_20_body" style:list-style-name="L21">
      <style:paragraph-properties fo:margin-top="0cm" fo:margin-bottom="0.499cm" style:contextual-spacing="false"/>
    </style:style>
    <style:style style:name="P55" style:family="paragraph" style:parent-style-name="Text_20_body" style:list-style-name="L21"/>
    <style:style style:name="P56" style:family="paragraph" style:parent-style-name="Text_20_body">
      <style:paragraph-properties fo:margin-top="0cm" fo:margin-bottom="0.499cm" style:contextual-spacing="false"/>
    </style:style>
    <style:style style:name="P57" style:family="paragraph" style:parent-style-name="Text_20_body" style:list-style-name="L22"/>
    <style:style style:name="P58" style:family="paragraph" style:parent-style-name="Text_20_body" style:list-style-name="L22">
      <style:paragraph-properties fo:margin-top="0cm" fo:margin-bottom="0.499cm" style:contextual-spacing="false"/>
    </style:style>
    <style:style style:name="P59" style:family="paragraph" style:parent-style-name="Text_20_body" style:list-style-name="L23"/>
    <style:style style:name="P60" style:family="paragraph" style:parent-style-name="Text_20_body" style:list-style-name="L23">
      <style:paragraph-properties fo:margin-top="0cm" fo:margin-bottom="0.499cm" style:contextual-spacing="false"/>
    </style:style>
    <style:style style:name="P61" style:family="paragraph" style:parent-style-name="Text_20_body" style:list-style-name="L24"/>
    <style:style style:name="P62" style:family="paragraph" style:parent-style-name="Text_20_body" style:list-style-name="L24">
      <style:paragraph-properties fo:margin-top="0cm" fo:margin-bottom="0.499cm" style:contextual-spacing="false"/>
    </style:style>
    <style:style style:name="P63" style:family="paragraph" style:parent-style-name="Text_20_body" style:list-style-name="L25"/>
    <style:style style:name="P64" style:family="paragraph" style:parent-style-name="Text_20_body" style:list-style-name="L25">
      <style:paragraph-properties fo:margin-top="0cm" fo:margin-bottom="0.499cm" style:contextual-spacing="false"/>
    </style:style>
    <style:style style:name="P65" style:family="paragraph" style:parent-style-name="Text_20_body">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normal" style:font-weight-asian="normal" style:font-weight-complex="normal"/>
    </style:style>
    <style:style style:name="P66" style:family="paragraph" style:parent-style-name="Text_20_body">
      <style:paragraph-properties fo:margin-top="0cm" fo:margin-bottom="0.198cm" style:contextual-spacing="false"/>
    </style:style>
    <style:style style:name="P67" style:family="paragraph" style:parent-style-name="Text_20_body" style:list-style-name="L26">
      <style:paragraph-properties fo:margin-top="0cm" fo:margin-bottom="0cm" style:contextual-spacing="false"/>
    </style:style>
    <style:style style:name="P68" style:family="paragraph" style:parent-style-name="Text_20_body" style:list-style-name="L27"/>
    <style:style style:name="P69" style:family="paragraph" style:parent-style-name="Text_20_body" style:list-style-name="L27">
      <style:paragraph-properties fo:margin-top="0cm" fo:margin-bottom="0cm" style:contextual-spacing="false"/>
    </style:style>
    <style:style style:name="P70" style:family="paragraph" style:parent-style-name="Text_20_body" style:list-style-name="L27">
      <style:paragraph-properties fo:margin-top="0cm" fo:margin-bottom="0.499cm" style:contextual-spacing="false"/>
    </style:style>
    <style:style style:name="P71" style:family="paragraph" style:parent-style-name="Heading_20_3">
      <style:paragraph-properties fo:margin-top="0cm" fo:margin-bottom="0.499cm" style:contextual-spacing="false"/>
    </style:style>
    <style:style style:name="P72" style:family="paragraph" style:parent-style-name="Text_20_body" style:list-style-name="L28"/>
    <style:style style:name="P73" style:family="paragraph" style:parent-style-name="Text_20_body" style:list-style-name="L28">
      <style:paragraph-properties fo:margin-top="0cm" fo:margin-bottom="0.499cm" style:contextual-spacing="false"/>
    </style:style>
    <style:style style:name="P74" style:family="paragraph" style:parent-style-name="Heading_20_3">
      <style:paragraph-properties fo:margin-top="0cm" fo:margin-bottom="0.499cm" style:contextual-spacing="false" fo:break-before="page"/>
    </style:style>
    <style:style style:name="P75" style:family="paragraph" style:parent-style-name="Text_20_body">
      <style:paragraph-properties fo:margin-top="0cm" fo:margin-bottom="0cm" style:contextual-spacing="false"/>
    </style:style>
    <style:style style:name="P76" style:family="paragraph" style:parent-style-name="Text_20_body" style:list-style-name="L29"/>
    <style:style style:name="P77" style:family="paragraph" style:parent-style-name="Text_20_body" style:list-style-name="L29">
      <style:paragraph-properties fo:margin-top="0cm" fo:margin-bottom="0.499cm" style:contextual-spacing="false"/>
    </style:style>
    <style:style style:name="P78" style:family="paragraph" style:parent-style-name="Heading_20_3">
      <style:paragraph-properties fo:margin-top="0cm" fo:margin-bottom="0.097cm" style:contextual-spacing="false"/>
    </style:style>
    <style:style style:name="P79" style:family="paragraph" style:parent-style-name="Text_20_body" style:list-style-name="L30"/>
    <style:style style:name="P80" style:family="paragraph" style:parent-style-name="Text_20_body" style:list-style-name="L30">
      <style:paragraph-properties fo:margin-top="0cm" fo:margin-bottom="0.097cm" style:contextual-spacing="false"/>
    </style:style>
    <style:style style:name="P81" style:family="paragraph" style:parent-style-name="Text_20_body" style:list-style-name="L31">
      <style:paragraph-properties fo:margin-top="0cm" fo:margin-bottom="0cm" style:contextual-spacing="false"/>
    </style:style>
    <style:style style:name="P82" style:family="paragraph" style:parent-style-name="Text_20_body" style:list-style-name="L31"/>
    <style:style style:name="P83" style:family="paragraph" style:parent-style-name="Text_20_body" style:list-style-name="L31">
      <style:paragraph-properties fo:margin-top="0cm" fo:margin-bottom="0.499cm" style:contextual-spacing="false"/>
    </style:style>
    <style:style style:name="P84" style:family="paragraph" style:parent-style-name="Text_20_body" style:list-style-name="L32">
      <style:paragraph-properties fo:margin-top="0cm" fo:margin-bottom="0cm" style:contextual-spacing="false"/>
    </style:style>
    <style:style style:name="P85" style:family="paragraph" style:parent-style-name="Text_20_body" style:list-style-name="L32"/>
    <style:style style:name="P86" style:family="paragraph" style:parent-style-name="Text_20_body">
      <style:paragraph-properties fo:margin-top="0cm" fo:margin-bottom="0.399cm" style:contextual-spacing="false"/>
      <style:text-properties officeooo:paragraph-rsid="001abc36"/>
    </style:style>
    <style:style style:name="P87" style:family="paragraph" style:parent-style-name="Heading_20_4">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bold" style:font-weight-asian="bold" style:font-weight-complex="bold"/>
    </style:style>
    <style:style style:name="P88" style:family="paragraph" style:parent-style-name="Text_20_body" style:list-style-name="L33">
      <style:paragraph-properties fo:margin-top="0cm" fo:margin-bottom="0cm" style:contextual-spacing="false"/>
    </style:style>
    <style:style style:name="P89" style:family="paragraph" style:parent-style-name="Heading_20_3">
      <style:paragraph-properties fo:margin-top="0cm" fo:margin-bottom="0cm" style:contextual-spacing="false"/>
    </style:style>
    <style:style style:name="P90" style:family="paragraph" style:parent-style-name="Heading_20_3">
      <style:paragraph-properties fo:margin-top="0cm" fo:margin-bottom="0cm" style:contextual-spacing="false" fo:break-before="page"/>
    </style:style>
    <style:style style:name="P91" style:family="paragraph" style:parent-style-name="Text_20_body" style:list-style-name="L34">
      <style:paragraph-properties fo:margin-top="0cm" fo:margin-bottom="0cm" style:contextual-spacing="false"/>
    </style:style>
    <style:style style:name="P92" style:family="paragraph" style:parent-style-name="Text_20_body" style:list-style-name="L34"/>
    <style:style style:name="P93" style:family="paragraph" style:parent-style-name="Text_20_body" style:list-style-name="L34">
      <style:paragraph-properties fo:margin-top="0cm" fo:margin-bottom="0.499cm" style:contextual-spacing="false"/>
    </style:style>
    <style:style style:name="P94" style:family="paragraph" style:parent-style-name="Text_20_body" style:list-style-name="L35">
      <style:paragraph-properties fo:margin-top="0cm" fo:margin-bottom="0cm" style:contextual-spacing="false"/>
    </style:style>
    <style:style style:name="P95" style:family="paragraph" style:parent-style-name="Text_20_body" style:list-style-name="L35"/>
    <style:style style:name="P96" style:family="paragraph" style:parent-style-name="Text_20_body" style:list-style-name="L35">
      <style:paragraph-properties fo:margin-top="0cm" fo:margin-bottom="0.499cm" style:contextual-spacing="false"/>
    </style:style>
    <style:style style:name="P97" style:family="paragraph" style:parent-style-name="Text_20_body" style:list-style-name="L36"/>
    <style:style style:name="P98" style:family="paragraph" style:parent-style-name="Text_20_body" style:list-style-name="L36">
      <style:paragraph-properties fo:margin-top="0cm" fo:margin-bottom="0.499cm" style:contextual-spacing="false"/>
    </style:style>
    <style:style style:name="P99" style:family="paragraph" style:parent-style-name="Text_20_body" style:list-style-name="L37"/>
    <style:style style:name="P100" style:family="paragraph" style:parent-style-name="Text_20_body" style:list-style-name="L37">
      <style:paragraph-properties fo:margin-top="0cm" fo:margin-bottom="0.499cm" style:contextual-spacing="false"/>
    </style:style>
    <style:style style:name="P101" style:family="paragraph" style:parent-style-name="Text_20_body" style:list-style-name="L38"/>
    <style:style style:name="P102" style:family="paragraph" style:parent-style-name="Text_20_body" style:list-style-name="L38">
      <style:paragraph-properties fo:margin-top="0cm" fo:margin-bottom="0.499cm" style:contextual-spacing="false"/>
    </style:style>
    <style:style style:name="P103" style:family="paragraph" style:parent-style-name="Heading_20_3">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normal" style:font-weight-asian="normal" style:font-weight-complex="normal"/>
    </style:style>
    <style:style style:name="P104" style:family="paragraph" style:parent-style-name="Text_20_body" style:list-style-name="L39"/>
    <style:style style:name="P105" style:family="paragraph" style:parent-style-name="Text_20_body" style:list-style-name="L39">
      <style:paragraph-properties fo:margin-top="0cm" fo:margin-bottom="0.499cm" style:contextual-spacing="false"/>
    </style:style>
    <style:style style:name="P106" style:family="paragraph" style:parent-style-name="Text_20_body" style:list-style-name="L40"/>
    <style:style style:name="P107" style:family="paragraph" style:parent-style-name="Text_20_body" style:list-style-name="L40">
      <style:paragraph-properties fo:margin-top="0cm" fo:margin-bottom="0.499cm" style:contextual-spacing="false"/>
      <style:text-properties officeooo:paragraph-rsid="001abc36"/>
    </style:style>
    <style:style style:name="P108" style:family="paragraph" style:parent-style-name="Text_20_body">
      <style:paragraph-properties fo:margin-top="0cm" fo:margin-bottom="0.499cm" style:contextual-spacing="false"/>
      <style:text-properties fo:font-weight="bold" style:font-weight-asian="bold" style:font-weight-complex="bold"/>
    </style:style>
    <style:style style:name="P109" style:family="paragraph" style:parent-style-name="Text_20_body">
      <style:paragraph-properties fo:margin-top="0cm" fo:margin-bottom="0.499cm" style:contextual-spacing="false"/>
      <style:text-properties officeooo:paragraph-rsid="001abc36"/>
    </style:style>
    <style:style style:name="P110" style:family="paragraph" style:parent-style-name="Text_20_body" style:list-style-name="L41"/>
    <style:style style:name="P111" style:family="paragraph" style:parent-style-name="Text_20_body" style:list-style-name="L41">
      <style:paragraph-properties fo:margin-top="0cm" fo:margin-bottom="0.499cm" style:contextual-spacing="false"/>
    </style:style>
    <style:style style:name="P112" style:family="paragraph" style:parent-style-name="Text_20_body" style:list-style-name="L42"/>
    <style:style style:name="P113" style:family="paragraph" style:parent-style-name="Text_20_body" style:list-style-name="L42">
      <style:paragraph-properties fo:margin-top="0cm" fo:margin-bottom="0.499cm" style:contextual-spacing="false"/>
    </style:style>
    <style:style style:name="P114" style:family="paragraph" style:parent-style-name="Text_20_body" style:list-style-name="L43">
      <style:paragraph-properties fo:margin-top="0cm" fo:margin-bottom="0cm" style:contextual-spacing="false" fo:line-height="115%"/>
    </style:style>
    <style:style style:name="P115" style:family="paragraph" style:parent-style-name="Text_20_body" style:list-style-name="L43">
      <style:paragraph-properties fo:line-height="115%"/>
    </style:style>
    <style:style style:name="P116" style:family="paragraph" style:parent-style-name="Text_20_body" style:list-style-name="L44">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normal" style:font-weight-asian="normal" style:font-weight-complex="normal"/>
    </style:style>
    <style:style style:name="P117" style:family="paragraph" style:parent-style-name="Text_20_body" style:list-style-name="L44">
      <style:paragraph-properties fo:margin-top="0cm" fo:margin-bottom="0.499cm" style:contextual-spacing="false"/>
    </style:style>
    <style:style style:name="P118" style:family="paragraph" style:parent-style-name="Text_20_body" style:list-style-name="L45">
      <style:paragraph-properties fo:margin-top="0cm" fo:margin-bottom="0cm" style:contextual-spacing="false"/>
    </style:style>
    <style:style style:name="P119" style:family="paragraph" style:parent-style-name="Text_20_body" style:list-style-name="L45">
      <style:paragraph-properties fo:margin-top="0cm" fo:margin-bottom="0cm" style:contextual-spacing="false" fo:line-height="115%" fo:text-align="start" style:justify-single-word="false" fo:orphans="2" fo:widows="2"/>
    </style:style>
    <style:style style:name="P120" style:family="paragraph" style:parent-style-name="Heading_20_3">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normal" officeooo:paragraph-rsid="001b0138" style:font-weight-asian="normal" style:font-weight-complex="normal"/>
    </style:style>
    <style:style style:name="P121" style:family="paragraph" style:parent-style-name="Heading_20_3">
      <style:paragraph-properties fo:margin-top="0cm" fo:margin-bottom="0cm" style:contextual-spacing="false" fo:line-height="115%" fo:text-align="start" style:justify-single-word="false" fo:orphans="2" fo:widows="2" fo:break-before="page"/>
      <style:text-properties fo:font-variant="normal" fo:text-transform="none" fo:color="#1d2125" loext:opacity="100%" style:font-name="apple-system" fo:font-size="11.25pt" fo:letter-spacing="normal" fo:font-style="normal" fo:font-weight="normal" officeooo:paragraph-rsid="001b0138" style:font-weight-asian="normal" style:font-weight-complex="normal"/>
    </style:style>
    <style:style style:name="P122" style:family="paragraph" style:parent-style-name="Text_20_body" style:list-style-name="L46"/>
    <style:style style:name="P123" style:family="paragraph" style:parent-style-name="Text_20_body" style:list-style-name="L46">
      <style:paragraph-properties fo:margin-top="0cm" fo:margin-bottom="0.499cm" style:contextual-spacing="false"/>
    </style:style>
    <style:style style:name="P124" style:family="paragraph" style:parent-style-name="Text_20_body" style:list-style-name="L47"/>
    <style:style style:name="P125" style:family="paragraph" style:parent-style-name="Text_20_body" style:list-style-name="L47">
      <style:paragraph-properties fo:margin-top="0cm" fo:margin-bottom="0.499cm" style:contextual-spacing="false"/>
    </style:style>
    <style:style style:name="P126" style:family="paragraph" style:parent-style-name="Text_20_body" style:list-style-name="L48">
      <style:paragraph-properties fo:margin-top="0cm" fo:margin-bottom="0cm" style:contextual-spacing="false"/>
    </style:style>
    <style:style style:name="P127" style:family="paragraph" style:parent-style-name="Text_20_body" style:list-style-name="L48"/>
    <style:style style:name="P128" style:family="paragraph" style:parent-style-name="Text_20_body" style:list-style-name="L48">
      <style:paragraph-properties fo:margin-top="0cm" fo:margin-bottom="0.499cm" style:contextual-spacing="false"/>
    </style:style>
    <style:style style:name="P129" style:family="paragraph" style:parent-style-name="Text_20_body" style:list-style-name="L49">
      <style:paragraph-properties fo:margin-top="0cm" fo:margin-bottom="0cm" style:contextual-spacing="false"/>
      <style:text-properties officeooo:paragraph-rsid="001c28de"/>
    </style:style>
    <style:style style:name="P130" style:family="paragraph" style:parent-style-name="Text_20_body">
      <style:paragraph-properties fo:margin-top="0cm" fo:margin-bottom="0.399cm" style:contextual-spacing="false"/>
      <style:text-properties officeooo:paragraph-rsid="001c28de"/>
    </style:style>
    <style:style style:name="P131" style:family="paragraph" style:parent-style-name="Text_20_body" style:list-style-name="L49">
      <style:paragraph-properties fo:margin-top="0cm" fo:margin-bottom="0cm" style:contextual-spacing="false"/>
    </style:style>
    <style:style style:name="P132" style:family="paragraph" style:parent-style-name="Heading_20_3">
      <style:paragraph-properties fo:margin-top="0cm" fo:margin-bottom="0cm" style:contextual-spacing="false"/>
      <style:text-properties officeooo:paragraph-rsid="001c28de"/>
    </style:style>
    <style:style style:name="P133" style:family="paragraph" style:parent-style-name="Text_20_body" style:list-style-name="L50">
      <style:paragraph-properties fo:margin-top="0cm" fo:margin-bottom="0cm" style:contextual-spacing="false"/>
    </style:style>
    <style:style style:name="P134" style:family="paragraph" style:parent-style-name="Text_20_body" style:list-style-name="L50"/>
    <style:style style:name="P135" style:family="paragraph" style:parent-style-name="Text_20_body" style:list-style-name="L50">
      <style:paragraph-properties fo:margin-top="0cm" fo:margin-bottom="0.499cm" style:contextual-spacing="false"/>
    </style:style>
    <style:style style:name="P136" style:family="paragraph" style:parent-style-name="Heading_20_3">
      <style:paragraph-properties fo:margin-top="0cm" fo:margin-bottom="0.399cm" style:contextual-spacing="false"/>
      <style:text-properties officeooo:paragraph-rsid="001c28de"/>
    </style:style>
    <style:style style:name="P137" style:family="paragraph" style:parent-style-name="Text_20_body" style:list-style-name="L51"/>
    <style:style style:name="P138" style:family="paragraph" style:parent-style-name="Text_20_body" style:list-style-name="L51">
      <style:paragraph-properties fo:margin-top="0cm" fo:margin-bottom="0.499cm" style:contextual-spacing="false"/>
    </style:style>
    <style:style style:name="P139" style:family="paragraph" style:parent-style-name="Text_20_body" style:list-style-name="L52">
      <style:paragraph-properties fo:margin-top="0cm" fo:margin-bottom="0cm" style:contextual-spacing="false"/>
    </style:style>
    <style:style style:name="P140" style:family="paragraph" style:parent-style-name="Text_20_body" style:list-style-name="L52"/>
    <style:style style:name="P141" style:family="paragraph" style:parent-style-name="Text_20_body" style:list-style-name="L52">
      <style:paragraph-properties fo:margin-top="0cm" fo:margin-bottom="0.499cm" style:contextual-spacing="false"/>
    </style:style>
    <style:style style:name="P142" style:family="paragraph" style:parent-style-name="Text_20_body" style:list-style-name="L53">
      <style:paragraph-properties fo:margin-top="0cm" fo:margin-bottom="0cm" style:contextual-spacing="false"/>
    </style:style>
    <style:style style:name="P143" style:family="paragraph" style:parent-style-name="Text_20_body" style:list-style-name="L53"/>
    <style:style style:name="P144" style:family="paragraph" style:parent-style-name="Text_20_body" style:list-style-name="L54"/>
    <style:style style:name="P145" style:family="paragraph" style:parent-style-name="Text_20_body" style:list-style-name="L54">
      <style:paragraph-properties fo:margin-top="0cm" fo:margin-bottom="0cm" style:contextual-spacing="false"/>
    </style:style>
    <style:style style:name="P146" style:family="paragraph" style:parent-style-name="Text_20_body" style:list-style-name="L55"/>
    <style:style style:name="P147" style:family="paragraph" style:parent-style-name="Text_20_body" style:list-style-name="L55">
      <style:paragraph-properties fo:margin-top="0cm" fo:margin-bottom="0.499cm" style:contextual-spacing="false"/>
    </style:style>
    <style:style style:name="P148" style:family="paragraph" style:parent-style-name="Text_20_body" style:list-style-name="L56"/>
    <style:style style:name="P149" style:family="paragraph" style:parent-style-name="Text_20_body" style:list-style-name="L56">
      <style:paragraph-properties fo:margin-top="0cm" fo:margin-bottom="0.097cm" style:contextual-spacing="false"/>
    </style:style>
    <style:style style:name="P150" style:family="paragraph" style:parent-style-name="Text_20_body" style:list-style-name="L57">
      <style:paragraph-properties fo:margin-top="0cm" fo:margin-bottom="0cm" style:contextual-spacing="false"/>
    </style:style>
    <style:style style:name="P151" style:family="paragraph" style:parent-style-name="Text_20_body" style:list-style-name="L57"/>
    <style:style style:name="P152" style:family="paragraph" style:parent-style-name="Text_20_body" style:list-style-name="L57">
      <style:paragraph-properties fo:margin-top="0cm" fo:margin-bottom="0.499cm" style:contextual-spacing="false"/>
    </style:style>
    <style:style style:name="P153" style:family="paragraph" style:parent-style-name="Text_20_body" style:list-style-name="L58">
      <style:paragraph-properties fo:margin-top="0cm" fo:margin-bottom="0cm" style:contextual-spacing="false"/>
    </style:style>
    <style:style style:name="P154" style:family="paragraph" style:parent-style-name="Text_20_body" style:list-style-name="L58"/>
    <style:style style:name="P155" style:family="paragraph" style:parent-style-name="Text_20_body" style:list-style-name="L58">
      <style:paragraph-properties fo:margin-top="0cm" fo:margin-bottom="0.499cm" style:contextual-spacing="false"/>
    </style:style>
    <style:style style:name="P156" style:family="paragraph" style:parent-style-name="Text_20_body" style:list-style-name="L59">
      <style:paragraph-properties fo:margin-top="0cm" fo:margin-bottom="0cm" style:contextual-spacing="false"/>
    </style:style>
    <style:style style:name="P157" style:family="paragraph" style:parent-style-name="Text_20_body" style:list-style-name="L59"/>
    <style:style style:name="P158" style:family="paragraph" style:parent-style-name="Text_20_body" style:list-style-name="L59">
      <style:paragraph-properties fo:margin-top="0cm" fo:margin-bottom="0.499cm" style:contextual-spacing="false"/>
    </style:style>
    <style:style style:name="P159" style:family="paragraph" style:parent-style-name="Heading_20_3">
      <style:paragraph-properties fo:margin-top="0cm" fo:margin-bottom="0cm" style:contextual-spacing="false" fo:line-height="115%" fo:text-align="start" style:justify-single-word="false" fo:orphans="2" fo:widows="2" fo:break-before="page"/>
      <style:text-properties fo:font-variant="normal" fo:text-transform="none" fo:color="#1d2125" loext:opacity="100%" style:font-name="apple-system" fo:font-size="11.25pt" fo:letter-spacing="normal" fo:font-style="normal" fo:font-weight="normal" style:font-weight-asian="normal" style:font-weight-complex="normal"/>
    </style:style>
    <style:style style:name="P160" style:family="paragraph" style:parent-style-name="Text_20_body" style:list-style-name="L60"/>
    <style:style style:name="P161" style:family="paragraph" style:parent-style-name="Text_20_body" style:list-style-name="L60">
      <style:paragraph-properties fo:margin-top="0cm" fo:margin-bottom="0.499cm" style:contextual-spacing="false"/>
    </style:style>
    <style:style style:name="P162" style:family="paragraph" style:parent-style-name="Text_20_body" style:list-style-name="L61">
      <style:paragraph-properties fo:margin-top="0cm" fo:margin-bottom="0cm" style:contextual-spacing="false"/>
    </style:style>
    <style:style style:name="P163" style:family="paragraph" style:parent-style-name="Text_20_body" style:list-style-name="L61"/>
    <style:style style:name="P164" style:family="paragraph" style:parent-style-name="Text_20_body" style:list-style-name="L61">
      <style:paragraph-properties fo:margin-top="0cm" fo:margin-bottom="0.298cm" style:contextual-spacing="false"/>
    </style:style>
    <style:style style:name="P165" style:family="paragraph" style:parent-style-name="Text_20_body" style:list-style-name="L62">
      <style:paragraph-properties fo:margin-top="0cm" fo:margin-bottom="0cm" style:contextual-spacing="false"/>
    </style:style>
    <style:style style:name="P166" style:family="paragraph" style:parent-style-name="Text_20_body" style:list-style-name="L62"/>
    <style:style style:name="P167" style:family="paragraph" style:parent-style-name="Text_20_body" style:list-style-name="L62">
      <style:paragraph-properties fo:margin-top="0cm" fo:margin-bottom="0.499cm" style:contextual-spacing="false"/>
    </style:style>
    <style:style style:name="P168" style:family="paragraph" style:parent-style-name="Text_20_body" style:list-style-name="L63">
      <style:paragraph-properties fo:margin-top="0cm" fo:margin-bottom="0cm" style:contextual-spacing="false"/>
    </style:style>
    <style:style style:name="P169" style:family="paragraph" style:parent-style-name="Text_20_body" style:list-style-name="L63"/>
    <style:style style:name="P170" style:family="paragraph" style:parent-style-name="Text_20_body" style:list-style-name="L63">
      <style:paragraph-properties fo:margin-top="0cm" fo:margin-bottom="0.499cm" style:contextual-spacing="false"/>
    </style:style>
    <style:style style:name="P171" style:family="paragraph" style:parent-style-name="Text_20_body" style:list-style-name="L64">
      <style:paragraph-properties fo:margin-top="0cm" fo:margin-bottom="0cm" style:contextual-spacing="false"/>
    </style:style>
    <style:style style:name="P172" style:family="paragraph" style:parent-style-name="Text_20_body" style:list-style-name="L64"/>
    <style:style style:name="P173" style:family="paragraph" style:parent-style-name="Text_20_body" style:list-style-name="L64">
      <style:paragraph-properties fo:margin-top="0cm" fo:margin-bottom="0.298cm" style:contextual-spacing="false"/>
    </style:style>
    <style:style style:name="P174" style:family="paragraph" style:parent-style-name="Text_20_body" style:list-style-name="L65">
      <style:paragraph-properties fo:margin-top="0cm" fo:margin-bottom="0cm" style:contextual-spacing="false"/>
    </style:style>
    <style:style style:name="P175" style:family="paragraph" style:parent-style-name="Text_20_body" style:list-style-name="L65"/>
    <style:style style:name="P176" style:family="paragraph" style:parent-style-name="Text_20_body" style:list-style-name="L65">
      <style:paragraph-properties fo:margin-top="0cm" fo:margin-bottom="0.499cm" style:contextual-spacing="false"/>
    </style:style>
    <style:style style:name="P177" style:family="paragraph" style:parent-style-name="Text_20_body" style:list-style-name="L66">
      <style:paragraph-properties fo:margin-top="0cm" fo:margin-bottom="0cm" style:contextual-spacing="false"/>
    </style:style>
    <style:style style:name="P178" style:family="paragraph" style:parent-style-name="Text_20_body" style:list-style-name="L66"/>
    <style:style style:name="P179" style:family="paragraph" style:parent-style-name="Text_20_body" style:list-style-name="L66">
      <style:paragraph-properties fo:margin-top="0cm" fo:margin-bottom="0.499cm" style:contextual-spacing="false"/>
    </style:style>
    <style:style style:name="P180" style:family="paragraph" style:parent-style-name="Text_20_body" style:list-style-name="L66">
      <style:paragraph-properties fo:margin-top="0cm" fo:margin-bottom="0cm" style:contextual-spacing="false"/>
      <style:text-properties officeooo:paragraph-rsid="001d39ec"/>
    </style:style>
    <style:style style:name="P181" style:family="paragraph" style:parent-style-name="Text_20_body" style:list-style-name="L67">
      <style:paragraph-properties fo:margin-top="0cm" fo:margin-bottom="0.499cm" style:contextual-spacing="false"/>
    </style:style>
    <style:style style:name="P182" style:family="paragraph" style:parent-style-name="Text_20_body" style:list-style-name="L68">
      <style:paragraph-properties fo:margin-top="0cm" fo:margin-bottom="0cm" style:contextual-spacing="false"/>
    </style:style>
    <style:style style:name="P183" style:family="paragraph" style:parent-style-name="Text_20_body" style:list-style-name="L68"/>
    <style:style style:name="P184" style:family="paragraph" style:parent-style-name="Text_20_body" style:list-style-name="L68">
      <style:paragraph-properties fo:margin-top="0cm" fo:margin-bottom="0.499cm" style:contextual-spacing="false"/>
    </style:style>
    <style:style style:name="P185" style:family="paragraph" style:parent-style-name="Text_20_body" style:list-style-name="L69">
      <style:paragraph-properties fo:margin-top="0cm" fo:margin-bottom="0cm" style:contextual-spacing="false"/>
    </style:style>
    <style:style style:name="P186" style:family="paragraph" style:parent-style-name="Text_20_body" style:list-style-name="L69"/>
    <style:style style:name="P187" style:family="paragraph" style:parent-style-name="Text_20_body" style:list-style-name="L69">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bold" style:font-weight-asian="bold" style:font-weight-complex="bold"/>
    </style:style>
    <style:style style:name="P188" style:family="paragraph" style:parent-style-name="Text_20_body" style:list-style-name="L69">
      <style:text-properties fo:font-weight="normal" style:font-weight-asian="normal" style:font-weight-complex="normal"/>
    </style:style>
    <style:style style:name="P189" style:family="paragraph" style:parent-style-name="Text_20_body" style:list-style-name="L69">
      <style:paragraph-properties fo:margin-top="0cm" fo:margin-bottom="0.499cm" style:contextual-spacing="false"/>
      <style:text-properties fo:font-weight="bold" style:font-weight-asian="bold" style:font-weight-complex="bold"/>
    </style:style>
    <style:style style:name="P190" style:family="paragraph" style:parent-style-name="Text_20_body" style:list-style-name="L70">
      <style:paragraph-properties fo:margin-top="0cm" fo:margin-bottom="0cm" style:contextual-spacing="false"/>
    </style:style>
    <style:style style:name="P191" style:family="paragraph" style:parent-style-name="Text_20_body" style:list-style-name="L70"/>
    <style:style style:name="P192" style:family="paragraph" style:parent-style-name="Text_20_body" style:list-style-name="L70">
      <style:paragraph-properties fo:margin-top="0cm" fo:margin-bottom="0.499cm" style:contextual-spacing="false"/>
    </style:style>
    <style:style style:name="P193" style:family="paragraph" style:parent-style-name="Heading_20_3">
      <style:paragraph-properties fo:margin-top="0cm" fo:margin-bottom="0.198cm" style:contextual-spacing="false"/>
    </style:style>
    <style:style style:name="P194" style:family="paragraph" style:parent-style-name="Text_20_body" style:list-style-name="L71">
      <style:paragraph-properties fo:margin-top="0cm" fo:margin-bottom="0cm" style:contextual-spacing="false"/>
    </style:style>
    <style:style style:name="P195" style:family="paragraph" style:parent-style-name="Text_20_body" style:list-style-name="L71"/>
    <style:style style:name="P196" style:family="paragraph" style:parent-style-name="Text_20_body" style:list-style-name="L71">
      <style:paragraph-properties fo:margin-top="0cm" fo:margin-bottom="0.198cm" style:contextual-spacing="false"/>
    </style:style>
    <style:style style:name="P197" style:family="paragraph" style:parent-style-name="Text_20_body" style:list-style-name="L72">
      <style:paragraph-properties fo:margin-top="0cm" fo:margin-bottom="0cm" style:contextual-spacing="false"/>
    </style:style>
    <style:style style:name="P198" style:family="paragraph" style:parent-style-name="Text_20_body" style:list-style-name="L72"/>
    <style:style style:name="P199" style:family="paragraph" style:parent-style-name="Text_20_body" style:list-style-name="L72">
      <style:paragraph-properties fo:margin-top="0cm" fo:margin-bottom="0.198cm" style:contextual-spacing="false"/>
    </style:style>
    <style:style style:name="P200" style:family="paragraph" style:parent-style-name="Text_20_body" style:list-style-name="L73"/>
    <style:style style:name="P201" style:family="paragraph" style:parent-style-name="Text_20_body" style:list-style-name="L73">
      <style:paragraph-properties fo:margin-top="0cm" fo:margin-bottom="0.499cm" style:contextual-spacing="false"/>
    </style:style>
    <style:style style:name="P202" style:family="paragraph" style:parent-style-name="Text_20_body">
      <style:paragraph-properties fo:margin-top="0cm" fo:margin-bottom="0cm" style:contextual-spacing="false" fo:line-height="115%" fo:text-align="start" style:justify-single-word="false" fo:orphans="2" fo:widows="2"/>
      <style:text-properties fo:font-variant="normal" fo:text-transform="none" fo:color="#1d2125" loext:opacity="100%" style:font-name="apple-system" fo:font-size="11.25pt" fo:letter-spacing="normal" fo:font-style="normal" fo:font-weight="bold" officeooo:paragraph-rsid="001f8a8c" style:font-weight-asian="bold" style:font-weight-complex="bold"/>
    </style:style>
    <style:style style:name="P203" style:family="paragraph" style:parent-style-name="Text_20_body">
      <style:paragraph-properties fo:margin-top="0cm" fo:margin-bottom="0cm" style:contextual-spacing="false" fo:line-height="115%" fo:text-align="start" style:justify-single-word="false" fo:orphans="2" fo:widows="2"/>
      <style:text-properties fo:font-weight="normal" officeooo:paragraph-rsid="001f8a8c" style:font-weight-asian="normal" style:font-weight-complex="normal"/>
    </style:style>
    <style:style style:name="P204" style:family="paragraph" style:parent-style-name="Text_20_body" style:list-style-name="L74"/>
    <style:style style:name="P205" style:family="paragraph" style:parent-style-name="Text_20_body" style:list-style-name="L75"/>
    <style:style style:name="P206" style:family="paragraph" style:parent-style-name="Text_20_body" style:list-style-name="L76">
      <style:paragraph-properties fo:margin-top="0cm" fo:margin-bottom="0.499cm" style:contextual-spacing="false"/>
    </style:style>
    <style:style style:name="P207" style:family="paragraph" style:parent-style-name="Text_20_body" style:list-style-name="L77">
      <style:paragraph-properties fo:margin-top="0cm" fo:margin-bottom="0cm" style:contextual-spacing="false"/>
    </style:style>
    <style:style style:name="P208" style:family="paragraph" style:parent-style-name="Text_20_body" style:list-style-name="L77"/>
    <style:style style:name="P209" style:family="paragraph" style:parent-style-name="Heading_20_3">
      <style:paragraph-properties fo:break-before="page"/>
    </style:style>
    <style:style style:name="P210" style:family="paragraph" style:parent-style-name="Text_20_body" style:list-style-name="L78">
      <style:paragraph-properties fo:margin-top="0cm" fo:margin-bottom="0cm" style:contextual-spacing="false"/>
    </style:style>
    <style:style style:name="P211" style:family="paragraph" style:parent-style-name="Text_20_body" style:list-style-name="L79">
      <style:paragraph-properties fo:margin-top="0cm" fo:margin-bottom="0cm" style:contextual-spacing="false"/>
    </style:style>
    <style:style style:name="P212" style:family="paragraph" style:parent-style-name="Text_20_body" style:list-style-name="L79"/>
    <style:style style:name="P213" style:family="paragraph" style:parent-style-name="Text_20_body" style:list-style-name="L80">
      <style:paragraph-properties fo:margin-top="0cm" fo:margin-bottom="0.499cm" style:contextual-spacing="false"/>
    </style:style>
    <style:style style:name="P214" style:family="paragraph" style:parent-style-name="Text_20_body" style:list-style-name="L79">
      <style:paragraph-properties fo:margin-top="0cm" fo:margin-bottom="0.499cm" style:contextual-spacing="false"/>
    </style:style>
    <style:style style:name="P215" style:family="paragraph" style:parent-style-name="Text_20_body" style:list-style-name="L81">
      <style:paragraph-properties fo:margin-top="0cm" fo:margin-bottom="0cm" style:contextual-spacing="false"/>
    </style:style>
    <style:style style:name="P216" style:family="paragraph" style:parent-style-name="Text_20_body" style:list-style-name="L81"/>
    <style:style style:name="P217" style:family="paragraph" style:parent-style-name="Text_20_body" style:list-style-name="L81">
      <style:paragraph-properties fo:margin-top="0cm" fo:margin-bottom="0.499cm" style:contextual-spacing="false"/>
    </style:style>
    <style:style style:name="P218" style:family="paragraph" style:parent-style-name="Text_20_body" style:list-style-name="L82">
      <style:paragraph-properties fo:margin-top="0cm" fo:margin-bottom="0cm" style:contextual-spacing="false"/>
    </style:style>
    <style:style style:name="P219" style:family="paragraph" style:parent-style-name="Text_20_body" style:list-style-name="L82"/>
    <style:style style:name="P220" style:family="paragraph" style:parent-style-name="Text_20_body" style:list-style-name="L82">
      <style:paragraph-properties fo:margin-top="0cm" fo:margin-bottom="0.499cm" style:contextual-spacing="false"/>
    </style:style>
    <style:style style:name="P221" style:family="paragraph" style:parent-style-name="Text_20_body" style:list-style-name="L83">
      <style:paragraph-properties fo:margin-top="0cm" fo:margin-bottom="0cm" style:contextual-spacing="false"/>
    </style:style>
    <style:style style:name="P222" style:family="paragraph" style:parent-style-name="Text_20_body" style:list-style-name="L83"/>
    <style:style style:name="P223" style:family="paragraph" style:parent-style-name="Text_20_body" style:list-style-name="L83">
      <style:paragraph-properties fo:margin-top="0cm" fo:margin-bottom="0.499cm" style:contextual-spacing="false"/>
    </style:style>
    <style:style style:name="P224" style:family="paragraph" style:parent-style-name="Text_20_body" style:list-style-name="L84">
      <style:paragraph-properties fo:margin-top="0cm" fo:margin-bottom="0cm" style:contextual-spacing="false"/>
    </style:style>
    <style:style style:name="P225" style:family="paragraph" style:parent-style-name="Text_20_body" style:list-style-name="L84"/>
    <style:style style:name="P226" style:family="paragraph" style:parent-style-name="Text_20_body" style:list-style-name="L84">
      <style:paragraph-properties fo:margin-top="0cm" fo:margin-bottom="0.499cm" style:contextual-spacing="false"/>
    </style:style>
    <style:style style:name="P227" style:family="paragraph" style:parent-style-name="Standard">
      <style:text-properties fo:font-weight="bold" style:font-weight-asian="bold" style:font-weight-complex="bold"/>
    </style:style>
    <style:style style:name="P228" style:family="paragraph" style:parent-style-name="Heading_20_3">
      <style:text-properties fo:font-weight="bold" style:font-weight-asian="bold" style:font-weight-complex="bold"/>
    </style:style>
    <style:style style:name="P229" style:family="paragraph" style:parent-style-name="Text_20_body" style:list-style-name="L85">
      <style:paragraph-properties fo:margin-top="0cm" fo:margin-bottom="0cm" style:contextual-spacing="false"/>
    </style:style>
    <style:style style:name="P230" style:family="paragraph" style:parent-style-name="Text_20_body" style:list-style-name="L85"/>
    <style:style style:name="P231" style:family="paragraph" style:parent-style-name="Text_20_body" style:list-style-name="L85">
      <style:paragraph-properties fo:margin-top="0cm" fo:margin-bottom="0.499cm" style:contextual-spacing="false"/>
    </style:style>
    <style:style style:name="P232" style:family="paragraph" style:parent-style-name="Text_20_body" style:list-style-name="L86">
      <style:paragraph-properties fo:margin-top="0cm" fo:margin-bottom="0cm" style:contextual-spacing="false"/>
    </style:style>
    <style:style style:name="P233" style:family="paragraph" style:parent-style-name="Text_20_body" style:list-style-name="L86"/>
    <style:style style:name="P234" style:family="paragraph" style:parent-style-name="Text_20_body" style:list-style-name="L86">
      <style:paragraph-properties fo:margin-top="0cm" fo:margin-bottom="0.499cm" style:contextual-spacing="false"/>
    </style:style>
    <style:style style:name="P235" style:family="paragraph" style:parent-style-name="Heading_20_3">
      <style:paragraph-properties fo:margin-top="0cm" fo:margin-bottom="0cm" style:contextual-spacing="false"/>
      <style:text-properties fo:font-weight="bold" style:font-weight-asian="bold" style:font-weight-complex="bold"/>
    </style:style>
    <style:style style:name="P236" style:family="paragraph" style:parent-style-name="Text_20_body" style:list-style-name="L87">
      <style:paragraph-properties fo:margin-top="0cm" fo:margin-bottom="0cm" style:contextual-spacing="false"/>
    </style:style>
    <style:style style:name="P237" style:family="paragraph" style:parent-style-name="Text_20_body" style:list-style-name="L87"/>
    <style:style style:name="P238" style:family="paragraph" style:parent-style-name="Text_20_body" style:list-style-name="L87">
      <style:paragraph-properties fo:margin-top="0cm" fo:margin-bottom="0.499cm" style:contextual-spacing="false"/>
    </style:style>
    <style:style style:name="P239" style:family="paragraph" style:parent-style-name="Text_20_body" style:list-style-name="L88">
      <style:paragraph-properties fo:margin-top="0cm" fo:margin-bottom="0cm" style:contextual-spacing="false"/>
    </style:style>
    <style:style style:name="P240" style:family="paragraph" style:parent-style-name="Text_20_body" style:list-style-name="L88"/>
    <style:style style:name="P241" style:family="paragraph" style:parent-style-name="Text_20_body" style:list-style-name="L88">
      <style:paragraph-properties fo:margin-top="0cm" fo:margin-bottom="0.499cm" style:contextual-spacing="false"/>
    </style:style>
    <style:style style:name="P242" style:family="paragraph" style:parent-style-name="Text_20_body" style:list-style-name="L88">
      <style:paragraph-properties fo:margin-top="0cm" fo:margin-bottom="0.499cm" style:contextual-spacing="false"/>
      <style:text-properties officeooo:paragraph-rsid="0020b51c"/>
    </style:style>
    <style:style style:name="T1" style:family="text">
      <style:text-properties fo:font-weight="normal" style:font-weight-asian="normal" style:font-weight-complex="normal"/>
    </style:style>
    <style:style style:name="T2" style:family="text">
      <style:text-properties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style:font-size-asian="12pt" style:font-size-complex="12pt"/>
    </style:style>
    <style:style style:name="T4" style:family="text">
      <style:text-properties fo:font-variant="normal" fo:text-transform="none" fo:color="#1d2125" loext:opacity="100%" style:font-name="Liberation Serif" fo:font-size="12pt" fo:letter-spacing="normal" fo:font-style="normal" style:font-size-asian="12pt" style:font-size-complex="12pt"/>
    </style:style>
    <style:style style:name="T5" style:family="text">
      <style:text-properties fo:font-variant="normal" fo:text-transform="none" fo:color="#1d2125" loext:opacity="1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1d2125" loext:opacity="100%" fo:letter-spacing="normal" fo:font-style="normal" fo:font-weight="normal" style:font-weight-asian="normal" style:font-weight-complex="normal"/>
    </style:style>
    <style:style style:name="T7" style:family="text">
      <style:text-properties fo:font-variant="normal" fo:text-transform="none" fo:color="#1d2125" loext:opacity="100%" style:font-name="Liberation Serif" fo:font-size="12pt" fo:letter-spacing="normal" fo:font-style="normal" officeooo:rsid="000f9f70" style:font-size-asian="12pt" style:font-size-complex="12pt"/>
    </style:style>
    <style:style style:name="T8" style:family="text">
      <style:text-properties fo:font-variant="normal" fo:text-transform="none" fo:color="#1d2125" loext:opacity="100%" style:font-name="apple-system" fo:font-size="11.25pt" fo:letter-spacing="normal" fo:font-style="normal" fo:font-weight="normal" style:font-weight-asian="normal" style:font-weight-complex="normal"/>
    </style:style>
    <style:style style:name="T9" style:family="text">
      <style:text-properties officeooo:rsid="000fa20d"/>
    </style:style>
    <style:style style:name="T10" style:family="text">
      <style:text-properties officeooo:rsid="001275a6"/>
    </style:style>
    <style:style style:name="T11" style:family="text">
      <style:text-properties fo:font-variant="normal" fo:text-transform="none" fo:color="#1d2125" loext:opacity="100%" style:font-name="Liberation Serif" fo:font-size="14pt" fo:letter-spacing="normal" fo:font-style="normal" fo:font-weight="bold" style:font-size-asian="14pt" style:font-weight-asian="bold" style:font-size-complex="14pt" style:font-weight-complex="bold"/>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fo:font-variant="normal" fo:text-transform="none" fo:color="#1d2125" loext:opacity="100%" style:font-name="Liberation Serif"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style:font-name="Liberation Serif"/>
    </style:style>
    <style:style style:name="T16" style:family="text">
      <style:text-properties style:font-name="Liberation Serif" fo:font-size="12pt" officeooo:rsid="0012a059" style:font-size-asian="12pt" style:font-size-complex="12pt"/>
    </style:style>
    <style:style style:name="T17" style:family="text">
      <style:text-properties fo:font-size="12pt" style:font-size-asian="12pt" style:font-size-complex="12pt"/>
    </style:style>
    <style:style style:name="T18" style:family="text">
      <style:text-properties style:font-name="Liberation Serif" fo:font-size="14pt" style:font-size-asian="14pt" style:font-size-complex="14pt"/>
    </style:style>
    <style:style style:name="T19" style:family="text">
      <style:text-properties style:font-name="Liberation Serif" fo:font-size="12pt" fo:font-weight="normal" officeooo:rsid="0012a059" style:font-size-asian="12pt" style:font-weight-asian="normal" style:font-size-complex="12pt" style:font-weight-complex="normal"/>
    </style:style>
    <style:style style:name="T20" style:family="text">
      <style:text-properties fo:font-variant="normal" fo:text-transform="none" fo:color="#1d2125" loext:opacity="100%" style:font-name="Liberation Serif" fo:font-size="12pt" fo:letter-spacing="normal" fo:font-style="normal" fo:font-weight="bold" style:font-size-asian="12pt" style:font-weight-asian="bold" style:font-size-complex="12pt" style:font-weight-complex="bold"/>
    </style:style>
    <style:style style:name="T21" style:family="text">
      <style:text-properties officeooo:rsid="001abc36"/>
    </style:style>
    <style:style style:name="T22" style:family="text">
      <style:text-properties fo:font-size="13pt" style:font-size-asian="13pt" style:font-size-complex="13pt"/>
    </style:style>
    <style:style style:name="T23" style:family="text">
      <style:text-properties fo:font-weight="bold" officeooo:rsid="001abc36" style:font-weight-asian="bold" style:font-weight-complex="bold"/>
    </style:style>
    <style:style style:name="T24" style:family="text">
      <style:text-properties fo:font-weight="normal" officeooo:rsid="001b0138" style:font-weight-asian="normal" style:font-weight-complex="normal"/>
    </style:style>
    <style:style style:name="T25" style:family="text">
      <style:text-properties fo:font-variant="normal" fo:text-transform="none" fo:color="#1d2125" loext:opacity="100%" style:font-name="apple-system" fo:font-size="11.25pt" fo:letter-spacing="normal" fo:font-style="normal" fo:font-weight="normal" officeooo:rsid="001b0138" style:font-weight-asian="normal" style:font-weight-complex="normal"/>
    </style:style>
    <style:style style:name="T26" style:family="text">
      <style:text-properties fo:font-variant="normal" fo:text-transform="none" fo:color="#1d2125" loext:opacity="100%" style:font-name="apple-system" fo:font-size="11.25pt" fo:letter-spacing="normal" fo:font-style="normal"/>
    </style:style>
    <style:style style:name="T27" style:family="text">
      <style:text-properties officeooo:rsid="000f9f70"/>
    </style:style>
    <style:style style:name="T28" style:family="text">
      <style:text-properties fo:language="en" fo:country="US" officeooo:rsid="001e61ca"/>
    </style:style>
    <style:style style:name="T29" style:family="text">
      <style:text-properties fo:font-weight="bold" style:font-weight-asian="bold" style:font-weight-complex="bold"/>
    </style:style>
    <style:style style:name="T30" style:family="text">
      <style:text-properties fo:language="en" fo:country="US" fo:font-weight="normal" officeooo:rsid="001ee40d"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38178970" text:style-name="L1">
        <text:list-item>
          <text:p text:style-name="P1"><text:bookmark text:name="yui_3_18_1_1_1733428883787_156"/><text:bookmark text:name="yui_3_18_1_1_1733428883787_147"/>SSH: co to je, co umožňuje, jak se konfiguruje, jaká je běžná konfigurace, na jakém běží portu.</text:p>
        </text:list-item>
      </text:list>
      <text:p text:style-name="P2"><text:span text:style-name="Strong_20_Emphasis"><text:span text:style-name="T1"/></text:span></text:p>
      <text:p text:style-name="P3"><text:span text:style-name="Strong_20_Emphasis"><text:span text:style-name="T2">SSH (Secure Shell)</text:span></text:span><text:span text:style-name="T2"> je sieťový protokol, ktorý umožňuje bezpečnú komunikáciu medzi dvoma zariadeniami. Primárne sa používa na vzdialený prístup k serverom alebo zariadeniam, pričom zabezpečuje šifrovanie komunikácie, autentifikáciu a ochranu pred odpočúvaním alebo neoprávnenými zásahmi. </text:span></text:p>
      <text:p text:style-name="P4"/>
      <text:p text:style-name="P3"><text:span text:style-name="Strong_20_Emphasis"><text:span text:style-name="T3">Čo umožňuje:</text:span></text:span></text:p>
      <text:list text:style-name="L2">
        <text:list-item>
          <text:p text:style-name="P5"><text:span text:style-name="Strong_20_Emphasis"><text:span text:style-name="T3">Vzdialený prístup:</text:span></text:span><text:span text:style-name="T3"> Bezpečný prístup k príkazovému riadku na vzdialenom serveri.</text:span></text:p>
        </text:list-item>
        <text:list-item>
          <text:p text:style-name="P5"><text:span text:style-name="Strong_20_Emphasis"><text:span text:style-name="T3">Prenos súborov:</text:span></text:span><text:span text:style-name="T3"> Pomocou nástrojov ako SCP alebo SFTP.</text:span></text:p>
        </text:list-item>
        <text:list-item>
          <text:p text:style-name="P5"><text:span text:style-name="Strong_20_Emphasis"><text:span text:style-name="T3">Tunelovanie:</text:span></text:span><text:span text:style-name="T3"> Presmerovanie portov na zabezpečenie prístupu k iným službám cez šifrovaný kanál.</text:span></text:p>
        </text:list-item>
        <text:list-item>
          <text:p text:style-name="P5"><text:span text:style-name="Strong_20_Emphasis"><text:span text:style-name="T3">Autentifikácia:</text:span></text:span><text:span text:style-name="T3"> Pomocou hesiel alebo kľúčov verejného a súkromného šifrovania.<text:line-break/></text:span></text:p>
        </text:list-item>
      </text:list>
      <text:p text:style-name="P3"><text:span text:style-name="Strong_20_Emphasis"><text:span text:style-name="T3">Konfigurácia SSH:</text:span></text:span></text:p>
      <text:list text:style-name="L3">
        <text:list-item>
          <text:p text:style-name="P6"><text:span text:style-name="Strong_20_Emphasis"><text:span text:style-name="T3">Konfiguračný súbor servera:</text:span></text:span><text:span text:style-name="T3"> Nachádza sa obvykle na ceste </text:span><text:span text:style-name="Source_20_Text"><text:span text:style-name="T3">/etc/ssh/sshd_config</text:span></text:span><text:span text:style-name="T3">.</text:span></text:p>
        </text:list-item>
        <text:list-item>
          <text:p text:style-name="P6"><text:span text:style-name="Strong_20_Emphasis"><text:span text:style-name="T3">Hlavné nastavenia:</text:span></text:span></text:p>
          <text:list>
            <text:list-item>
              <text:p text:style-name="P6"><text:span text:style-name="Strong_20_Emphasis"><text:span text:style-name="T3">Port:</text:span></text:span><text:span text:style-name="T3"> Štandardne 22.</text:span></text:p>
            </text:list-item>
            <text:list-item>
              <text:p text:style-name="P6"><text:span text:style-name="Strong_20_Emphasis"><text:span text:style-name="T3">PermitRootLogin:</text:span></text:span><text:span text:style-name="T3"> Povolenie alebo zákaz prístupu pre root používateľa.</text:span></text:p>
            </text:list-item>
            <text:list-item>
              <text:p text:style-name="P6"><text:span text:style-name="Strong_20_Emphasis"><text:span text:style-name="T3">PasswordAuthentication:</text:span></text:span><text:span text:style-name="T3"> Povolenie autentifikácie heslom.</text:span></text:p>
            </text:list-item>
            <text:list-item>
              <text:p text:style-name="P6"><text:span text:style-name="Strong_20_Emphasis"><text:span text:style-name="T3">PubkeyAuthentication:</text:span></text:span><text:span text:style-name="T3"> Povolenie autentifikácie kľúčom.</text:span></text:p>
            </text:list-item>
            <text:list-item>
              <text:p text:style-name="P6"><text:span text:style-name="Strong_20_Emphasis"><text:span text:style-name="T3">AllowUsers:</text:span></text:span><text:span text:style-name="T3"> Zoznam povolených používateľov.</text:span></text:p>
            </text:list-item>
          </text:list>
        </text:list-item>
        <text:list-item>
          <text:p text:style-name="P6"><text:span text:style-name="Strong_20_Emphasis"><text:span text:style-name="T3">Reštart služby:</text:span></text:span><text:span text:style-name="T3"> Po zmene konfigurácie je potrebné reštartovať SSH službu:</text:span></text:p>
          <text:list>
            <text:list-header>
              <text:p text:style-name="P7">sudo systemctl restart sshd</text:p>
            </text:list-header>
          </text:list>
        </text:list-item>
        <text:list-item>
          <text:p text:style-name="P6"><text:span text:style-name="Strong_20_Emphasis"><text:span text:style-name="T4">Klientský konfiguračný súbor:</text:span></text:span><text:span text:style-name="T5"> Zvyčajne sa nachádza v </text:span><text:span text:style-name="Source_20_Text"><text:span text:style-name="T5">~/.ssh/config</text:span></text:span><text:span text:style-name="T5"> a umožňuje preddefinovať nastavenia pre konkrétne servery: </text:span></text:p>
        </text:list-item>
      </text:list>
      <text:p text:style-name="P4"><text:span text:style-name="T6"/></text:p>
      <text:h text:style-name="P8" text:outline-level="3"><text:span text:style-name="Strong_20_Emphasis"><text:span text:style-name="T4">Běžná konfigur</text:span></text:span><text:span text:style-name="Strong_20_Emphasis"><text:span text:style-name="T7">ácia</text:span></text:span><text:span text:style-name="Strong_20_Emphasis"><text:span text:style-name="T4">:</text:span></text:span></text:h>
      <text:list text:style-name="L4">
        <text:list-item>
          <text:p text:style-name="P9">Štandardný port: 22.</text:p>
        </text:list-item>
        <text:list-item>
          <text:p text:style-name="P9">Povolený prístup pre konkrétnych používateľov (AllowUsers).</text:p>
        </text:list-item>
        <text:list-item>
          <text:p text:style-name="P9">Autentifikácia kľúčmi (zvýšená bezpečnosť).</text:p>
        </text:list-item>
        <text:list-item>
          <text:p text:style-name="P9">Zakázaný priamy prístup pre root používateľa (PermitRootLogin no).</text:p>
        </text:list-item>
        <text:list-item>
          <text:p text:style-name="P10">Logovanie spojení a pokusov o prihlásenie (nastavenie LogLevel).</text:p>
        </text:list-item>
      </text:list>
      <text:h text:style-name="Heading_20_3" text:outline-level="3"><text:span text:style-name="Strong_20_Emphasis"><text:span text:style-name="T3">Na akom porte beží:</text:span></text:span></text:h>
      <text:list text:style-name="L5">
        <text:list-item>
          <text:p text:style-name="P11"><text:span text:style-name="T3">Predvolený port je </text:span><text:span text:style-name="Strong_20_Emphasis"><text:span text:style-name="T3">22</text:span></text:span><text:span text:style-name="T3">, ale môže byť zmenený pre zvýšenie bezpečnosti (napríklad na 2222).</text:span></text:p>
        </text:list-item>
      </text:list>
      <text:p text:style-name="P12"/>
      <text:p text:style-name="P12">Doplňujúca poznámka: Pri zmene portu v konfigurácii je potrebné prispôsobiť firewall</text:p>
      <text:p text:style-name="P3"><text:span text:style-name="T8"/></text:p>
      <text:list xml:id="list40617217528139" text:continue-list="list1638178970" text:style-name="L1">
        <text:list-item>
          <text:p text:style-name="P13">SSH klíče: k čemu slouží, co umožňují, jak k nim přijdu, proč je chci používat a kde</text:p>
        </text:list-item>
      </text:list>
      <text:p text:style-name="P2"><text:span text:style-name="Strong_20_Emphasis"><text:line-break/></text:span><text:span text:style-name="Strong_20_Emphasis"><text:span text:style-name="T1">SSH kľúče</text:span></text:span><text:span text:style-name="T1"> sú nástroj na bezpečnú autentifikáciu pri používaní protokolu SSH. Fungujú na princípe asymetrického šifrovania a pozostávajú z </text:span><text:span text:style-name="Strong_20_Emphasis"><text:span text:style-name="T1">privátneho kľúča</text:span></text:span><text:span text:style-name="T1"> (súkromného) a </text:span><text:span text:style-name="Strong_20_Emphasis"><text:span text:style-name="T1">verejného kľúča</text:span></text:span><text:span text:style-name="T1">.</text:span></text:p>
      <text:h text:style-name="Heading_20_3" text:outline-level="3"><text:span text:style-name="Strong_20_Emphasis">K č</text:span><text:span text:style-name="Strong_20_Emphasis"><text:span text:style-name="T9">o</text:span></text:span><text:span text:style-name="Strong_20_Emphasis">mu sl</text:span><text:span text:style-name="Strong_20_Emphasis"><text:span text:style-name="T10">úžia</text:span></text:span><text:span text:style-name="Strong_20_Emphasis">:</text:span></text:h>
      <text:list text:style-name="L6">
        <text:list-item>
          <text:p text:style-name="P14"><text:span text:style-name="Strong_20_Emphasis">Autentifikácia:</text:span> Nahrádzajú tradičné prihlasovanie pomocou hesla.</text:p>
        </text:list-item>
        <text:list-item>
          <text:p text:style-name="P14"><text:span text:style-name="Strong_20_Emphasis">Zvýšenie bezpečnosti:</text:span> Heslá môžu byť uhádnuté alebo odpočúvané, kľúče sú oveľa bezpečnejšie.</text:p>
        </text:list-item>
        <text:list-item>
          <text:p text:style-name="P15"><text:span text:style-name="Strong_20_Emphasis">Automatizácia:</text:span> Umožňujú skripty a nástroje pristupovať k serverom bez interakcie používateľa (bez hesla).</text:p>
        </text:list-item>
      </text:list>
      <text:h text:style-name="P16" text:outline-level="3"><text:span text:style-name="Strong_20_Emphasis"><text:span text:style-name="T9">Čo umožňujú</text:span></text:span><text:span text:style-name="Strong_20_Emphasis">:</text:span></text:h>
      <text:list text:style-name="L7">
        <text:list-item>
          <text:p text:style-name="P17"><text:span text:style-name="Strong_20_Emphasis">Bezheslový prístup:</text:span> Autentifikácia prebieha cez overenie kľúča bez nutnosti zadávať heslo.</text:p>
        </text:list-item>
        <text:list-item>
          <text:p text:style-name="P18"><text:span text:style-name="Strong_20_Emphasis">Autorizáciu konkrétnych kľúčov:</text:span> Môžete presne definovať, ktoré verejné kľúče majú prístup k serveru.</text:p>
        </text:list-item>
        <text:list-item>
          <text:p text:style-name="P17"><text:span text:style-name="Strong_20_Emphasis">Bezpečný prenos súborov:</text:span> Pomocou SCP alebo SFTP bez potreby hesla.</text:p>
        </text:list-item>
        <text:list-item>
          <text:p text:style-name="P18"><text:span text:style-name="Strong_20_Emphasis">Viacúrovňovú bezpečnosť:</text:span> Možno ich kombinovať s heslom (tzv. dvojfaktorová autentifikácia)</text:p>
          <text:p text:style-name="P18"/>
        </text:list-item>
      </text:list>
      <text:h text:style-name="P19" text:outline-level="3"><text:span text:style-name="Strong_20_Emphasis"><text:span text:style-name="T11">Jak k nim přijdu:</text:span></text:span></text:h>
      <text:h text:style-name="P19" text:outline-level="3"><text:span text:style-name="Strong_20_Emphasis"><text:span text:style-name="T12">Generovanie SSH kľúčov:</text:span></text:span><text:span text:style-name="T2"> Používa sa príkaz </text:span><text:span text:style-name="Source_20_Text"><text:span text:style-name="T2">ssh-keygen</text:span></text:span><text:span text:style-name="T2">:</text:span></text:h>
      <text:p text:style-name="Text_20_body"><text:tab/><text:tab/>ssh-keygen -t rsa -b 4096 -C "tvoj_email@example.com"</text:p>
      <text:p text:style-name="Text_20_body"><text:span text:style-name="Strong_20_Emphasis"><text:span text:style-name="T5"><text:tab/></text:span></text:span><text:span text:style-name="Strong_20_Emphasis"><text:span text:style-name="T13">Privátny kľúč:</text:span></text:span><text:span text:style-name="T13"> </text:span><text:span text:style-name="T5">Uložený na vašom zariadení (napr. </text:span><text:span text:style-name="Source_20_Text"><text:span text:style-name="T5">~/.ssh/id_rsa</text:span></text:span><text:span text:style-name="T5">).</text:span></text:p>
      <text:p text:style-name="Text_20_body"><text:tab/><text:tab/>Nikdy by sa nemal prenášať alebo zdieľať.</text:p>
      <text:p text:style-name="Text_20_body"><text:tab/><text:tab/>Môže byť chránený heslom pre dodatočné zabezpečenie. </text:p>
      <text:p text:style-name="Text_20_body"><text:span text:style-name="Strong_20_Emphasis"><text:span text:style-name="T2"><text:tab/></text:span></text:span><text:span text:style-name="Strong_20_Emphasis"><text:span text:style-name="T14">Verejný kľúč:</text:span></text:span><text:span text:style-name="T2"> Ktorý sa nahráva na server (napr. </text:span><text:span text:style-name="Source_20_Text"><text:span text:style-name="T2">~/.ssh/id_rsa.pub</text:span></text:span><text:span text:style-name="T2">).</text:span></text:p>
      <text:p text:style-name="Text_20_body"><text:span text:style-name="T2"><text:tab/><text:tab/>Uložený na serveri v súbore </text:span><text:span text:style-name="Source_20_Text"><text:span text:style-name="T2">~/.ssh/authorized_keys.</text:span></text:span></text:p>
      <text:p text:style-name="Text_20_body"><text:span text:style-name="Source_20_Text"><text:span text:style-name="T2"><text:tab/><text:tab/></text:span></text:span><text:span text:style-name="T15">Prenáša sa bezpečne cez </text:span><text:span text:style-name="Source_20_Text"><text:span text:style-name="T15">ssh-copy-id</text:span></text:span><text:span text:style-name="T15"> a</text:span>lebo manuálne kopírovaním. </text:p>
      <text:p text:style-name="P20"><text:span text:style-name="Strong_20_Emphasis"><text:span text:style-name="T2"/></text:span></text:p>
      <text:p text:style-name="P20"><text:span text:style-name="Strong_20_Emphasis">Prenos verejného kľúča na server:</text:span></text:p>
      <text:p text:style-name="P21"><text:span text:style-name="Strong_20_Emphasis"><text:tab/><text:tab/></text:span><text:span text:style-name="Strong_20_Emphasis"><text:span text:style-name="T1">ssh-copy-id user@server</text:span></text:span></text:p>
      <text:p text:style-name="P21"><text:span text:style-name="T2">Tento príkaz pridá váš verejný kľúč do súboru </text:span><text:span text:style-name="Source_20_Text"><text:span text:style-name="T2">~/.ssh/authorized_keys</text:span></text:span><text:span text:style-name="T2"> na serveri. </text:span></text:p>
      <text:p text:style-name="P21"><text:span text:style-name="T2"/></text:p>
      <text:h text:style-name="P16" text:outline-level="3"><text:span text:style-name="Strong_20_Emphasis"><text:span text:style-name="T3">Pr</text:span></text:span><text:span text:style-name="Strong_20_Emphasis"><text:span text:style-name="T16">oč</text:span></text:span><text:span text:style-name="Strong_20_Emphasis"><text:span text:style-name="T3"> je chci používat:</text:span></text:span></text:h>
      <text:list text:style-name="L8">
        <text:list-item>
          <text:p text:style-name="P22"><text:span text:style-name="Strong_20_Emphasis">Bezpečnosť:</text:span> Sú bezpečnejšie než heslá, pretože privátny kľúč je uložený len na vašom zariadení.</text:p>
        </text:list-item>
        <text:list-item>
          <text:p text:style-name="P22"><text:span text:style-name="Strong_20_Emphasis">Pohodlie:</text:span> Nemusíte si pamätať heslá pre každý server a zadávať ich pri každom prihlásení.</text:p>
        </text:list-item>
        <text:list-item>
          <text:p text:style-name="P22"><text:span text:style-name="Strong_20_Emphasis">Automatizácia:</text:span> SSH kľúče umožňujú jednoduchú správu serverov a procesov v skriptoch.</text:p>
        </text:list-item>
        <text:list-item>
          <text:p text:style-name="P23"><text:span text:style-name="Strong_20_Emphasis">Odolnosť voči útokom:</text:span> Útok hrubou silou je prakticky nemožný pri správnom použití.</text:p>
        </text:list-item>
      </text:list>
      <text:p text:style-name="P24">SSH kľúče sú esenciálnou súčasťou bezpečného a efektívneho spravovania serverov, preto sa odporúčajú na všetkých kritických zariadeniach alebo systémoch. </text:p>
      <text:list xml:id="list40615507181390" text:continue-list="list40617217528139" text:style-name="L1">
        <text:list-item>
          <text:p text:style-name="P25"><text:bookmark text:name="yui_3_18_1_1_1733428883787_155"/>instalace software na Linuxovém stroji: jaké jsou možnosti, jaké jsou úskalí. (Tarball, balíky a repozitáře, AppImage, snapd, flatpak)</text:p>
        </text:list-item>
      </text:list>
      <text:p text:style-name="Text_20_body"><text:span text:style-name="Source_20_Text"><text:span text:style-name="T17"/></text:span></text:p>
      <text:p text:style-name="P26"><text:span text:style-name="Strong_20_Emphasis"><text:span text:style-name="T18">Balíky a repozitáre (Debian/Ubuntu)</text:span></text:span></text:p>
      <text:p text:style-name="P26"><text:span text:style-name="T3">Balíky (napríklad </text:span><text:span text:style-name="Source_20_Text"><text:span text:style-name="T3">.deb</text:span></text:span><text:span text:style-name="T3">) obsahujú softvér s potrebnými súbormi a metadátami.</text:span></text:p>
      <text:p text:style-name="P26"><text:span text:style-name="T3">Softvér sa inštaluje pomocou </text:span><text:span text:style-name="Strong_20_Emphasis"><text:span text:style-name="T3">správcov balíkov</text:span></text:span><text:span text:style-name="T3">, ako je </text:span><text:span text:style-name="Source_20_Text"><text:span text:style-name="T3">apt</text:span></text:span><text:span text:style-name="T3">, ktorý sťahuje balíky z </text:span><text:span text:style-name="Strong_20_Emphasis"><text:span text:style-name="T3">oficiálnych repozitárov</text:span></text:span><text:span text:style-name="T3"> alebo tretích zdrojov.</text:span></text:p>
      <text:p text:style-name="P26"><text:span text:style-name="T3"/></text:p>
      <text:p text:style-name="Text_20_body"><text:span text:style-name="Strong_20_Emphasis"><text:span text:style-name="T3">Príklad inštalácie:</text:span></text:span></text:p>
      <text:list text:style-name="L9">
        <text:list-item>
          <text:p text:style-name="P27"><text:span text:style-name="T3">Aktualizácia repozitárov: </text:span><text:span text:style-name="Source_20_Text"><text:span text:style-name="T3">sudo apt update</text:span></text:span></text:p>
        </text:list-item>
        <text:list-item>
          <text:p text:style-name="P28"><text:span text:style-name="T3">Inštalácia balíka: </text:span><text:span text:style-name="Source_20_Text"><text:span text:style-name="T3">sudo apt install názov_balíka</text:span></text:span></text:p>
        </text:list-item>
      </text:list>
      <text:p text:style-name="P26"><text:span text:style-name="Strong_20_Emphasis"><text:span text:style-name="T3">Výhody:</text:span></text:span></text:p>
      <text:list text:style-name="L10">
        <text:list-item>
          <text:p text:style-name="P29">Automatické riešenie závislostí (systém stiahne a nainštaluje všetky potrebné knižnice a softvér).</text:p>
        </text:list-item>
        <text:list-item>
          <text:p text:style-name="P29">Overené balíky, ktoré sú kompatibilné s konkrétnou distribúciou.</text:p>
        </text:list-item>
        <text:list-item>
          <text:p text:style-name="P30"><text:span text:style-name="T3">Možnosť aktualizovať všetky nainštalované balíky naraz (</text:span><text:span text:style-name="Source_20_Text"><text:span text:style-name="T3">sudo apt upgrade</text:span></text:span><text:span text:style-name="T3">).</text:span></text:p>
        </text:list-item>
      </text:list>
      <text:p text:style-name="Text_20_body"><text:span text:style-name="Strong_20_Emphasis"><text:span text:style-name="T3">Nevýhody:</text:span></text:span></text:p>
      <text:list text:style-name="L11">
        <text:list-item>
          <text:p text:style-name="P31">Softvér v oficiálnych repozitároch nemusí byť vždy najnovšia verzia.</text:p>
        </text:list-item>
        <text:list-item>
          <text:p text:style-name="P31">Niektoré aplikácie môžu chýbať v štandardných repozitároch, a preto je potrebné pridať externé zdroje.</text:p>
        </text:list-item>
      </text:list>
      <text:p text:style-name="P12"/>
      <text:p text:style-name="P32">Tarball</text:p>
      <text:p text:style-name="P33"><text:span text:style-name="T19">Software distribuovaný ako </text:span>archív<text:span text:style-name="T15">y (</text:span><text:span text:style-name="Source_20_Text"><text:span text:style-name="T15">.tar.gz</text:span></text:span><text:span text:style-name="T15">, </text:span><text:span text:style-name="Source_20_Text"><text:span text:style-name="T15">.tar.bz2</text:span></text:span><text:span text:style-name="T15">)</text:span> zvyčajne obsahuje zdrojový kód, ktorý je potrebné skompilovať. </text:p>
      <text:p text:style-name="P34"><text:span text:style-name="Strong_20_Emphasis">Výhody:</text:span></text:p>
      <text:list text:style-name="L12">
        <text:list-item>
          <text:p text:style-name="P35">Dostupnosť najnovšej verzie softvéru priamo od vývojárov.</text:p>
        </text:list-item>
        <text:list-item>
          <text:p text:style-name="P35">Možnosť prispôsobiť proces kompilácie (napríklad špecifické funkcie).</text:p>
        </text:list-item>
      </text:list>
      <text:p text:style-name="P36"><text:span text:style-name="Strong_20_Emphasis">Nevýhody:</text:span></text:p>
      <text:list text:style-name="L13">
        <text:list-item>
          <text:p text:style-name="P37">Manuálne riešenie závislostí, čo môže byť časovo náročné.</text:p>
        </text:list-item>
        <text:list-item>
          <text:p text:style-name="P37">Riziko inštalácie nesprávnych alebo nekompatibilných knižníc.</text:p>
        </text:list-item>
        <text:list-item>
          <text:p text:style-name="P37">Komplikovanejšie odinštalovanie.</text:p>
        </text:list-item>
      </text:list>
      <text:h text:style-name="P38" text:outline-level="3"><text:span text:style-name="Strong_20_Emphasis">Snap (Debian/Ubuntu)</text:span></text:h>
      <text:p text:style-name="P39">Univerzálny balíčkovací systém vyvinutý spoločnosťou Canonical, ktorý umožňuje inštalovať softvér izolovaný od zvyšku systému (sandboxing).</text:p>
      <text:p text:style-name="P33"><text:span text:style-name="Strong_20_Emphasis">Výhody:</text:span></text:p>
      <text:list text:style-name="L14">
        <text:list-item>
          <text:p text:style-name="P40">Aplikácie sú nezávislé od systémových knižníc, čo znižuje riziko konfliktov.</text:p>
        </text:list-item>
        <text:list-item>
          <text:p text:style-name="P40">Automatické aktualizácie.</text:p>
        </text:list-item>
        <text:list-item>
          <text:p text:style-name="P41">Funguje na väčšine distribúcií Linuxu.</text:p>
        </text:list-item>
      </text:list>
      <text:p text:style-name="P39"><text:span text:style-name="Strong_20_Emphasis">Nevýhody:</text:span></text:p>
      <text:list text:style-name="L15">
        <text:list-item>
          <text:p text:style-name="P42">Vyššie nároky na úložisko a výkon, keďže každá aplikácia obsahuje všetky potrebné knižnice.</text:p>
        </text:list-item>
        <text:list-item>
          <text:p text:style-name="P43">Izolácia môže obmedziť prístup k niektorým systémovým zdrojom (napr. súborom mimo sandboxu).</text:p>
        </text:list-item>
      </text:list>
      <text:list xml:id="list40617160806532" text:continue-list="list40615507181390" text:style-name="L1">
        <text:list-item>
          <text:p text:style-name="P13">firewall: k čemu jsou, co jsou ty ??tables, jak se dají nakonfigurovat, ideální použití. Porty vs. Služby.</text:p>
        </text:list-item>
      </text:list>
      <text:p text:style-name="Text_20_body">Firewall je bezpečnostný nástroj na správu a kontrolu sieťovej komunikácie. Umožňuje obmedziť alebo povoliť prístup k určitým službám alebo portom na základe definovaných pravidiel.</text:p>
      <text:p text:style-name="Text_20_body"><text:span text:style-name="Strong_20_Emphasis">Hlavné úlohy:</text:span></text:p>
      <text:list text:style-name="L16">
        <text:list-item>
          <text:p text:style-name="P44">Ochrana pred neoprávneným prístupom.</text:p>
        </text:list-item>
        <text:list-item>
          <text:p text:style-name="P44">Riadenie sieťovej prevádzky (povolenie/odmietnutie pripojení).</text:p>
        </text:list-item>
        <text:list-item>
          <text:p text:style-name="P44">Prevencia pred útokmi (napr. DDoS, skenovanie portov).</text:p>
        </text:list-item>
        <text:list-item>
          <text:p text:style-name="P44">Zabezpečenie interných sietí pred únikom dát.</text:p>
        </text:list-item>
      </text:list>
      <text:p text:style-name="Text_20_body"><text:span text:style-name="Strong_20_Emphasis"/></text:p>
      <text:p text:style-name="Text_20_body"><text:span text:style-name="Strong_20_Emphasis">Čo sú tie "tables" vo firewalle?<text:line-break/></text:span>Linuxové firewally (napr. <text:span text:style-name="Strong_20_Emphasis">iptables</text:span>, <text:span text:style-name="Strong_20_Emphasis">nftables</text:span>) spracúvajú pravidlá pomocou <text:span text:style-name="Strong_20_Emphasis">tabuliek</text:span>. Tabuľky určujú, aký typ akcií sa má vykonať s paketmi.</text:p>
      <text:p text:style-name="Text_20_body"><text:span text:style-name="Strong_20_Emphasis">Základné tabuľky (iptables):</text:span></text:p>
      <text:p text:style-name="P45"><text:span text:style-name="Strong_20_Emphasis"><text:span text:style-name="Source_20_Text"><text:span text:style-name="T3">filter</text:span></text:span></text:span><text:span text:style-name="T3">:</text:span></text:p>
      <text:p text:style-name="P46">Štandardná tabuľka na povolenie alebo blokovanie prístupu.</text:p>
      <text:p text:style-name="P46">Obsahuje reťazce:</text:p>
      <text:p text:style-name="P46"><text:span text:style-name="Strong_20_Emphasis"><text:span text:style-name="T3">INPUT</text:span></text:span><text:span text:style-name="T3">: Rieši prichádzajúce pakety.</text:span></text:p>
      <text:p text:style-name="P46"><text:span text:style-name="Strong_20_Emphasis"><text:span text:style-name="T3">FORWARD</text:span></text:span><text:span text:style-name="T3">: Rieši pakety, ktoré smerujú cez server (napr. router).</text:span></text:p>
      <text:p text:style-name="P46"><text:span text:style-name="Strong_20_Emphasis"><text:span text:style-name="T3">OUTPUT</text:span></text:span><text:span text:style-name="T3">: Rieši odchádzajúce pakety.</text:span></text:p>
      <text:p text:style-name="P45"><text:span text:style-name="Source_20_Text"><text:span text:style-name="T20">nat</text:span></text:span><text:span text:style-name="T20"> (Network Address Translation):</text:span></text:p>
      <text:p text:style-name="P45"><text:tab/>Používa sa na úpravu cieľovej alebo zdrojovej adresy paketov.</text:p>
      <text:p text:style-name="P45"><text:tab/>Typické pri presmerovaní portov (DNAT) alebo zdieľaní internetu (SNAT).</text:p>
      <text:p text:style-name="P45"><text:span text:style-name="Source_20_Text"><text:span text:style-name="T12">mangle</text:span></text:span><text:span text:style-name="T3">:</text:span></text:p>
      <text:p text:style-name="P45"><text:tab/>Na pokročilú manipuláciu s paketmi (napr. označovanie paketov pre smerovanie).</text:p>
      <text:p text:style-name="P45"><text:span text:style-name="Source_20_Text"><text:span text:style-name="T12">raw</text:span></text:span><text:span text:style-name="T12">:</text:span></text:p>
      <text:p text:style-name="P45"><text:tab/>Používa sa na manipuláciu paketov predtým, ako prejdú cez sledovanie spojení.</text:p>
      <text:p text:style-name="Text_20_body"><text:span text:style-name="Strong_20_Emphasis"/></text:p>
      <text:p text:style-name="Text_20_body"><text:span text:style-name="Strong_20_Emphasis">Konfigurácia firewallu</text:span></text:p>
      <text:p text:style-name="P47">Firewall sa konfiguruje pomocou nástrojov, ako sú <text:span text:style-name="Strong_20_Emphasis">iptables</text:span>, <text:span text:style-name="Strong_20_Emphasis">nftables</text:span>, alebo moderné nástroje vyššej úrovne, napr. <text:span text:style-name="Strong_20_Emphasis">ufw</text:span> (Debian/Ubuntu) či <text:span text:style-name="Strong_20_Emphasis">firewalld</text:span> (RedHat).</text:p>
      <text:p text:style-name="Text_20_body"><text:span text:style-name="Strong_20_Emphasis">Príklady konfigurácie (iptables):</text:span></text:p>
      <text:list text:style-name="L17">
        <text:list-item>
          <text:p text:style-name="P48"><text:span text:style-name="Strong_20_Emphasis"><text:span text:style-name="T1">Zobrazenie aktuálnych pravidiel:<text:line-break/>sudo iptables -L -v</text:span></text:span></text:p>
        </text:list-item>
        <text:list-item>
          <text:p text:style-name="P48"><text:span text:style-name="Strong_20_Emphasis"><text:span text:style-name="T1">Povolenie pripojenia na port 22 (SSH): <text:line-break/>sudo iptables -A INPUT -p tcp --dport 22 -j ACCEPT</text:span></text:span></text:p>
        </text:list-item>
        <text:list-item>
          <text:p text:style-name="P48"><text:span text:style-name="Strong_20_Emphasis"><text:span text:style-name="T1">Zablokovanie všetkých prichádzajúcich spojení: <text:line-break/>sudo iptables -P INPUT DROP</text:span></text:span></text:p>
        </text:list-item>
        <text:list-item>
          <text:p text:style-name="P48"><text:span text:style-name="Strong_20_Emphasis"><text:span text:style-name="T1">Uloženie pravidiel: <text:line-break/>sudo iptables-save &gt; /etc/iptables/rules.v4</text:span></text:span></text:p>
        </text:list-item>
      </text:list>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Porty vs. Služby</text:span></text:p>
      <text:list text:style-name="L18">
        <text:list-item>
          <text:p text:style-name="P49"><text:span text:style-name="Strong_20_Emphasis">Porty:</text:span></text:p>
          <text:list>
            <text:list-item>
              <text:p text:style-name="P49">Čísla (0–65535), ktoré označujú konkrétne aplikácie alebo služby na serveri.</text:p>
            </text:list-item>
            <text:list-item>
              <text:p text:style-name="P49">Príklady: 22 (SSH), 80 (HTTP), 443 (HTTPS).</text:p>
            </text:list-item>
          </text:list>
        </text:list-item>
        <text:list-item>
          <text:p text:style-name="P49"><text:span text:style-name="Strong_20_Emphasis">Služby:</text:span></text:p>
          <text:list>
            <text:list-item>
              <text:p text:style-name="P49">Aplikácie alebo procesy, ktoré počúvajú na konkrétnych portoch.</text:p>
            </text:list-item>
            <text:list-item>
              <text:p text:style-name="P49">Napr. webový server Apache počúva na porte 80 (HTTP) a 443 (HTTPS).</text:p>
            </text:list-item>
          </text:list>
        </text:list-item>
      </text:list>
      <text:p text:style-name="Text_20_body"><text:span text:style-name="Strong_20_Emphasis">Vzťah medzi portami a službami:</text:span></text:p>
      <text:list text:style-name="L19">
        <text:list-item>
          <text:p text:style-name="P50">Firewall môže obmedzovať komunikáciu buď podľa portu (napr. blokovať port 80), alebo podľa služby (napr. blokovať Apache).</text:p>
        </text:list-item>
        <text:list-item>
          <text:p text:style-name="P50"><text:span text:style-name="Strong_20_Emphasis">Výhody blokovania portov:</text:span> Nezáleží na tom, aká služba je aktívna na danom porte.</text:p>
        </text:list-item>
        <text:list-item>
          <text:p text:style-name="P50"><text:span text:style-name="Strong_20_Emphasis">Výhody blokovania služieb:</text:span> Umožňuje presné cielenie, ale vyžaduje znalosť procesov.</text:p>
        </text:list-item>
      </text:list>
      <text:p text:style-name="Text_20_body"><text:span text:style-name="Strong_20_Emphasis"/></text:p>
      <text:p text:style-name="Text_20_body"><text:span text:style-name="Strong_20_Emphasis">Ideálne použitie firewallu</text:span></text:p>
      <text:list text:style-name="L20">
        <text:list-item>
          <text:p text:style-name="P51"><text:span text:style-name="Strong_20_Emphasis">Bezpečnostné zásady:</text:span></text:p>
          <text:list>
            <text:list-item>
              <text:p text:style-name="P51">Povoliť len tie porty/služby, ktoré sú nevyhnutné.</text:p>
            </text:list-item>
            <text:list-item>
              <text:p text:style-name="P51">Zaviesť pravidlo "deny by default" (blokovať všetko, čo nie je povolené).</text:p>
            </text:list-item>
          </text:list>
        </text:list-item>
        <text:list-item>
          <text:p text:style-name="P51"><text:span text:style-name="Strong_20_Emphasis">Praktické scenáre:</text:span></text:p>
          <text:list>
            <text:list-item>
              <text:p text:style-name="P51">Servery: Povoliť len nevyhnutné porty (napr. 22 pre SSH, 443 pre HTTPS).</text:p>
            </text:list-item>
            <text:list-item>
              <text:p text:style-name="P51">Desktopové použitie: Použiť nástroje ako <text:span text:style-name="Strong_20_Emphasis">ufw</text:span>, ktoré umožňujú jednoduchú konfiguráciu.</text:p>
            </text:list-item>
            <text:list-item>
              <text:p text:style-name="P51">Router: Použiť NAT a filtrovať prichádzajúce pakety.</text:p>
            </text:list-item>
          </text:list>
        </text:list-item>
      </text:list>
      <text:p text:style-name="P52"/>
      <text:list xml:id="list40615431890304" text:continue-list="list40617160806532" text:style-name="L1">
        <text:list-item>
          <text:p text:style-name="P13">nastavení sítě: IPv4 a IPv6. Jak nastavím jedno nebo druhé na serveru. Jak musím řešit firewall a pro koho s ohledem na IPv4 a IPv6. Lze nějakou vynechat?</text:p>
        </text:list-item>
      </text:list>
      <text:p text:style-name="Text_20_body"><text:span text:style-name="Strong_20_Emphasis"/></text:p>
      <text:p text:style-name="Text_20_body"><text:span text:style-name="Strong_20_Emphasis">IPv4</text:span> používa 32-bitové adresy, ktoré sú zapísané v štyroch číslach oddelených bodkami (napr. 192.168.1.1). Je najrozšírenejší, ale počet adries je obmedzený a často sa používa NAT na ich úsporu.</text:p>
      <text:p text:style-name="Text_20_body"><text:span text:style-name="Strong_20_Emphasis">IPv6</text:span> používa 128-bitové adresy zapisované hexadecimálne a oddelené dvojbodkami (napr. 2001:db8::1). Poskytuje obrovský priestor adries a umožňuje priamu komunikáciu medzi zariadeniami bez potreby NAT.</text:p>
      <text:p text:style-name="P2"/>
      <text:h text:style-name="P53" text:outline-level="3"><text:span text:style-name="Strong_20_Emphasis">Ako nastaviť IPv4 alebo IPv6 na serveri</text:span></text:h>
      <text:list text:style-name="L21">
        <text:list-item>
          <text:p text:style-name="P54"><text:span text:style-name="Strong_20_Emphasis">IPv4:</text:span></text:p>
          <text:list>
            <text:list-item>
              <text:p text:style-name="P55">Bežne sa nastavuje statická adresa, maska podsiete, brána a DNS server.</text:p>
            </text:list-item>
            <text:list-item>
              <text:p text:style-name="P55">Používa sa pre pripojenie v menších sieťach alebo tam, kde IPv6 nie je podporované.</text:p>
            </text:list-item>
          </text:list>
        </text:list-item>
        <text:list-item>
          <text:p text:style-name="P54"><text:span text:style-name="Strong_20_Emphasis">IPv6:</text:span></text:p>
          <text:list>
            <text:list-item>
              <text:p text:style-name="P55">Nastavenie zahŕňa pridelenie adresy, prefix (zvyčajne 64 bitov), bránu a DNS servery.</text:p>
            </text:list-item>
            <text:list-item>
              <text:p text:style-name="P54">Pri väčších sieťach alebo moderných aplikáciách je často potrebné zabezpečiť podporu IPv6.</text:p>
            </text:list-item>
          </text:list>
        </text:list-item>
      </text:list>
      <text:p text:style-name="P56">Obe verzie môžu byť nastavené manuálne (staticky) alebo dynamicky cez DHCP.</text:p>
      <text:h text:style-name="P53" text:outline-level="3"><text:span text:style-name="Strong_20_Emphasis">Firewall pre IPv4 a IPv6</text:span></text:h>
      <text:list text:style-name="L22">
        <text:list-item>
          <text:p text:style-name="P57">Firewall musí byť nakonfigurovaný samostatne pre IPv4 aj IPv6, pretože ide o dva rôzne protokoly.</text:p>
        </text:list-item>
        <text:list-item>
          <text:p text:style-name="P57">Pri IPv4 sa pravidlá týkajú portov a adresného priestoru 32 bitov. Pri IPv6 je potrebné riešiť širší priestor a ďalšie vlastnosti (napr. multicast).</text:p>
        </text:list-item>
        <text:list-item>
          <text:p text:style-name="P58">Ak IPv6 nie je správne nakonfigurovaný alebo filtrovaný, môže byť obchádzaný firewall určený len pre IPv4.</text:p>
        </text:list-item>
      </text:list>
      <text:h text:style-name="P53" text:outline-level="3"><text:span text:style-name="Strong_20_Emphasis">Porty vs. Služby</text:span></text:h>
      <text:list text:style-name="L23">
        <text:list-item>
          <text:p text:style-name="P59"><text:span text:style-name="Strong_20_Emphasis">Porty:</text:span> Sú to čísla, ktoré identifikujú konkrétne aplikácie alebo služby na serveri. Napríklad port 22 sa používa pre SSH a port 80 pre HTTP.</text:p>
        </text:list-item>
        <text:list-item>
          <text:p text:style-name="P60"><text:span text:style-name="Strong_20_Emphasis">Služby:</text:span> Predstavujú samotné aplikácie (napr. webový server alebo SSH server), ktoré využívajú porty na komunikáciu.</text:p>
        </text:list-item>
      </text:list>
      <text:p text:style-name="P56">Firewall môže obmedzovať prístup buď podľa portov, alebo podľa služieb. Napríklad môžete zablokovať všetku komunikáciu na porte 80 (HTTP), čím efektívne znemožníte prístup k webovému serveru.</text:p>
      <text:h text:style-name="P53" text:outline-level="3"><text:soft-page-break/><text:span text:style-name="Strong_20_Emphasis"/></text:h>
      <text:h text:style-name="P53" text:outline-level="3"><text:span text:style-name="Strong_20_Emphasis"/></text:h>
      <text:h text:style-name="P53" text:outline-level="3"><text:span text:style-name="Strong_20_Emphasis">Je možné niektorú vynechať?</text:span></text:h>
      <text:list text:style-name="L24">
        <text:list-item>
          <text:p text:style-name="P61"><text:span text:style-name="Strong_20_Emphasis">IPv6:</text:span> Ak nie je potrebné, môžete IPv6 vypnúť. Niektoré staršie siete alebo zariadenia ho nepodporujú. V moderných prostrediach sa však odporúča, aby bol povolený.</text:p>
        </text:list-item>
        <text:list-item>
          <text:p text:style-name="P62"><text:span text:style-name="Strong_20_Emphasis">IPv4:</text:span> Prakticky ho nemožno vypnúť, pretože väčšina služieb a sietí stále funguje primárne na ňom.</text:p>
        </text:list-item>
      </text:list>
      <text:h text:style-name="P53" text:outline-level="3"><text:span text:style-name="Strong_20_Emphasis">Odporúčania</text:span></text:h>
      <text:list text:style-name="L25">
        <text:list-item>
          <text:p text:style-name="P63">Používajte obe verzie, ak je to možné, aby ste boli pripravení na moderné siete.</text:p>
        </text:list-item>
        <text:list-item>
          <text:p text:style-name="P64">Pri nastavovaní firewallu vždy zaistite, že pravidlá pokrývajú aj IPv4, aj IPv6, aby sa zabránilo potenciálnym bezpečnostným rizikám.</text:p>
        </text:list-item>
      </text:list>
      <text:p text:style-name="P2"/>
      <text:list xml:id="list40616512635591" text:continue-list="list40615431890304" text:style-name="L1">
        <text:list-item>
          <text:p text:style-name="P13">logovací soubory: kde je najdu a co v nich najdu. Příklad aspoň 4 souborů a proč si všímám zrovna jich. Jak probíhá rotace logů a co je vzdálené logování.</text:p>
        </text:list-item>
      </text:list>
      <text:p text:style-name="P65">Logy (záznamy) sú textové súbory, ktoré obsahujú dôležité informácie o udalostiach v systéme. Slúžia na monitorovanie chodu systému, hľadanie chýb, analýzu bezpečnostných incidentov a auditovanie. </text:p>
      <text:p text:style-name="P65"/>
      <text:h text:style-name="Heading_20_3" text:outline-level="3"><text:span text:style-name="Strong_20_Emphasis">Kde logy nájdem</text:span></text:h>
      <text:p text:style-name="P66">V Linuxových distribúciách sa väčšina logov nachádza v adresári <text:span text:style-name="Strong_20_Emphasis"><text:span text:style-name="Source_20_Text">/var/log</text:span></text:span>. Medzi základné súbory patria:</text:p>
      <text:list text:style-name="L26">
        <text:list-item>
          <text:p text:style-name="P67"><text:span text:style-name="Strong_20_Emphasis"><text:span text:style-name="Source_20_Text">/var/log/syslog</text:span></text:span> alebo <text:span text:style-name="Strong_20_Emphasis"><text:span text:style-name="Source_20_Text">/var/log/messages</text:span></text:span> (závisí od distribúcie):</text:p>
        </text:list-item>
      </text:list>
      <text:list text:style-name="L27">
        <text:list-item>
          <text:list>
            <text:list-item>
              <text:p text:style-name="P68">Obsahuje všeobecné systémové udalosti.</text:p>
            </text:list-item>
            <text:list-item>
              <text:p text:style-name="P68">Monitoruje aktivitu systému, služieb a jadra.</text:p>
            </text:list-item>
            <text:list-item>
              <text:p text:style-name="P68">Príklad použitia: Hľadanie chýb pri štarte systému.</text:p>
            </text:list-item>
          </text:list>
        </text:list-item>
        <text:list-item>
          <text:p text:style-name="P69"><text:span text:style-name="Strong_20_Emphasis"><text:span text:style-name="Source_20_Text">/var/log/auth.log</text:span></text:span>:</text:p>
          <text:list>
            <text:list-item>
              <text:p text:style-name="P68">Zaznamenáva udalosti týkajúce sa autentifikácie (prihlásenie/odhlásenie používateľov, SSH pokusy).</text:p>
            </text:list-item>
            <text:list-item>
              <text:p text:style-name="P68">Príklad použitia: Kontrola podozrivých prihlásení alebo neúspešných pokusov.</text:p>
            </text:list-item>
          </text:list>
        </text:list-item>
        <text:list-item>
          <text:p text:style-name="P69"><text:span text:style-name="Strong_20_Emphasis"><text:span text:style-name="Source_20_Text">/var/log/kern.log</text:span></text:span>:</text:p>
          <text:list>
            <text:list-item>
              <text:p text:style-name="P68">Obsahuje správy generované jadrom systému.</text:p>
            </text:list-item>
            <text:list-item>
              <text:p text:style-name="P68">Príklad použitia: Diagnostika hardvérových problémov (napr. chyby ovládačov).</text:p>
            </text:list-item>
          </text:list>
        </text:list-item>
        <text:list-item>
          <text:p text:style-name="P69"><text:span text:style-name="Strong_20_Emphasis"><text:span text:style-name="Source_20_Text">/var/log/dpkg.log</text:span></text:span> (Debian/Ubuntu):</text:p>
          <text:list>
            <text:list-item>
              <text:p text:style-name="P68">Uchováva informácie o inštaláciách, aktualizáciách a odstraňovaní balíkov cez správcu balíkov <text:span text:style-name="Source_20_Text">apt</text:span>.</text:p>
            </text:list-item>
            <text:list-item>
              <text:p text:style-name="P70">Príklad použitia: Kontrola, aký softvér bol nedávno nainštalovaný alebo odstránený.</text:p>
            </text:list-item>
          </text:list>
        </text:list-item>
      </text:list>
      <text:h text:style-name="P71" text:outline-level="3"><text:span text:style-name="Strong_20_Emphasis">Prečo si všímať tieto logy</text:span></text:h>
      <text:list text:style-name="L28">
        <text:list-item>
          <text:p text:style-name="P72"><text:span text:style-name="Strong_20_Emphasis"><text:span text:style-name="Source_20_Text">syslog</text:span></text:span>: Základný log pre sledovanie všeobecného stavu systému a služieb.</text:p>
        </text:list-item>
        <text:list-item>
          <text:p text:style-name="P72"><text:span text:style-name="Strong_20_Emphasis"><text:span text:style-name="Source_20_Text">auth.log</text:span></text:span>: Nevyhnutný pre bezpečnostné kontroly a odhalenie neoprávnených prístupov.</text:p>
        </text:list-item>
        <text:list-item>
          <text:p text:style-name="P72"><text:span text:style-name="Strong_20_Emphasis"><text:span text:style-name="Source_20_Text">kern.log</text:span></text:span>: Dôležitý pre riešenie hardvérových alebo systémových problémov.</text:p>
        </text:list-item>
        <text:list-item>
          <text:p text:style-name="P73"><text:span text:style-name="Strong_20_Emphasis"><text:span text:style-name="Source_20_Text">dpkg.log</text:span></text:span>: Pomáha pri správe softvéru a sledovaní zmien v systéme.</text:p>
        </text:list-item>
      </text:list>
      <text:p text:style-name="P56">Každý z týchto logov pokrýva inú oblasť, čo umožňuje efektívnu diagnostiku rôznych problémov.</text:p>
      <text:h text:style-name="P71" text:outline-level="3"><text:span text:style-name="Strong_20_Emphasis"/></text:h>
      <text:h text:style-name="P71" text:outline-level="3"><text:span text:style-name="Strong_20_Emphasis"/></text:h>
      <text:h text:style-name="P74" text:outline-level="3"><text:span text:style-name="Strong_20_Emphasis">Ako prebieha rotácia logov</text:span></text:h>
      <text:p text:style-name="P75">Logovacie súbory môžu rásť na veľkosti a zaplniť disk. Na ich správu sa používa <text:span text:style-name="Strong_20_Emphasis">rotácia logov</text:span>, ktorá:</text:p>
      <text:list text:style-name="L29">
        <text:list-item>
          <text:p text:style-name="P76"><text:span text:style-name="Strong_20_Emphasis">Rozdeľuje logy na staré a nové</text:span>:</text:p>
          <text:list>
            <text:list-item>
              <text:p text:style-name="P76">Staré logy sa premenúvajú (napr. <text:span text:style-name="Source_20_Text">syslog.1</text:span>, <text:span text:style-name="Source_20_Text">syslog.2.gz</text:span>).</text:p>
            </text:list-item>
            <text:list-item>
              <text:p text:style-name="P76">Počet uchovávaných verzií je obmedzený.</text:p>
            </text:list-item>
          </text:list>
        </text:list-item>
        <text:list-item>
          <text:p text:style-name="P76"><text:span text:style-name="Strong_20_Emphasis">Komprimuje staré logy</text:span>:</text:p>
          <text:list>
            <text:list-item>
              <text:p text:style-name="P76">Znižuje sa tak miesto, ktoré zaberajú (napr. <text:span text:style-name="Source_20_Text">gzip</text:span>).</text:p>
            </text:list-item>
          </text:list>
        </text:list-item>
        <text:list-item>
          <text:p text:style-name="P76"><text:span text:style-name="Strong_20_Emphasis">Maže veľmi staré logy</text:span>:</text:p>
          <text:list>
            <text:list-item>
              <text:p text:style-name="P77">Keď prekročia definovaný počet verzií.</text:p>
            </text:list-item>
          </text:list>
        </text:list-item>
      </text:list>
      <text:p text:style-name="P56">Konfigurácia rotácie logov je v súbore <text:span text:style-name="Strong_20_Emphasis"><text:span text:style-name="Source_20_Text">/etc/logrotate.conf</text:span></text:span> a prípadne v jednotlivých konfiguráciách aplikácií. </text:p>
      <text:h text:style-name="P78" text:outline-level="3"><text:span text:style-name="Strong_20_Emphasis">Logovací soubory v Linuxu</text:span></text:h>
      <text:p text:style-name="P56">Logy (záznamy) sú textové súbory, ktoré obsahujú dôležité informácie o udalostiach v systéme. Slúžia na monitorovanie chodu systému, hľadanie chýb, analýzu bezpečnostných incidentov a auditovanie.</text:p>
      <text:h text:style-name="Heading_20_3" text:outline-level="3"><text:span text:style-name="Strong_20_Emphasis">Vzdialené logovanie</text:span></text:h>
      <text:p text:style-name="P75">Vzdialené logovanie umožňuje posielať logy zo servera na iný server. Je užitočné na:</text:p>
      <text:list text:style-name="L30">
        <text:list-item>
          <text:p text:style-name="P79"><text:span text:style-name="Strong_20_Emphasis">Centralizované ukladanie logov</text:span>: Záznamy z viacerých zariadení sa ukladajú na jednom mieste.</text:p>
        </text:list-item>
        <text:list-item>
          <text:p text:style-name="P79"><text:span text:style-name="Strong_20_Emphasis">Bezpečnosť</text:span>: Ak dôjde k narušeniu systému, lokálne logy môžu byť upravené, ale vzdialené logy zostanú nedotknuté.</text:p>
        </text:list-item>
        <text:list-item>
          <text:p text:style-name="P80"><text:span text:style-name="Strong_20_Emphasis">Analýzu a škálovanie</text:span>: Vzdialené logy sa môžu spracovávať pomocou nástrojov (napr. Elasticsearch, Splunk).</text:p>
        </text:list-item>
      </text:list>
      <text:p text:style-name="P56">Protokolom používaným na vzdialené logovanie je najčastejšie <text:span text:style-name="Strong_20_Emphasis">syslog</text:span> alebo <text:span text:style-name="Strong_20_Emphasis">rsyslog</text:span>. Logy sa posielajú cez sieť na definovaný vzdialený server.</text:p>
      <text:p text:style-name="P56"/>
      <text:list xml:id="list40615490725984" text:continue-list="list40616512635591" text:style-name="L1">
        <text:list-item>
          <text:p text:style-name="P13">ftp: na co je, komu slouží, jak se instaluje, konfiguruje, jaké je běžné nastavení</text:p>
        </text:list-item>
      </text:list>
      <text:p text:style-name="P2"><text:span text:style-name="Strong_20_Emphasis"><text:span text:style-name="T1"/></text:span></text:p>
      <text:p text:style-name="P2"><text:span text:style-name="Strong_20_Emphasis"><text:span text:style-name="T1">FTP (File Transfer Protocol)</text:span></text:span><text:span text:style-name="T1"> je protokol určený na prenos súborov medzi klientom a serverom cez sieť. Umožňuje nahrávanie, sťahovanie, mazanie a správu súborov na vzdialenom serveri.</text:span></text:p>
      <text:list text:style-name="L31">
        <text:list-item>
          <text:p text:style-name="P81"><text:span text:style-name="Strong_20_Emphasis">Na co je:</text:span></text:p>
          <text:list>
            <text:list-item>
              <text:p text:style-name="P82">Prenos súborov medzi zariadeniami.</text:p>
            </text:list-item>
            <text:list-item>
              <text:p text:style-name="P82">Zdieľanie dát v rámci firmy alebo verejne dostupné súbory.</text:p>
            </text:list-item>
            <text:list-item>
              <text:p text:style-name="P82">Administrácia súborov na vzdialenom serveri.</text:p>
            </text:list-item>
          </text:list>
        </text:list-item>
        <text:list-item>
          <text:p text:style-name="P81"><text:span text:style-name="Strong_20_Emphasis">Komu slouží:</text:span></text:p>
          <text:list>
            <text:list-item>
              <text:p text:style-name="P82">Správcovia serverov: Na správu súborov na vzdialenom zariadení.</text:p>
            </text:list-item>
            <text:list-item>
              <text:p text:style-name="P82">Vývojári: Na nahrávanie a správu webových stránok.</text:p>
            </text:list-item>
            <text:list-item>
              <text:p text:style-name="P83">Bežní používatelia: Na sťahovanie súborov z verejných FTP serverov.</text:p>
            </text:list-item>
          </text:list>
        </text:list-item>
      </text:list>
      <text:h text:style-name="P53" text:outline-level="3"><text:span text:style-name="Strong_20_Emphasis">Jak se FTP instaluje a konfiguruje</text:span></text:h>
      <text:h text:style-name="Heading_20_4" text:outline-level="4"><text:span text:style-name="Strong_20_Emphasis">Instalace FTP serveru (Debian/Ubuntu)</text:span></text:h>
      <text:list text:style-name="L32">
        <text:list-item>
          <text:p text:style-name="P84"><text:span text:style-name="Strong_20_Emphasis">Výběr softwaru:</text:span></text:p>
          <text:list>
            <text:list-item>
              <text:p text:style-name="P85">Najpoužívanejšie FTP servery sú:</text:p>
              <text:list>
                <text:list-item>
                  <text:p text:style-name="P85"><text:span text:style-name="Strong_20_Emphasis">vsftpd</text:span>: Jednoduchý a bezpečný.</text:p>
                </text:list-item>
                <text:list-item>
                  <text:p text:style-name="P85"><text:span text:style-name="Strong_20_Emphasis">ProFTPD</text:span>: Flexibilný a dobre rozšíriteľný.</text:p>
                </text:list-item>
              </text:list>
            </text:list-item>
          </text:list>
        </text:list-item>
        <text:list-item>
          <text:p text:style-name="P84"><text:span text:style-name="Strong_20_Emphasis">Instalace vsftpd:</text:span></text:p>
        </text:list-item>
      </text:list>
      <text:p text:style-name="P86"><text:span text:style-name="Strong_20_Emphasis"><text:tab/><text:tab/></text:span><text:span text:style-name="Strong_20_Emphasis"><text:span text:style-name="T1">sudo apt update <text:line-break/><text:tab/><text:tab/>sudo apt install vsftpd </text:span></text:span></text:p>
      <text:h text:style-name="P87" text:outline-level="4"><text:span text:style-name="Strong_20_Emphasis">Základní konfigurace</text:span></text:h>
      <text:p text:style-name="P75">Konfigurácia FTP servera sa nastavuje v súbore <text:span text:style-name="Strong_20_Emphasis"><text:span text:style-name="Source_20_Text">/etc/vsftpd.conf</text:span></text:span>.</text:p>
      <text:list text:style-name="L33">
        <text:list-item>
          <text:p text:style-name="P88">Povolenie anonymného prístupu - <text:span text:style-name="T21">a</text:span>k chce<text:span text:style-name="T21">m</text:span>e povoliť prístup bez prihlásenia (verejné FTP)</text:p>
        </text:list-item>
        <text:list-item>
          <text:p text:style-name="P88">Prístup len pre registrovaných užívateľov - <text:span text:style-name="T21">p</text:span>ovoliť len prihlásenie používateľov so systémovým účtom </text:p>
        </text:list-item>
        <text:list-item>
          <text:p text:style-name="P88">Zakázanie zápisu pre anonymných používateľov - <text:span text:style-name="T21">a</text:span>k nechce<text:span text:style-name="T21">m</text:span>e, aby anonymní používatelia mohli nahrávať súbory </text:p>
        </text:list-item>
        <text:list-item>
          <text:p text:style-name="P88">Nastavenie domovského adresára - Povolenie používateľom vidieť iba svoj adresár</text:p>
        </text:list-item>
      </text:list>
      <text:h text:style-name="P89" text:outline-level="3"><text:span text:style-name="Strong_20_Emphasis"/></text:h>
      <text:h text:style-name="P89" text:outline-level="3"><text:span text:style-name="Strong_20_Emphasis"/></text:h>
      <text:h text:style-name="P89" text:outline-level="3"><text:span text:style-name="Strong_20_Emphasis"/></text:h>
      <text:h text:style-name="P89" text:outline-level="3"><text:span text:style-name="Strong_20_Emphasis"/></text:h>
      <text:h text:style-name="P90" text:outline-level="3"><text:span text:style-name="Strong_20_Emphasis">Běžné nastavení</text:span></text:h>
      <text:list text:style-name="L34">
        <text:list-item>
          <text:p text:style-name="P91"><text:span text:style-name="Strong_20_Emphasis">Verejný FTP server:</text:span></text:p>
          <text:list>
            <text:list-item>
              <text:p text:style-name="P92">Povolený anonymný prístup pre čítanie súborov.</text:p>
            </text:list-item>
            <text:list-item>
              <text:p text:style-name="P92">Zákaz zápisu pre anonymných používateľov.</text:p>
            </text:list-item>
          </text:list>
        </text:list-item>
        <text:list-item>
          <text:p text:style-name="P91"><text:span text:style-name="Strong_20_Emphasis">Súkromný FTP server:</text:span></text:p>
          <text:list>
            <text:list-item>
              <text:p text:style-name="P92">Prístup len pre registrovaných používateľov.</text:p>
            </text:list-item>
            <text:list-item>
              <text:p text:style-name="P92">Zabezpečený prenos dát pomocou TLS.</text:p>
            </text:list-item>
            <text:list-item>
              <text:p text:style-name="P92">Obmedzenie prístupu do určených adresárov (chroot).</text:p>
            </text:list-item>
          </text:list>
        </text:list-item>
        <text:list-item>
          <text:p text:style-name="P91"><text:span text:style-name="Strong_20_Emphasis">Porty:</text:span></text:p>
          <text:list>
            <text:list-item>
              <text:p text:style-name="P92">FTP beží štandardne na porte <text:span text:style-name="Strong_20_Emphasis">21</text:span>.</text:p>
            </text:list-item>
            <text:list-item>
              <text:p text:style-name="P93">Pre pasívny režim je potrebné povoliť rozsah dynamických portov (napr. 40000–50000)</text:p>
            </text:list-item>
          </text:list>
        </text:list-item>
      </text:list>
      <text:h text:style-name="P89" text:outline-level="3"><text:span text:style-name="Strong_20_Emphasis">Bezpečnostní úvahy</text:span></text:h>
      <text:list text:style-name="L35">
        <text:list-item>
          <text:p text:style-name="P94"><text:span text:style-name="Strong_20_Emphasis">Šifrovanie:</text:span></text:p>
          <text:list>
            <text:list-item>
              <text:p text:style-name="P95">FTP posiela heslá a dáta v čistej podobe. Odporúča sa používať <text:span text:style-name="Strong_20_Emphasis">FTPS</text:span> (FTP cez TLS) alebo <text:span text:style-name="Strong_20_Emphasis">SFTP</text:span> (Secure FTP cez SSH).</text:p>
            </text:list-item>
          </text:list>
        </text:list-item>
        <text:list-item>
          <text:p text:style-name="P94"><text:span text:style-name="Strong_20_Emphasis">Ochrana proti brute-force útokom:</text:span></text:p>
          <text:list>
            <text:list-item>
              <text:p text:style-name="P95">Použitie nástrojov ako <text:span text:style-name="Strong_20_Emphasis">fail2ban</text:span>, ktoré blokujú neúspešné pokusy o prihlásenie.</text:p>
            </text:list-item>
          </text:list>
        </text:list-item>
        <text:list-item>
          <text:p text:style-name="P94"><text:span text:style-name="Strong_20_Emphasis">Firewall:</text:span></text:p>
          <text:list>
            <text:list-item>
              <text:p text:style-name="P95">Povoliť iba porty 21 a rozsah pre pasívny režim.</text:p>
            </text:list-item>
            <text:list-item>
              <text:p text:style-name="P96">Nastaviť pravidlá pre povolené IP adresy, ak je to potrebné.</text:p>
            </text:list-item>
          </text:list>
        </text:list-item>
      </text:list>
      <text:h text:style-name="P89" text:outline-level="3"><text:span text:style-name="Strong_20_Emphasis">Alternatívy k FTP</text:span></text:h>
      <text:list text:style-name="L36">
        <text:list-item>
          <text:p text:style-name="P97"><text:span text:style-name="Strong_20_Emphasis">SFTP:</text:span> Prenos súborov cez SSH, bezpečnejší a jednoduchší na konfiguráciu.</text:p>
        </text:list-item>
        <text:list-item>
          <text:p text:style-name="P97"><text:span text:style-name="Strong_20_Emphasis">SCP:</text:span> Jednoduché a rýchle kopírovanie súborov cez SSH.</text:p>
        </text:list-item>
        <text:list-item>
          <text:p text:style-name="P98"><text:span text:style-name="Strong_20_Emphasis">HTTP/HTTPS:</text:span> Na distribúciu verejných súborov je často efektívnejšie použiť webový server.</text:p>
        </text:list-item>
      </text:list>
      <text:p text:style-name="P56">FTP je tradičný a stále populárny protokol, ale v moderných aplikáciách sa často nahrádza bezpečnejšími alternatívami, najmä ak je dôležitá ochrana dát.</text:p>
      <text:p text:style-name="P75"/>
      <text:list xml:id="list40616858036000" text:continue-list="list40615490725984" text:style-name="L1">
        <text:list-item>
          <text:p text:style-name="P13">samba: na co je, komu slouží, jak se instaluje, konfiguruje, jaké je běžné nastavení</text:p>
        </text:list-item>
      </text:list>
      <text:p text:style-name="P2"><text:span text:style-name="Strong_20_Emphasis"><text:span text:style-name="T1"/></text:span></text:p>
      <text:p text:style-name="P2"><text:span text:style-name="Strong_20_Emphasis"><text:span text:style-name="T1">Samba</text:span></text:span><text:span text:style-name="T1"> je softvérový balík pre Linux/Unix, ktorý umožňuje zdieľanie súborov a tlačiarní medzi systémami Linux/Unix a Windows. Využíva protokol SMB/CIFS (Server Message Block/Common Internet File System), ktorý je natívny pre Windows. </text:span></text:p>
      <text:h text:style-name="Heading_20_3" text:outline-level="3"><text:span text:style-name="Strong_20_Emphasis"><text:span text:style-name="T22">Na co je:</text:span></text:span></text:h>
      <text:list text:style-name="L37">
        <text:list-item>
          <text:p text:style-name="P99">Umožňuje Linuxovým serverom fungovať ako <text:span text:style-name="Strong_20_Emphasis">súborové servery</text:span> pre Windows.</text:p>
        </text:list-item>
        <text:list-item>
          <text:p text:style-name="P99">Zdieľanie tlačiarní medzi Linuxom a Windows.</text:p>
        </text:list-item>
        <text:list-item>
          <text:p text:style-name="P100">Integrácia Linuxu do <text:span text:style-name="Strong_20_Emphasis">Windows domén</text:span> (Active Directory).</text:p>
        </text:list-item>
      </text:list>
      <text:h text:style-name="P53" text:outline-level="3"><text:span text:style-name="Strong_20_Emphasis">Komu slouží:</text:span></text:h>
      <text:list text:style-name="L38">
        <text:list-item>
          <text:p text:style-name="P101"><text:span text:style-name="Strong_20_Emphasis">Firmám:</text:span></text:p>
          <text:list>
            <text:list-item>
              <text:p text:style-name="P101">Na centralizované zdieľanie súborov medzi Windows a Linux zariadeniami.</text:p>
            </text:list-item>
          </text:list>
        </text:list-item>
        <text:list-item>
          <text:p text:style-name="P101"><text:span text:style-name="Strong_20_Emphasis">Domácim používateľom:</text:span></text:p>
          <text:list>
            <text:list-item>
              <text:p text:style-name="P101">Na zdieľanie dát medzi domácimi počítačmi s rôznymi operačnými systémami.</text:p>
            </text:list-item>
          </text:list>
        </text:list-item>
        <text:list-item>
          <text:p text:style-name="P101"><text:span text:style-name="Strong_20_Emphasis">Správcom serverov:</text:span></text:p>
          <text:list>
            <text:list-item>
              <text:p text:style-name="P102">Na zabezpečenie prístupu k súborom a tlačiarňam vo zmiešanom prostredí</text:p>
            </text:list-item>
          </text:list>
        </text:list-item>
      </text:list>
      <text:p text:style-name="P2">Jak se instaluje Samba </text:p>
      <text:p text:style-name="P65"><text:tab/>sudo apt install samba </text:p>
      <text:h text:style-name="P103" text:outline-level="3"><text:span text:style-name="Strong_20_Emphasis">Jak se Samba konfiguruje</text:span></text:h>
      <text:p text:style-name="P56">Konfigurácia Samby sa vykonáva úpravou súboru <text:span text:style-name="Strong_20_Emphasis"><text:span text:style-name="Source_20_Text">/etc/samba/smb.conf</text:span></text:span>.</text:p>
      <text:list text:style-name="L39">
        <text:list-item>
          <text:p text:style-name="P104"><text:span text:style-name="Strong_20_Emphasis">Základní struktura konfigurace:</text:span></text:p>
          <text:list>
            <text:list-item>
              <text:p text:style-name="P104"><text:span text:style-name="Strong_20_Emphasis">Globální sekce:</text:span> Nastavenia, ktoré ovplyvňujú celý server.</text:p>
            </text:list-item>
            <text:list-item>
              <text:p text:style-name="P105"><text:span text:style-name="Strong_20_Emphasis">Sdílené sekce:</text:span> Definujú konkrétne zdieľané adresáre a ich prístupové práva.</text:p>
            </text:list-item>
          </text:list>
        </text:list-item>
      </text:list>
      <text:h text:style-name="P103" text:outline-level="3"><text:span text:style-name="Strong_20_Emphasis">Bezpečnostní úvahy</text:span></text:h>
      <text:list text:style-name="L40">
        <text:list-item>
          <text:p text:style-name="P106"><text:span text:style-name="Strong_20_Emphasis">Použitie hesiel:</text:span> Ak je zdieľanie citlivé, vždy povolte autentifikáciu používateľov.</text:p>
        </text:list-item>
        <text:list-item>
          <text:p text:style-name="P106"><text:span text:style-name="Strong_20_Emphasis">Firewall:</text:span> Povoliť porty 137-139 (NetBIOS) a 445 (SMB).</text:p>
        </text:list-item>
        <text:list-item>
          <text:p text:style-name="P107"><text:span text:style-name="Strong_20_Emphasis">Šifrovanie:</text:span> Povoliť šifrovaný prenos dát, ak je zdieľanie dostupné cez verejnú sieť.</text:p>
        </text:list-item>
      </text:list>
      <text:p text:style-name="P108"/>
      <text:p text:style-name="P109"><text:span text:style-name="T23">Shrnutí<text:line-break/></text:span>Samba je kľúčový nástroj na zdieľanie súborov a tlačiarní v zmiešanom prostredí Linux/Windows. Jej konfigurácia môže byť jednoduchá pre základné zdieľanie, ale umožňuje aj pokročilé nastavenia pre komplexné firemné siete.</text:p>
      <text:p text:style-name="P65"/>
      <text:list xml:id="list40616782582687" text:continue-list="list40616858036000" text:style-name="L1">
        <text:list-item>
          <text:p text:style-name="P13">NFS share: na co je, komu slouží, jak se instaluje, konfiguruje, jaké je běžné nastavení</text:p>
        </text:list-item>
      </text:list>
      <text:p text:style-name="P2"><text:span text:style-name="Strong_20_Emphasis"><text:span text:style-name="T1"/></text:span></text:p>
      <text:p text:style-name="P2"><text:span text:style-name="Strong_20_Emphasis"><text:span text:style-name="T1">NFS (Network File System)</text:span></text:span><text:span text:style-name="T1"> je protokol umožňujúci zdieľanie súborov medzi systémami Linux/Unix prostredníctvom siete. NFS umožňuje, aby klientský systém pristupoval k súborom na vzdialenom serveri, ako keby boli lokálne. </text:span></text:p>
      <text:p text:style-name="P2"><text:span text:style-name="T1"/></text:p>
      <text:h text:style-name="P53" text:outline-level="3"><text:span text:style-name="Strong_20_Emphasis">Na co je:</text:span></text:h>
      <text:list text:style-name="L41">
        <text:list-item>
          <text:p text:style-name="P110"><text:span text:style-name="Strong_20_Emphasis">Zdieľanie súborov</text:span>: Používa sa na sprístupnenie adresárov vzdialeným zariadeniam.</text:p>
        </text:list-item>
        <text:list-item>
          <text:p text:style-name="P110"><text:span text:style-name="Strong_20_Emphasis">Centralizované úložisko</text:span>: Poskytuje centrálnu správu súborov, napríklad v organizáciách.</text:p>
        </text:list-item>
        <text:list-item>
          <text:p text:style-name="P111"><text:span text:style-name="Strong_20_Emphasis">Práca na rovnakých dátach</text:span>: Umožňuje viacerým zariadeniam spolupracovať na rovnakých súboroch.</text:p>
        </text:list-item>
      </text:list>
      <text:h text:style-name="P53" text:outline-level="3"><text:span text:style-name="Strong_20_Emphasis">Komu slouží:</text:span></text:h>
      <text:list text:style-name="L42">
        <text:list-item>
          <text:p text:style-name="P112"><text:span text:style-name="Strong_20_Emphasis">Firmám:</text:span> Na centrálne úložisko, ku ktorému majú prístup všetci používatelia.</text:p>
        </text:list-item>
        <text:list-item>
          <text:p text:style-name="P112"><text:span text:style-name="Strong_20_Emphasis">Serverovým administrátorom:</text:span> Na zdieľanie dát medzi servermi v rovnakej sieti.</text:p>
        </text:list-item>
        <text:list-item>
          <text:p text:style-name="P113"><text:span text:style-name="Strong_20_Emphasis">Vývojárom:</text:span> Na prácu s rovnakými dátami na viacerých zariadeniach.</text:p>
        </text:list-item>
      </text:list>
      <text:p text:style-name="P2">Jak se instaluje NFS </text:p>
      <text:p text:style-name="P65"><text:tab/>sudo apt install nfs-kernel-server </text:p>
      <text:p text:style-name="P65"/>
      <text:h text:style-name="P103" text:outline-level="3"><text:span text:style-name="Strong_20_Emphasis">Jak se konfiguruje NFS</text:span></text:h>
      <text:list text:style-name="L43">
        <text:list-item>
          <text:p text:style-name="P114"><text:span text:style-name="Strong_20_Emphasis">Na serveru:</text:span></text:p>
          <text:list>
            <text:list-item>
              <text:p text:style-name="P114"><text:span text:style-name="T15">Konfigurácia NFS sa vykonáva v súbore </text:span><text:span text:style-name="Strong_20_Emphasis"><text:span text:style-name="Source_20_Text"><text:span text:style-name="T15">/etc/exports</text:span></text:span></text:span></text:p>
            </text:list-item>
            <text:list-item>
              <text:p text:style-name="P114"><text:span text:style-name="Source_20_Text"><text:span text:style-name="Strong_20_Emphasis"><text:span text:style-name="T15">/srv/nfs/shared</text:span></text:span></text:span><text:span text:style-name="Source_20_Text"><text:span text:style-name="T15">: Adresár, ktorý chcete zdieľať.</text:span></text:span></text:p>
            </text:list-item>
            <text:list-item>
              <text:p text:style-name="P115"><text:span text:style-name="Strong_20_Emphasis"><text:span text:style-name="Source_20_Text"><text:span text:style-name="T15">192.168.1.0/24</text:span></text:span></text:span><text:span text:style-name="T15">: Rozsah IP adries, ktorým je prístup povolený.</text:span></text:p>
            </text:list-item>
            <text:list-item>
              <text:p text:style-name="P114"><text:span text:style-name="Strong_20_Emphasis">Možnosti:</text:span></text:p>
              <text:list>
                <text:list-item>
                  <text:p text:style-name="P115"><text:span text:style-name="Source_20_Text">rw</text:span>: Povolenie čítania aj zápisu.</text:p>
                </text:list-item>
                <text:list-item>
                  <text:p text:style-name="P115"><text:span text:style-name="Source_20_Text">sync</text:span>: Dáta sa zapisujú okamžite (vyššia bezpečnosť).</text:p>
                </text:list-item>
                <text:list-item>
                  <text:p text:style-name="P114"><text:span text:style-name="Source_20_Text">no_subtree_check</text:span>: Znižuje riziko problémov so súbormi mimo zdieľaného adresára.</text:p>
                </text:list-item>
              </text:list>
            </text:list-item>
          </text:list>
        </text:list-item>
      </text:list>
      <text:list text:style-name="L44">
        <text:list-item>
          <text:p text:style-name="P116"><text:span text:style-name="Strong_20_Emphasis">Na klientovi:</text:span></text:p>
          <text:list>
            <text:list-item>
              <text:p text:style-name="P117">Vytvorte pripojovací bod (napr. <text:span text:style-name="Source_20_Text">/mnt/nfs</text:span>)</text:p>
            </text:list-item>
          </text:list>
        </text:list-item>
      </text:list>
      <text:h text:style-name="P103" text:outline-level="3"><text:span text:style-name="Strong_20_Emphasis">Běžné nastavení NFS</text:span></text:h>
      <text:list text:style-name="L45">
        <text:list-item>
          <text:p text:style-name="P118"><text:span text:style-name="Strong_20_Emphasis"><text:span text:style-name="T1">Zdieľanie len na čítanie (read-only) - </text:span></text:span><text:span text:style-name="Strong_20_Emphasis"><text:span text:style-name="T24">v</text:span></text:span><text:span text:style-name="T1">hodné pre verejné dáta, kde nechcete povoliť úpravy</text:span></text:p>
        </text:list-item>
        <text:list-item>
          <text:p text:style-name="P119"><text:span text:style-name="Strong_20_Emphasis"><text:span text:style-name="T8">Zdieľanie s plnými právami - </text:span></text:span><text:span text:style-name="Strong_20_Emphasis"><text:span text:style-name="T25">p</text:span></text:span><text:span text:style-name="T1">re interné</text:span> použitie, kde majú používatelia práva na čítanie aj zápis</text:p>
        </text:list-item>
        <text:list-item>
          <text:p text:style-name="P119"><text:span text:style-name="Strong_20_Emphasis"><text:span text:style-name="T8">Prístup obmedzený na konkrétnu IP adresu - </text:span></text:span><text:span text:style-name="Strong_20_Emphasis"><text:span text:style-name="T25">a</text:span></text:span><text:span text:style-name="T1">k c</text:span>hcete povoliť prístup len pre konkrétne zariadenie</text:p>
        </text:list-item>
      </text:list>
      <text:h text:style-name="P120" text:outline-level="3"><text:span text:style-name="Strong_20_Emphasis"><text:line-break/><text:line-break/></text:span></text:h>
      <text:h text:style-name="P121" text:outline-level="3"><text:span text:style-name="Strong_20_Emphasis">Bezpečnostní úvahy</text:span></text:h>
      <text:list text:style-name="L46">
        <text:list-item>
          <text:p text:style-name="P122"><text:span text:style-name="Strong_20_Emphasis">Obmedzenie prístupu:</text:span> Povoliť prístup iba z dôveryhodných IP adries.</text:p>
        </text:list-item>
        <text:list-item>
          <text:p text:style-name="P122"><text:span text:style-name="Strong_20_Emphasis">Firewall:</text:span> Povoliť len potrebné porty (2049 pre NFS).</text:p>
        </text:list-item>
        <text:list-item>
          <text:p text:style-name="P123"><text:span text:style-name="Strong_20_Emphasis">Šifrovanie:</text:span> NFS v základnej konfigurácii nešifruje prenos. Pre citlivé dáta je vhodné kombinovať ho s VPN alebo šifrovaním na úrovni súborového systému.</text:p>
        </text:list-item>
      </text:list>
      <text:h text:style-name="P103" text:outline-level="3"><text:span text:style-name="Strong_20_Emphasis">Výhody NFS</text:span></text:h>
      <text:list text:style-name="L47">
        <text:list-item>
          <text:p text:style-name="P124">Transparentné zdieľanie súborov medzi zariadeniami.</text:p>
        </text:list-item>
        <text:list-item>
          <text:p text:style-name="P124">Jednoduché použitie v homogénnom prostredí Linux/Unix.</text:p>
        </text:list-item>
        <text:list-item>
          <text:p text:style-name="P125">Možnosť automatického pripojenia po štarte.</text:p>
        </text:list-item>
      </text:list>
      <text:h text:style-name="P103" text:outline-level="3"><text:span text:style-name="Strong_20_Emphasis">Shrnutí</text:span></text:h>
      <text:p text:style-name="P56">NFS je ideálny na zdieľanie súborov v lokálnej sieti. Je jednoduchý na konfiguráciu a efektívny na prenos dát medzi servermi a klientmi. Běžná konfigurácia zahŕňa prístup len na čítanie alebo plné práva s autentifikovaným prístupom. V modernom prostredí je dôležité dbať na bezpečnosť a obmedziť prístup na dôveryhodné zariadenia.</text:p>
      <text:p text:style-name="P65"/>
      <text:list xml:id="list40617199387305" text:continue-list="list40616782582687" text:style-name="L1">
        <text:list-item>
          <text:p text:style-name="P13">web server apache: co to je, proč je to dobré, jak ho použít, co od něj čekat</text:p>
        </text:list-item>
      </text:list>
      <text:p text:style-name="P65">Apache HTTP Server (často jen Apache) je jeden z nejrozšířenějších open-source webových serverů na světě. Umožňuje hostování webových stránek a aplikací. Je robustní, flexibilní a podporuje širokou škálu funkcionalit prostřednictvím modulů. </text:p>
      <text:p text:style-name="P65"/>
      <text:h text:style-name="P103" text:outline-level="3"><text:span text:style-name="Strong_20_Emphasis">Proč je Apache dobrý</text:span></text:h>
      <text:list text:style-name="L48">
        <text:list-item>
          <text:p text:style-name="P126"><text:span text:style-name="Strong_20_Emphasis">Flexibilita:</text:span></text:p>
          <text:list>
            <text:list-item>
              <text:p text:style-name="P127">Podpora různých technologií (např. PHP, Python, Perl).</text:p>
            </text:list-item>
            <text:list-item>
              <text:p text:style-name="P127">Možnost rozšíření pomocí modulů, jako je <text:span text:style-name="Strong_20_Emphasis">mod_rewrite</text:span> (přepis URL), <text:span text:style-name="Strong_20_Emphasis">mod_ssl</text:span> (HTTPS), nebo <text:span text:style-name="Strong_20_Emphasis">mod_proxy</text:span> (reverzní proxy).</text:p>
            </text:list-item>
          </text:list>
        </text:list-item>
        <text:list-item>
          <text:p text:style-name="P126"><text:span text:style-name="Strong_20_Emphasis">Široká podpora:</text:span></text:p>
          <text:list>
            <text:list-item>
              <text:p text:style-name="P127">Funguje na většině operačních systémů (Linux, Windows, macOS).</text:p>
            </text:list-item>
            <text:list-item>
              <text:p text:style-name="P127">Komunita a dokumentace jsou rozsáhlé, což usnadňuje řešení problémů.</text:p>
            </text:list-item>
          </text:list>
        </text:list-item>
        <text:list-item>
          <text:p text:style-name="P126"><text:span text:style-name="Strong_20_Emphasis">Stabilita a výkon:</text:span></text:p>
          <text:list>
            <text:list-item>
              <text:p text:style-name="P127">Je ověřený dlouholetým používáním v produkčních prostředích.</text:p>
            </text:list-item>
            <text:list-item>
              <text:p text:style-name="P127">Nabízí optimalizace pro statický i dynamický obsah.</text:p>
            </text:list-item>
          </text:list>
        </text:list-item>
        <text:list-item>
          <text:p text:style-name="P126"><text:span text:style-name="Strong_20_Emphasis">Bezpečnost:</text:span></text:p>
          <text:list>
            <text:list-item>
              <text:p text:style-name="P127">Podpora šifrovaného přenosu (HTTPS pomocí TLS).</text:p>
            </text:list-item>
            <text:list-item>
              <text:p text:style-name="P127">Konfigurační možnosti pro řízení přístupu a ochranu dat.</text:p>
            </text:list-item>
          </text:list>
        </text:list-item>
        <text:list-item>
          <text:p text:style-name="P126"><text:span text:style-name="Strong_20_Emphasis">Modularita:</text:span></text:p>
          <text:list>
            <text:list-item>
              <text:p text:style-name="P128">Možnost načíst jen ty moduly, které jsou potřebné, což zvyšuje efektivitu.</text:p>
            </text:list-item>
          </text:list>
        </text:list-item>
      </text:list>
      <text:h text:style-name="P103" text:outline-level="3"><text:span text:style-name="Strong_20_Emphasis">Jak ho použít</text:span></text:h>
      <text:list text:style-name="L49">
        <text:list-item>
          <text:p text:style-name="P129"><text:span text:style-name="Strong_20_Emphasis">Instalace:</text:span></text:p>
        </text:list-item>
      </text:list>
      <text:p text:style-name="P130"><text:span text:style-name="Strong_20_Emphasis"><text:span text:style-name="T8"><text:tab/></text:span></text:span><text:span text:style-name="T8">sudo apt install apache2 </text:span></text:p>
      <text:list text:continue-numbering="true" text:style-name="L49">
        <text:list-item>
          <text:p text:style-name="P129"><text:span text:style-name="Strong_20_Emphasis"><text:span text:style-name="T26">Základní spuštění:</text:span></text:span></text:p>
        </text:list-item>
      </text:list>
      <text:p text:style-name="Text_20_body"><text:tab/>Po instalaci je Apache standardně spuštěný a dostupný na portu <text:span text:style-name="Strong_20_Emphasis">80</text:span> (HTTP).</text:p>
      <text:p text:style-name="P56"><text:tab/>Webový obsah se obvykle ukládá do adresáře <text:span text:style-name="Strong_20_Emphasis"><text:span text:style-name="Source_20_Text">/var/www/html</text:span></text:span>.</text:p>
      <text:list text:continue-numbering="true" text:style-name="L49">
        <text:list-item>
          <text:p text:style-name="P131"><text:span text:style-name="Strong_20_Emphasis">Konfigurace:</text:span></text:p>
        </text:list-item>
      </text:list>
      <text:p text:style-name="Text_20_body"><text:tab/>Hlavní konfigurační soubor:</text:p>
      <text:p text:style-name="Text_20_body"><text:span text:style-name="Strong_20_Emphasis"><text:tab/><text:tab/>Debian/Ubuntu:</text:span> <text:span text:style-name="Source_20_Text">/etc/apache2/apache2.conf</text:span></text:p>
      <text:p text:style-name="Text_20_body"><text:span text:style-name="Source_20_Text"/></text:p>
      <text:p text:style-name="Text_20_body"><text:tab/>Virtuální hostitelé (pro hostování více webů):</text:p>
      <text:p text:style-name="P56"><text:span text:style-name="Source_20_Text"><text:tab/>/etc/apache2/sites-available</text:span> na Debian/Ubuntu</text:p>
      <text:h text:style-name="P132" text:outline-level="3"><text:span text:style-name="Strong_20_Emphasis"><text:span text:style-name="T26">Co od něj čekat</text:span></text:span></text:h>
      <text:list text:style-name="L50">
        <text:list-item>
          <text:p text:style-name="P133"><text:span text:style-name="Strong_20_Emphasis">Funkčnost:</text:span></text:p>
          <text:list>
            <text:list-item>
              <text:p text:style-name="P134">Apache zajišťuje dostupnost webových stránek a aplikací 24/7.</text:p>
            </text:list-item>
            <text:list-item>
              <text:p text:style-name="P134">Podpora statických (HTML, CSS) i dynamických aplikací (PHP, Python).</text:p>
            </text:list-item>
          </text:list>
        </text:list-item>
        <text:list-item>
          <text:p text:style-name="P133"><text:span text:style-name="Strong_20_Emphasis">Konfigurace přístupu:</text:span></text:p>
          <text:list>
            <text:list-item>
              <text:p text:style-name="P134">Umožňuje řídit přístup podle IP adres, uživatelů nebo přes certifikáty (HTTPS).</text:p>
            </text:list-item>
          </text:list>
        </text:list-item>
        <text:list-item>
          <text:p text:style-name="P133"><text:span text:style-name="Strong_20_Emphasis">Škálovatelnost:</text:span></text:p>
          <text:list>
            <text:list-item>
              <text:p text:style-name="P134">Dobře funguje v malých i velkých produkčních prostředích.</text:p>
            </text:list-item>
            <text:list-item>
              <text:p text:style-name="P134"><text:soft-page-break/>Lze ho kombinovat s dalšími nástroji, jako je <text:span text:style-name="Strong_20_Emphasis">reverzní proxy</text:span> (např. Nginx).</text:p>
            </text:list-item>
          </text:list>
        </text:list-item>
        <text:list-item>
          <text:p text:style-name="P133"><text:span text:style-name="Strong_20_Emphasis">Bezpečnost:</text:span></text:p>
          <text:list>
            <text:list-item>
              <text:p text:style-name="P134">Možnost šifrování přenosu (HTTPS pomocí Let’s Encrypt).</text:p>
            </text:list-item>
            <text:list-item>
              <text:p text:style-name="P135">Logování přístupů a chyb, což usnadňuje audit a řešení problémů.</text:p>
            </text:list-item>
          </text:list>
        </text:list-item>
      </text:list>
      <text:h text:style-name="P136" text:outline-level="3"><text:span text:style-name="Strong_20_Emphasis"><text:span text:style-name="T26">Kdy ho používat</text:span></text:span></text:h>
      <text:list text:style-name="L51">
        <text:list-item>
          <text:p text:style-name="P137"><text:span text:style-name="Strong_20_Emphasis">Malé projekty:</text:span> Jednoduché weby nebo intranetové aplikace.</text:p>
        </text:list-item>
        <text:list-item>
          <text:p text:style-name="P137"><text:span text:style-name="Strong_20_Emphasis">Střední a velké systémy:</text:span> Hostování komplexních aplikací s podporou různých technologií.</text:p>
        </text:list-item>
        <text:list-item>
          <text:p text:style-name="P138"><text:span text:style-name="Strong_20_Emphasis">Hybridní infrastruktura:</text:span> Apache lze kombinovat s Nginx jako reverzní proxy pro zvýšení výkonu.</text:p>
        </text:list-item>
      </text:list>
      <text:p text:style-name="P56">Apache je výkonný a všestranný webový server, který je ideální pro hostování všeho od malých osobních webů až po velké firemní aplikace. Díky své modulární architektuře a široké podpoře je vhodnou volbou v mnoha různých scénářích.</text:p>
      <text:p text:style-name="P130"><text:span text:style-name="T8"/></text:p>
      <text:list xml:id="list40617400717055" text:continue-list="list40617199387305" text:style-name="L1">
        <text:list-item>
          <text:p text:style-name="P13">web server nginx: : co to je, proč je to dobré, jak ho použít, co od něj čekat</text:p>
        </text:list-item>
      </text:list>
      <text:p text:style-name="P2"><text:span text:style-name="Strong_20_Emphasis"/></text:p>
      <text:p text:style-name="P56"><text:span text:style-name="Strong_20_Emphasis">Nginx</text:span> (vyslovuje se jako "Engine-X") je moderní open-source webový server a reverzní proxy server, navržený pro vysoký výkon a nízkou spotřebu paměti. Nginx je známý svou schopností zvládat velké množství současných připojení a je často využíván v prostředích s vysokou zátěží.</text:p>
      <text:h text:style-name="Heading_20_3" text:outline-level="3"><text:span text:style-name="Strong_20_Emphasis"><text:span text:style-name="T22">Proč je Nginx dobrý</text:span></text:span></text:h>
      <text:list text:style-name="L52">
        <text:list-item>
          <text:p text:style-name="P139"><text:span text:style-name="Strong_20_Emphasis">Vysoký výkon:</text:span></text:p>
          <text:list>
            <text:list-item>
              <text:p text:style-name="P140">Asynchronní, event-driven architektura umožňuje efektivní obsluhu tisíců připojení najednou.</text:p>
            </text:list-item>
            <text:list-item>
              <text:p text:style-name="P140">Lepší výkon při zpracování statického obsahu oproti tradičnímu Apache.</text:p>
            </text:list-item>
          </text:list>
        </text:list-item>
        <text:list-item>
          <text:p text:style-name="P139"><text:span text:style-name="Strong_20_Emphasis">Nízká spotřeba zdrojů:</text:span></text:p>
          <text:list>
            <text:list-item>
              <text:p text:style-name="P140">Vhodný pro servery s omezenými hardwarovými prostředky.</text:p>
            </text:list-item>
            <text:list-item>
              <text:p text:style-name="P140">Optimalizovaný pro nízkou paměťovou stopu.</text:p>
            </text:list-item>
          </text:list>
        </text:list-item>
        <text:list-item>
          <text:p text:style-name="P139"><text:span text:style-name="Strong_20_Emphasis">Flexibilní použití:</text:span></text:p>
          <text:list>
            <text:list-item>
              <text:p text:style-name="P140">Může fungovat jako webový server, reverzní proxy nebo load balancer.</text:p>
            </text:list-item>
          </text:list>
        </text:list-item>
        <text:list-item>
          <text:p text:style-name="P139"><text:span text:style-name="Strong_20_Emphasis">Bezpečnost:</text:span></text:p>
          <text:list>
            <text:list-item>
              <text:p text:style-name="P140">Podpora šifrování (TLS/SSL) s moderními protokoly a bezpečnostními standardy.</text:p>
            </text:list-item>
            <text:list-item>
              <text:p text:style-name="P140">Možnost omezení přístupu a řízení šířky pásma.</text:p>
            </text:list-item>
          </text:list>
        </text:list-item>
        <text:list-item>
          <text:p text:style-name="P139"><text:span text:style-name="Strong_20_Emphasis">Škálovatelnost:</text:span></text:p>
          <text:list>
            <text:list-item>
              <text:p text:style-name="P141">Snadná konfigurace pro horizontální i vertikální škálování aplikací.</text:p>
            </text:list-item>
          </text:list>
        </text:list-item>
      </text:list>
      <text:h text:style-name="P53" text:outline-level="3"><text:span text:style-name="Strong_20_Emphasis">Co od Nginx čekat</text:span></text:h>
      <text:list text:style-name="L53">
        <text:list-item>
          <text:p text:style-name="P142"><text:span text:style-name="Strong_20_Emphasis">Vynikající výkon:</text:span></text:p>
          <text:list>
            <text:list-item>
              <text:p text:style-name="P143">Ideální pro zpracování statického obsahu (HTML, CSS, JavaScript).</text:p>
            </text:list-item>
            <text:list-item>
              <text:p text:style-name="P143">Vynikající efektivita při práci jako reverzní proxy nebo load balancer.</text:p>
            </text:list-item>
          </text:list>
        </text:list-item>
        <text:list-item>
          <text:p text:style-name="P142"><text:span text:style-name="Strong_20_Emphasis">Podpora moderních technologií:</text:span></text:p>
          <text:list>
            <text:list-item>
              <text:p text:style-name="P143">HTTP/2, TLS 1.3, Gzip komprese, a další moderní standardy.</text:p>
            </text:list-item>
          </text:list>
        </text:list-item>
        <text:list-item>
          <text:p text:style-name="P142"><text:span text:style-name="Strong_20_Emphasis">Škálovatelnost:</text:span></text:p>
          <text:list>
            <text:list-item>
              <text:p text:style-name="P143">Vhodný pro prostředí s vysokou zátěží nebo velkým počtem požadavků.</text:p>
            </text:list-item>
            <text:list-item>
              <text:p text:style-name="P143">Snadná integrace s cloudovými službami a kontejnery (Docker).</text:p>
            </text:list-item>
          </text:list>
        </text:list-item>
        <text:list-item>
          <text:p text:style-name="P142"><text:span text:style-name="Strong_20_Emphasis">Bezpečnostní funkce:</text:span></text:p>
          <text:list>
            <text:list-item>
              <text:p text:style-name="P143">Šifrování dat přes HTTPS.</text:p>
            </text:list-item>
            <text:list-item>
              <text:p text:style-name="P143">Možnost omezení přístupu podle IP adresy nebo jiných pravidel.</text:p>
            </text:list-item>
          </text:list>
        </text:list-item>
        <text:list-item>
          <text:p text:style-name="P142"><text:span text:style-name="Strong_20_Emphasis">Flexibilita v nasazení:</text:span></text:p>
          <text:list>
            <text:list-item>
              <text:p text:style-name="P142">Možnost použití jako samostatný webový server nebo jako reverzní proxy před jinými servery (např. Apache, aplikace v Node.js nebo PHP).</text:p>
            </text:list-item>
          </text:list>
        </text:list-item>
      </text:list>
      <text:h text:style-name="P53" text:outline-level="3"><text:span text:style-name="Strong_20_Emphasis">Kdy ho používat</text:span></text:h>
      <text:list text:style-name="L54">
        <text:list-item>
          <text:p text:style-name="P144"><text:span text:style-name="Strong_20_Emphasis">Pro statické weby:</text:span> Nejlepší volba díky vysoké efektivitě.</text:p>
        </text:list-item>
        <text:list-item>
          <text:p text:style-name="P144"><text:span text:style-name="Strong_20_Emphasis">Reverzní proxy:</text:span> Ideální pro směrování požadavků na backend servery nebo load balancing.</text:p>
        </text:list-item>
        <text:list-item>
          <text:p text:style-name="P145"><text:span text:style-name="Strong_20_Emphasis">Moderní aplikace:</text:span> Nginx je dobře přizpůsoben pro cloudové prostředí a moderní standardy.</text:p>
        </text:list-item>
      </text:list>
      <text:p text:style-name="P56"><text:span text:style-name="Strong_20_Emphasis">Shrnutí:</text:span> Nginx je výkonný a efektivní webový server, který se nejlépe hodí pro prostředí s vysokým výkonem. Díky své flexibilitě, nízké spotřebě zdrojů a podpoře moderních technologií je preferovanou volbou pro mnoho webových aplikací, od malých projektů až po velké produkční nasazení.</text:p>
      <text:list xml:id="list40616500652608" text:continue-list="list40617400717055" text:style-name="L1">
        <text:list-item>
          <text:p text:style-name="P13">co je to LAMP server a proč ty písmenka LAMP už nejsou aktuální</text:p>
        </text:list-item>
      </text:list>
      <text:p text:style-name="P2"><text:span text:style-name="Strong_20_Emphasis"><text:span text:style-name="T1"/></text:span></text:p>
      <text:p text:style-name="P2"><text:span text:style-name="Strong_20_Emphasis"><text:span text:style-name="T1">LAMP</text:span></text:span><text:span text:style-name="T1"> je akronym pro stack technologií používaných k nasazení dynamických webových aplikací. Skládá se z následujících komponent:</text:span></text:p>
      <text:list text:style-name="L55">
        <text:list-item>
          <text:p text:style-name="P146"><text:span text:style-name="Strong_20_Emphasis">L</text:span> - <text:span text:style-name="Strong_20_Emphasis">Linux</text:span>: Operační systém, na kterém běží celý stack.</text:p>
        </text:list-item>
        <text:list-item>
          <text:p text:style-name="P146"><text:span text:style-name="Strong_20_Emphasis">A</text:span> - <text:span text:style-name="Strong_20_Emphasis">Apache</text:span>: Webový server, který obsluhuje požadavky na webové stránky.</text:p>
        </text:list-item>
        <text:list-item>
          <text:p text:style-name="P146"><text:span text:style-name="Strong_20_Emphasis">M</text:span> - <text:span text:style-name="Strong_20_Emphasis">MySQL</text:span>: Databázový systém používaný pro ukládání dat aplikace.</text:p>
        </text:list-item>
        <text:list-item>
          <text:p text:style-name="P147"><text:span text:style-name="Strong_20_Emphasis">P</text:span> - <text:span text:style-name="Strong_20_Emphasis">PHP</text:span>: Programovací jazyk pro dynamický obsah (alternativně Perl nebo Python).</text:p>
        </text:list-item>
      </text:list>
      <text:h text:style-name="P53" text:outline-level="3"><text:span text:style-name="Strong_20_Emphasis">Proč je LAMP server důležitý</text:span></text:h>
      <text:list text:style-name="L56">
        <text:list-item>
          <text:p text:style-name="P148"><text:span text:style-name="Strong_20_Emphasis">Jednoduchost:</text:span> Snadná konfigurace a integrace jednotlivých komponent.</text:p>
        </text:list-item>
        <text:list-item>
          <text:p text:style-name="P148"><text:span text:style-name="Strong_20_Emphasis">Open-source:</text:span> Všechny technologie v LAMP stacku jsou zdarma a mají širokou komunitní podporu.</text:p>
        </text:list-item>
        <text:list-item>
          <text:p text:style-name="P148"><text:span text:style-name="Strong_20_Emphasis">Flexibilita:</text:span> LAMP server umožňuje hostovat různé typy dynamických webových aplikací, například systémy pro správu obsahu (CMS) jako WordPress, Joomla nebo Drupal.</text:p>
        </text:list-item>
        <text:list-item>
          <text:p text:style-name="P149"><text:span text:style-name="Strong_20_Emphasis">Stabilita:</text:span> Linux a Apache jsou ověřené technologie s dlouholetým nasazením v produkci.</text:p>
        </text:list-item>
      </text:list>
      <text:h text:style-name="P53" text:outline-level="3"><text:span text:style-name="Strong_20_Emphasis">Proč písmenka LAMP už nejsou aktuální</text:span></text:h>
      <text:p text:style-name="P75">Technologický svět se mění a klasický LAMP stack není vždy nejvhodnějším řešením. Jednotlivé komponenty jsou stále častěji nahrazovány alternativami:</text:p>
      <text:list text:style-name="L57">
        <text:list-item>
          <text:p text:style-name="P150"><text:span text:style-name="Strong_20_Emphasis">Linux</text:span>:</text:p>
          <text:list>
            <text:list-item>
              <text:p text:style-name="P151">Linux je stále dominantní, ale objevují se další alternativy, jako jsou kontejnery (Docker) nebo serverless platformy.</text:p>
            </text:list-item>
          </text:list>
        </text:list-item>
        <text:list-item>
          <text:p text:style-name="P150"><text:span text:style-name="Strong_20_Emphasis">Apache</text:span>:</text:p>
          <text:list>
            <text:list-item>
              <text:p text:style-name="P151">Apache zůstává populární, ale v mnoha případech je nahrazován <text:span text:style-name="Strong_20_Emphasis">Nginx</text:span> díky jeho lepšímu výkonu a nižší spotřebě zdrojů.</text:p>
            </text:list-item>
            <text:list-item>
              <text:p text:style-name="P151">V moderních aplikacích se někdy používají integrované webové servery v rámci programovacích jazyků (např. Node.js).</text:p>
            </text:list-item>
          </text:list>
        </text:list-item>
        <text:list-item>
          <text:p text:style-name="P150"><text:span text:style-name="Strong_20_Emphasis">MySQL</text:span>:</text:p>
          <text:list>
            <text:list-item>
              <text:p text:style-name="P151">MySQL je často nahrazováno alternativami, jako je:</text:p>
              <text:list>
                <text:list-item>
                  <text:p text:style-name="P151"><text:span text:style-name="Strong_20_Emphasis">MariaDB</text:span> (fork MySQL s lepšími licenčními podmínkami a rozšířeními).</text:p>
                </text:list-item>
                <text:list-item>
                  <text:p text:style-name="P151"><text:span text:style-name="Strong_20_Emphasis">PostgreSQL</text:span> (pokročilejší funkce a větší flexibilita).</text:p>
                </text:list-item>
                <text:list-item>
                  <text:p text:style-name="P151"><text:span text:style-name="Strong_20_Emphasis">NoSQL databáze</text:span>, jako je MongoDB nebo CouchDB, pro moderní aplikace pracující s nestrukturovanými daty.</text:p>
                </text:list-item>
              </text:list>
            </text:list-item>
          </text:list>
        </text:list-item>
        <text:list-item>
          <text:p text:style-name="P150"><text:span text:style-name="Strong_20_Emphasis">PHP</text:span>:</text:p>
          <text:list>
            <text:list-item>
              <text:p text:style-name="P151">PHP je stále běžné, ale mnoho moderních aplikací a vývojářů přechází na jiné technologie:</text:p>
              <text:list>
                <text:list-item>
                  <text:p text:style-name="P151"><text:span text:style-name="Strong_20_Emphasis">Node.js</text:span> pro asynchronní aplikace.</text:p>
                </text:list-item>
                <text:list-item>
                  <text:p text:style-name="P151"><text:span text:style-name="Strong_20_Emphasis">Python</text:span> s frameworky jako Django nebo Flask.</text:p>
                </text:list-item>
                <text:list-item>
                  <text:p text:style-name="P152"><text:span text:style-name="Strong_20_Emphasis">Ruby</text:span> s frameworkem Ruby on Rails.</text:p>
                </text:list-item>
              </text:list>
            </text:list-item>
          </text:list>
        </text:list-item>
      </text:list>
      <text:h text:style-name="P53" text:outline-level="3"><text:span text:style-name="Strong_20_Emphasis">Moderní variace LAMP stacku</text:span></text:h>
      <text:list text:style-name="L58">
        <text:list-item>
          <text:p text:style-name="P153"><text:span text:style-name="Strong_20_Emphasis">LEMP</text:span>:</text:p>
          <text:list>
            <text:list-item>
              <text:p text:style-name="P154">Nahrazení Apache za Nginx (Linux + Nginx + MySQL/MariaDB + PHP/Python/Perl).</text:p>
            </text:list-item>
          </text:list>
        </text:list-item>
        <text:list-item>
          <text:p text:style-name="P153"><text:span text:style-name="Strong_20_Emphasis">MEAN</text:span>:</text:p>
          <text:list>
            <text:list-item>
              <text:p text:style-name="P154"><text:soft-page-break/>Kompletně moderní stack: MongoDB + Express.js + Angular.js + Node.js.</text:p>
            </text:list-item>
          </text:list>
        </text:list-item>
        <text:list-item>
          <text:p text:style-name="P153"><text:span text:style-name="Strong_20_Emphasis">JAM</text:span>:</text:p>
          <text:list>
            <text:list-item>
              <text:p text:style-name="P154">Pro statické weby: JavaScript + API + Markup.</text:p>
            </text:list-item>
          </text:list>
        </text:list-item>
        <text:list-item>
          <text:p text:style-name="P153"><text:span text:style-name="Strong_20_Emphasis">Serverless stacky</text:span>:</text:p>
          <text:list>
            <text:list-item>
              <text:p text:style-name="P155">Použití cloudových služeb místo tradičních serverových technologií.</text:p>
            </text:list-item>
          </text:list>
        </text:list-item>
      </text:list>
      <text:p text:style-name="P65">LAMP server byl dlouho standardem pro nasazení webových aplikací díky své jednoduchosti, stabilitě a open-source povaze. Dnes už však není vždy nejlepší volbou, protože moderní aplikace často vyžadují vyšší výkon, flexibilitu nebo používají nové přístupy, jako jsou NoSQL databáze, kontejnery nebo serverless architektura. Písmena LAMP jsou tedy stále relevantní, ale často nahrazována alternativními technologiemi. </text:p>
      <text:list xml:id="list40616504131853" text:continue-list="list40616500652608" text:style-name="L1">
        <text:list-item>
          <text:p text:style-name="P13">skriptovací j<text:span text:style-name="T27">a</text:span>zyky pro webserver: jaké znáte, co dělají, proč je chci, jak je připojím k webserveru</text:p>
        </text:list-item>
      </text:list>
      <text:p text:style-name="P2"/>
      <text:p text:style-name="P65">Skriptovací jazyky umožňují generovat dynamický obsah na webových stránkách a zpracovávat data na serverové straně. Webové servery, jako jsou Apache nebo Nginx, často podporují několik skriptovacích jazyků, aby splnily různé potřeby vývojářů. </text:p>
      <text:p text:style-name="P65"/>
      <text:h text:style-name="P103" text:outline-level="3"><text:span text:style-name="Strong_20_Emphasis">Jaké skriptovací jazyky známe</text:span></text:h>
      <text:list text:style-name="L59">
        <text:list-item>
          <text:p text:style-name="P156"><text:span text:style-name="Strong_20_Emphasis">PHP</text:span>:</text:p>
          <text:list>
            <text:list-item>
              <text:p text:style-name="P157">Nejoblíbenější skriptovací jazyk pro weby, jako je WordPress, Joomla nebo Drupal.</text:p>
            </text:list-item>
            <text:list-item>
              <text:p text:style-name="P157">Výhody: Jednoduchá syntax, široká podpora a obrovská komunita.</text:p>
            </text:list-item>
            <text:list-item>
              <text:p text:style-name="P157">Použití: Dynamické generování HTML, zpracování formulářů, práce s databázemi (MySQL/MariaDB).</text:p>
            </text:list-item>
          </text:list>
        </text:list-item>
        <text:list-item>
          <text:p text:style-name="P156"><text:span text:style-name="Strong_20_Emphasis">Python</text:span>:</text:p>
          <text:list>
            <text:list-item>
              <text:p text:style-name="P157">Flexibilní jazyk používaný s frameworky jako Django nebo Flask.</text:p>
            </text:list-item>
            <text:list-item>
              <text:p text:style-name="P157">Výhody: Čistá syntax, robustní knihovny, vhodný pro složitější aplikace.</text:p>
            </text:list-item>
            <text:list-item>
              <text:p text:style-name="P157">Použití: API, webové aplikace, analýza dat.</text:p>
            </text:list-item>
          </text:list>
        </text:list-item>
        <text:list-item>
          <text:p text:style-name="P156"><text:span text:style-name="Strong_20_Emphasis">JavaScript (Node.js)</text:span>:</text:p>
          <text:list>
            <text:list-item>
              <text:p text:style-name="P157">JavaScript na straně serveru pomocí Node.js.</text:p>
            </text:list-item>
            <text:list-item>
              <text:p text:style-name="P157">Výhody: Asynchronní zpracování, ideální pro aplikace s vysokou zátěží (chaty, streaming).</text:p>
            </text:list-item>
            <text:list-item>
              <text:p text:style-name="P157">Použití: Real-time aplikace, REST API, microservices.</text:p>
            </text:list-item>
          </text:list>
        </text:list-item>
        <text:list-item>
          <text:p text:style-name="P156"><text:span text:style-name="Strong_20_Emphasis">Ruby</text:span>:</text:p>
          <text:list>
            <text:list-item>
              <text:p text:style-name="P157">Používá framework Ruby on Rails.</text:p>
            </text:list-item>
            <text:list-item>
              <text:p text:style-name="P157">Výhody: Snadno čitelná syntax, rychlý vývoj.</text:p>
            </text:list-item>
            <text:list-item>
              <text:p text:style-name="P157">Použití: Webové aplikace, e-shopy, projekty s důrazem na rychlé prototypování.</text:p>
            </text:list-item>
          </text:list>
        </text:list-item>
        <text:list-item>
          <text:p text:style-name="P156"><text:span text:style-name="Strong_20_Emphasis">Perl</text:span>:</text:p>
          <text:list>
            <text:list-item>
              <text:p text:style-name="P157">Tradiční jazyk s širokým využitím v síťových aplikacích.</text:p>
            </text:list-item>
            <text:list-item>
              <text:p text:style-name="P157">Výhody: Velká síla v manipulaci textu, vhodný pro specifické úlohy.</text:p>
            </text:list-item>
            <text:list-item>
              <text:p text:style-name="P157">Použití: Administrace, reporty, práce se soubory.</text:p>
            </text:list-item>
          </text:list>
        </text:list-item>
        <text:list-item>
          <text:p text:style-name="P156"><text:span text:style-name="Strong_20_Emphasis">Java</text:span>:</text:p>
          <text:list>
            <text:list-item>
              <text:p text:style-name="P157">Používá se na serverech s Java Servlet Container (např. Tomcat).</text:p>
            </text:list-item>
            <text:list-item>
              <text:p text:style-name="P157">Výhody: Silná typová kontrola, škálovatelnost.</text:p>
            </text:list-item>
            <text:list-item>
              <text:p text:style-name="P158">Použití: Podnikové aplikace, složité systémy.</text:p>
            </text:list-item>
          </text:list>
        </text:list-item>
      </text:list>
      <text:h text:style-name="P103" text:outline-level="3"><text:span text:style-name="Strong_20_Emphasis"/></text:h>
      <text:h text:style-name="P159" text:outline-level="3"><text:span text:style-name="Strong_20_Emphasis">Co skriptovací jazyky dělají</text:span></text:h>
      <text:list text:style-name="L60">
        <text:list-item>
          <text:p text:style-name="P160"><text:span text:style-name="Strong_20_Emphasis">Generují dynamický obsah</text:span>: Vytvářejí webové stránky na základě uživatelských požadavků nebo dat z databází.</text:p>
        </text:list-item>
        <text:list-item>
          <text:p text:style-name="P160"><text:span text:style-name="Strong_20_Emphasis">Zpracovávají formuláře</text:span>: Přijímají a validují data od uživatelů.</text:p>
        </text:list-item>
        <text:list-item>
          <text:p text:style-name="P160"><text:span text:style-name="Strong_20_Emphasis">Pracují s databázemi</text:span>: Připojují se k databázím a provádějí dotazy (např. SELECT, INSERT).</text:p>
        </text:list-item>
        <text:list-item>
          <text:p text:style-name="P160"><text:span text:style-name="Strong_20_Emphasis">API a integrace</text:span>: Umožňují komunikaci mezi různými aplikacemi.</text:p>
        </text:list-item>
        <text:list-item>
          <text:p text:style-name="P161"><text:span text:style-name="Strong_20_Emphasis">Bezpečnost</text:span>: Zajišťují autentifikaci a autorizaci uživatelů.</text:p>
        </text:list-item>
      </text:list>
      <text:h text:style-name="P103" text:outline-level="3"><text:span text:style-name="Strong_20_Emphasis">Proč je chci používat</text:span></text:h>
      <text:list text:style-name="L61">
        <text:list-item>
          <text:p text:style-name="P162"><text:span text:style-name="Strong_20_Emphasis">Dynamický obsah</text:span>:</text:p>
          <text:list>
            <text:list-item>
              <text:p text:style-name="P163">Statické stránky nestačí pro moderní aplikace.</text:p>
            </text:list-item>
            <text:list-item>
              <text:p text:style-name="P163">Skriptovací jazyky umožňují personalizaci (např. zobrazení přihlášeného uživatele).</text:p>
            </text:list-item>
          </text:list>
        </text:list-item>
        <text:list-item>
          <text:p text:style-name="P162"><text:span text:style-name="Strong_20_Emphasis">Integrace s databázemi</text:span>:</text:p>
          <text:list>
            <text:list-item>
              <text:p text:style-name="P163">Ukládání a zpracování dat je klíčové pro většinu aplikací.</text:p>
            </text:list-item>
          </text:list>
        </text:list-item>
        <text:list-item>
          <text:p text:style-name="P162"><text:span text:style-name="Strong_20_Emphasis">Rozšíření funkcionality</text:span>:</text:p>
          <text:list>
            <text:list-item>
              <text:p text:style-name="P163">Snadno lze přidat interaktivní prvky, jako je zpracování formulářů, odesílání e-mailů nebo generování reportů.</text:p>
            </text:list-item>
          </text:list>
        </text:list-item>
        <text:list-item>
          <text:p text:style-name="P162"><text:span text:style-name="Strong_20_Emphasis">Flexibilita a škálovatelnost</text:span>:</text:p>
          <text:list>
            <text:list-item>
              <text:p text:style-name="P164">Skriptovací jazyky podporují různé potřeby, od malých osobních webů až po složité podnikové systémy.</text:p>
            </text:list-item>
          </text:list>
        </text:list-item>
      </text:list>
      <text:p text:style-name="P65">Skriptovací jazyky jsou nepostradatelné pro moderní webové aplikace. Volba konkrétního jazyka závisí na požadavcích projektu. Webové servery jako Apache a Nginx podporují různé jazyky buď přímo (Apache), nebo přes aplikační servery (Nginx). Skriptovací jazyky umožňují vytvářet dynamický obsah, integrovat se s databázemi a rozšiřovat funkcionalitu aplikací. </text:p>
      <text:list xml:id="list40617131871550" text:continue-list="list40616504131853" text:style-name="L1">
        <text:list-item>
          <text:p text:style-name="P13">HTTPS: proč a jak jej zařídíte, co je CA. Jak vypadá výměna klíčů, jak probíhá instalace certifikátu</text:p>
        </text:list-item>
      </text:list>
      <text:p text:style-name="P2"/>
      <text:p text:style-name="P2"><text:span text:style-name="Strong_20_Emphasis"><text:span text:style-name="T1">HTTPS (Hypertext Transfer Protocol Secure)</text:span></text:span><text:span text:style-name="T1"> je šifrovaná verze protokolu HTTP, která zajišťuje bezpečný přenos dat mezi klientem (prohlížečem) a serverem.</text:span></text:p>
      <text:list text:style-name="L62">
        <text:list-item>
          <text:p text:style-name="P165"><text:span text:style-name="Strong_20_Emphasis">Šifrování:</text:span></text:p>
          <text:list>
            <text:list-item>
              <text:p text:style-name="P166">Zabraňuje odposlechu dat třetí stranou.</text:p>
            </text:list-item>
            <text:list-item>
              <text:p text:style-name="P166">Citlivá data, jako jsou hesla nebo osobní údaje, jsou chráněna.</text:p>
            </text:list-item>
          </text:list>
        </text:list-item>
        <text:list-item>
          <text:p text:style-name="P165"><text:span text:style-name="Strong_20_Emphasis">Autentizace:</text:span></text:p>
          <text:list>
            <text:list-item>
              <text:p text:style-name="P166">Pomocí certifikátů se ověřuje, že se uživatel připojuje ke správnému serveru.</text:p>
            </text:list-item>
          </text:list>
        </text:list-item>
        <text:list-item>
          <text:p text:style-name="P165"><text:span text:style-name="Strong_20_Emphasis">Integrita:</text:span></text:p>
          <text:list>
            <text:list-item>
              <text:p text:style-name="P166">Zajišťuje, že data nebyla během přenosu změněna nebo narušena.</text:p>
            </text:list-item>
          </text:list>
        </text:list-item>
        <text:list-item>
          <text:p text:style-name="P165"><text:span text:style-name="Strong_20_Emphasis">SEO výhoda:</text:span></text:p>
          <text:list>
            <text:list-item>
              <text:p text:style-name="P167">Vyhledávače (např. Google) preferují HTTPS stránky ve výsledcích vyhledávání.</text:p>
            </text:list-item>
          </text:list>
        </text:list-item>
      </text:list>
      <text:h text:style-name="P53" text:outline-level="3"><text:span text:style-name="Strong_20_Emphasis">Jak HTTPS zařídit</text:span></text:h>
      <text:list text:style-name="L63">
        <text:list-item>
          <text:p text:style-name="P168"><text:span text:style-name="Strong_20_Emphasis">Certifikát SSL/TLS:</text:span></text:p>
          <text:list>
            <text:list-item>
              <text:p text:style-name="P169">HTTPS vyžaduje instalaci certifikátu na webový server.</text:p>
            </text:list-item>
            <text:list-item>
              <text:p text:style-name="P169">Certifikát je vydán certifikační autoritou (<text:span text:style-name="Strong_20_Emphasis">CA</text:span>, viz níže).</text:p>
            </text:list-item>
          </text:list>
        </text:list-item>
        <text:list-item>
          <text:p text:style-name="P168"><text:span text:style-name="Strong_20_Emphasis">Podpora serveru:</text:span></text:p>
          <text:list>
            <text:list-item>
              <text:p text:style-name="P170">Webový server (např. Apache, Nginx) musí mít povolenou podporu TLS/SSL.</text:p>
            </text:list-item>
          </text:list>
        </text:list-item>
      </text:list>
      <text:h text:style-name="P53" text:outline-level="3"><text:span text:style-name="Strong_20_Emphasis">Co je CA (Certifikační autorita)</text:span></text:h>
      <text:p text:style-name="P75">Certifikační autorita (<text:span text:style-name="Strong_20_Emphasis">Certificate Authority</text:span>) je důvěryhodná organizace, která vydává digitální certifikáty.</text:p>
      <text:list text:style-name="L64">
        <text:list-item>
          <text:p text:style-name="P171"><text:span text:style-name="Strong_20_Emphasis">Úloha CA:</text:span></text:p>
          <text:list>
            <text:list-item>
              <text:p text:style-name="P172">Ověřuje identitu majitele domény nebo organizace.</text:p>
            </text:list-item>
            <text:list-item>
              <text:p text:style-name="P172">Vydává certifikát, který potvrzuje pravost serveru.</text:p>
            </text:list-item>
            <text:list-item>
              <text:p text:style-name="P172">Certifikát je důvěryhodný díky podpisu CA.</text:p>
            </text:list-item>
          </text:list>
        </text:list-item>
        <text:list-item>
          <text:p text:style-name="P171"><text:span text:style-name="Strong_20_Emphasis">Známé CA:</text:span></text:p>
          <text:list>
            <text:list-item>
              <text:p text:style-name="P172">Let’s Encrypt (zdarma, automatizované vydání certifikátů).</text:p>
            </text:list-item>
            <text:list-item>
              <text:p text:style-name="P173">DigiCert, GlobalSign, Sectigo (komerční certifikáty).</text:p>
            </text:list-item>
          </text:list>
        </text:list-item>
      </text:list>
      <text:h text:style-name="P53" text:outline-level="3"><text:span text:style-name="Strong_20_Emphasis">Jak vypadá výměna klíčů</text:span></text:h>
      <text:p text:style-name="P75">HTTPS využívá asymetrickou kryptografii pro výměnu klíčů a symetrickou kryptografii pro šifrování dat.</text:p>
      <text:list text:style-name="L65">
        <text:list-item>
          <text:p text:style-name="P174"><text:span text:style-name="Strong_20_Emphasis">Navázání spojení (TLS Handshake):</text:span></text:p>
          <text:list>
            <text:list-item>
              <text:p text:style-name="P175">Klient (prohlížeč) odešle požadavek na server a uvede podporované šifrovací algoritmy.</text:p>
            </text:list-item>
            <text:list-item>
              <text:p text:style-name="P175">Server odpoví s veřejným klíčem a certifikátem.</text:p>
            </text:list-item>
            <text:list-item>
              <text:p text:style-name="P175">Klient ověří certifikát pomocí kořenových certifikátů CA.</text:p>
            </text:list-item>
            <text:list-item>
              <text:p text:style-name="P175">Klient a server se dohodnou na společném šifrovacím klíči.</text:p>
            </text:list-item>
          </text:list>
        </text:list-item>
        <text:list-item>
          <text:p text:style-name="P174"><text:span text:style-name="Strong_20_Emphasis">Výměna klíčů:</text:span></text:p>
          <text:list>
            <text:list-item>
              <text:p text:style-name="P175">Klient zašifruje svůj klíč (session key) veřejným klíčem serveru.</text:p>
            </text:list-item>
            <text:list-item>
              <text:p text:style-name="P175">Server tento klíč dešifruje pomocí svého privátního klíče.</text:p>
            </text:list-item>
            <text:list-item>
              <text:p text:style-name="P175">Klient i server následně komunikují pomocí tohoto symetrického klíče.</text:p>
            </text:list-item>
          </text:list>
        </text:list-item>
        <text:list-item>
          <text:p text:style-name="P174"><text:soft-page-break/><text:span text:style-name="Strong_20_Emphasis">Začátek šifrované komunikace:</text:span></text:p>
          <text:list>
            <text:list-item>
              <text:p text:style-name="P176">Data jsou šifrována a dešifrována pomocí sjednaného symetrického klíče.</text:p>
            </text:list-item>
          </text:list>
        </text:list-item>
      </text:list>
      <text:h text:style-name="P53" text:outline-level="3"><text:span text:style-name="Strong_20_Emphasis">Jak probíhá instalace certifikátu</text:span></text:h>
      <text:list text:style-name="L66">
        <text:list-item>
          <text:p text:style-name="P177"><text:span text:style-name="Strong_20_Emphasis">Získání certifikátu:</text:span></text:p>
          <text:list>
            <text:list-item>
              <text:p text:style-name="P178">Zaregistrujte doménu u certifikační autority (CA).</text:p>
            </text:list-item>
            <text:list-item>
              <text:p text:style-name="P178">Vygenerujte <text:span text:style-name="Strong_20_Emphasis">CSR (Certificate Signing Request)</text:span>:</text:p>
              <text:list>
                <text:list-item>
                  <text:p text:style-name="P178">Obsahuje informace o doméně a veřejný klíč.</text:p>
                </text:list-item>
              </text:list>
            </text:list-item>
            <text:list-item>
              <text:p text:style-name="P178">Certifikát obdržíte od CA po ověření vaší identity.</text:p>
            </text:list-item>
          </text:list>
        </text:list-item>
        <text:list-item>
          <text:p text:style-name="P177"><text:span text:style-name="Strong_20_Emphasis">Instalace na server:</text:span></text:p>
          <text:list>
            <text:list-item>
              <text:p text:style-name="P177">U Apache:</text:p>
              <text:list>
                <text:list-item>
                  <text:p text:style-name="P178">Certifikát a privátní klíč umístíte do <text:span text:style-name="Source_20_Text">/etc/ssl/certs/</text:span> a <text:span text:style-name="Source_20_Text">/etc/ssl/private/</text:span>.</text:p>
                </text:list-item>
                <text:list-item>
                  <text:p text:style-name="P177">Upravíte konfigurační soubor</text:p>
                </text:list-item>
                <text:list-item>
                  <text:p text:style-name="P179">Restart serveru</text:p>
                </text:list-item>
              </text:list>
            </text:list-item>
          </text:list>
        </text:list-item>
        <text:list-item>
          <text:p text:style-name="P180"><text:span text:style-name="Strong_20_Emphasis">Ověření certifikátu:</text:span></text:p>
        </text:list-item>
      </text:list>
      <text:list text:style-name="L67">
        <text:list-item>
          <text:list>
            <text:list-item>
              <text:p text:style-name="P181">Zkontrolujte, zda je HTTPS správně nastaveno</text:p>
            </text:list-item>
          </text:list>
        </text:list-item>
      </text:list>
      <text:p text:style-name="P56">HTTPS je nezbytný pro bezpečný přenos dat, autentizaci serveru a ochranu před útoky. K dosažení HTTPS potřebujete certifikát SSL/TLS vydaný certifikační autoritou (CA). Instalace certifikátu na server zahrnuje správu klíčů, konfiguraci serveru a ověření certifikátu. Díky nástrojům jako Let’s Encrypt je dnes zavedení HTTPS jednoduché a široce dostupné. </text:p>
      <text:p text:style-name="P2"/>
      <text:list xml:id="list40616915046205" text:continue-list="list40617131871550" text:style-name="L1">
        <text:list-item>
          <text:p text:style-name="P13">mailserver: co dělá mailserver, jak ho nainstaluju, co pomocí něj můžu provádět. Jaké jsou protokoly pro přijímání a posílání mailů</text:p>
        </text:list-item>
      </text:list>
      <text:p text:style-name="P2"><text:span text:style-name="Strong_20_Emphasis"><text:span text:style-name="T1"/></text:span></text:p>
      <text:p text:style-name="P2"><text:span text:style-name="Strong_20_Emphasis"><text:span text:style-name="T1">Mailserver</text:span></text:span><text:span text:style-name="T1"> je software, který umožňuje odesílání, přijímání a ukládání e-mailových zpráv. Je klíčovou součástí infrastruktury elektronické pošty a zajišťuje komunikaci mezi uživateli přes síť.</text:span></text:p>
      <text:list text:style-name="L68">
        <text:list-item>
          <text:p text:style-name="P182"><text:span text:style-name="Strong_20_Emphasis">Primární funkce:</text:span></text:p>
          <text:list>
            <text:list-item>
              <text:p text:style-name="P183"><text:span text:style-name="Strong_20_Emphasis">Příjem e-mailů</text:span> od jiných mailserverů a jejich doručení do schránek uživatelů.</text:p>
            </text:list-item>
            <text:list-item>
              <text:p text:style-name="P183"><text:span text:style-name="Strong_20_Emphasis">Odesílání e-mailů</text:span> od uživatelů na jiné mailservery.</text:p>
            </text:list-item>
            <text:list-item>
              <text:p text:style-name="P183"><text:span text:style-name="Strong_20_Emphasis">Ukládání e-mailů</text:span>, aby si je uživatelé mohli stáhnout nebo přečíst.</text:p>
            </text:list-item>
          </text:list>
        </text:list-item>
        <text:list-item>
          <text:p text:style-name="P182"><text:span text:style-name="Strong_20_Emphasis">Hlavní komponenty mailserveru:</text:span></text:p>
          <text:list>
            <text:list-item>
              <text:p text:style-name="P183"><text:span text:style-name="Strong_20_Emphasis">MTA (Mail Transfer Agent):</text:span> Přenáší e-maily mezi servery (např. Postfix, Sendmail, Exim).</text:p>
            </text:list-item>
            <text:list-item>
              <text:p text:style-name="P183"><text:span text:style-name="Strong_20_Emphasis">MDA (Mail Delivery Agent):</text:span> Doručuje e-maily do schránek uživatelů (např. Dovecot, Procmail).</text:p>
            </text:list-item>
            <text:list-item>
              <text:p text:style-name="P184"><text:span text:style-name="Strong_20_Emphasis">MUA (Mail User Agent):</text:span> Klientské aplikace, které komunikují s mailserverem (např. Thunderbird, Outlook).</text:p>
            </text:list-item>
          </text:list>
        </text:list-item>
      </text:list>
      <text:h text:style-name="P53" text:outline-level="3"><text:span text:style-name="Strong_20_Emphasis"><text:span text:style-name="Strong_20_Emphasis"><text:span text:style-name="T28">j</text:span></text:span></text:span><text:span text:style-name="Strong_20_Emphasis">ak ho nainstaluju</text:span></text:h>
      <text:list text:style-name="L69">
        <text:list-item>
          <text:p text:style-name="P185"><text:span text:style-name="Strong_20_Emphasis">Výběr softwaru:</text:span></text:p>
          <text:list>
            <text:list-item>
              <text:p text:style-name="P186"><text:span text:style-name="Strong_20_Emphasis"><text:span text:style-name="T1">MTA:</text:span></text:span><text:span text:style-name="T1"> Postfix, Sendmail, Exim.</text:span></text:p>
            </text:list-item>
            <text:list-item>
              <text:p text:style-name="P186"><text:span text:style-name="Strong_20_Emphasis"><text:span text:style-name="T1">MDA:</text:span></text:span><text:span text:style-name="T1"> Dovecot, Courier.</text:span></text:p>
            </text:list-item>
            <text:list-item>
              <text:p text:style-name="P186"><text:span text:style-name="Strong_20_Emphasis"><text:span text:style-name="T1">Webmail:</text:span></text:span><text:span text:style-name="T1"> Roundcube, RainLoop (volitelné pro přístup přes web).</text:span></text:p>
            </text:list-item>
          </text:list>
        </text:list-item>
        <text:list-item>
          <text:p text:style-name="P185"><text:span text:style-name="Strong_20_Emphasis"><text:span text:style-name="T29">Instalace na Debian/Ubuntu:</text:span></text:span></text:p>
          <text:list>
            <text:list-item>
              <text:p text:style-name="P185"><text:span text:style-name="Strong_20_Emphasis"><text:span text:style-name="T1">sudo apt update</text:span></text:span></text:p>
            </text:list-item>
            <text:list-item>
              <text:p text:style-name="P185"><text:span text:style-name="Strong_20_Emphasis"><text:span text:style-name="T1">sudo apt install postfix dovecot-core dovecot-imapd</text:span></text:span></text:p>
            </text:list-item>
          </text:list>
        </text:list-item>
        <text:list-item>
          <text:p text:style-name="P187"><text:span text:style-name="Strong_20_Emphasis"><text:span text:style-name="T29">Základní konfigurace Postfixu:</text:span></text:span></text:p>
          <text:list>
            <text:list-item>
              <text:p text:style-name="P188">Při instalaci budete vyzváni k výběru typu konfigurace:</text:p>
            </text:list-item>
            <text:list-item>
              <text:p text:style-name="P186"><text:span text:style-name="Strong_20_Emphasis"><text:span text:style-name="T1">Internet Site</text:span></text:span><text:span text:style-name="T1">:</text:span> Mailserver přijímá a odesílá poštu přímo přes internet.</text:p>
            </text:list-item>
            <text:list-item>
              <text:p text:style-name="P185">Nastavte název systému (např. <text:span text:style-name="Source_20_Text">mail.example.com</text:span>).</text:p>
            </text:list-item>
          </text:list>
        </text:list-item>
        <text:list-item>
          <text:p text:style-name="P189">Základní konfigurace Dovecotu (pro IMAP): </text:p>
        </text:list-item>
      </text:list>
      <text:h text:style-name="P89" text:outline-level="3"><text:span text:style-name="Strong_20_Emphasis">Co pomocí něj můžu provádět</text:span></text:h>
      <text:list text:style-name="L70">
        <text:list-item>
          <text:p text:style-name="P190"><text:span text:style-name="Strong_20_Emphasis">Odesílání e-mailů:</text:span></text:p>
          <text:list>
            <text:list-item>
              <text:p text:style-name="P191">Přes SMTP můžete odesílat zprávy ostatním uživatelům.</text:p>
            </text:list-item>
            <text:list-item>
              <text:p text:style-name="P191">Použití MUA (např. Thunderbird) nebo příkazového řádku.</text:p>
            </text:list-item>
          </text:list>
        </text:list-item>
        <text:list-item>
          <text:p text:style-name="P190"><text:span text:style-name="Strong_20_Emphasis">Přijímání e-mailů:</text:span></text:p>
          <text:list>
            <text:list-item>
              <text:p text:style-name="P191">Mailserver přijímá poštu přes SMTP a ukládá ji do schránek uživatelů.</text:p>
            </text:list-item>
          </text:list>
        </text:list-item>
        <text:list-item>
          <text:p text:style-name="P190"><text:span text:style-name="Strong_20_Emphasis">Správa schránek:</text:span></text:p>
          <text:list>
            <text:list-item>
              <text:p text:style-name="P191">Přístup ke zprávám pomocí protokolů IMAP nebo POP3.</text:p>
            </text:list-item>
            <text:list-item>
              <text:p text:style-name="P191">Možnost třídění, filtrování a ukládání zpráv.</text:p>
            </text:list-item>
          </text:list>
        </text:list-item>
        <text:list-item>
          <text:p text:style-name="P190"><text:span text:style-name="Strong_20_Emphasis">Zabezpečení pošty:</text:span></text:p>
          <text:list>
            <text:list-item>
              <text:p text:style-name="P191">Podpora šifrovaného přenosu (TLS pro SMTP, IMAP, POP3).</text:p>
            </text:list-item>
            <text:list-item>
              <text:p text:style-name="P192">Použití antispamových a antivirových nástrojů (např. SpamAssassin, ClamAV).</text:p>
            </text:list-item>
          </text:list>
        </text:list-item>
      </text:list>
      <text:h text:style-name="P193" text:outline-level="3"><text:soft-page-break/><text:span text:style-name="Strong_20_Emphasis">Jaké jsou protokoly pro přijímání a posílání mailů</text:span></text:h>
      <text:list text:style-name="L71">
        <text:list-item>
          <text:p text:style-name="P194"><text:span text:style-name="Strong_20_Emphasis">Pro odesílání e-mailů:</text:span></text:p>
          <text:list>
            <text:list-item>
              <text:p text:style-name="P195"><text:span text:style-name="Strong_20_Emphasis">SMTP (Simple Mail Transfer Protocol):</text:span></text:p>
              <text:list>
                <text:list-item>
                  <text:p text:style-name="P195">Zajišťuje odesílání e-mailů z klienta na server a mezi servery.</text:p>
                </text:list-item>
                <text:list-item>
                  <text:p text:style-name="P195">Standardně běží na portu <text:span text:style-name="Strong_20_Emphasis">25</text:span>, pro zabezpečené připojení se používá port <text:span text:style-name="Strong_20_Emphasis">587</text:span> nebo <text:span text:style-name="Strong_20_Emphasis">465</text:span> (s TLS).</text:p>
                </text:list-item>
              </text:list>
            </text:list-item>
          </text:list>
        </text:list-item>
        <text:list-item>
          <text:p text:style-name="P194"><text:span text:style-name="Strong_20_Emphasis">Pro přijímání e-mailů:</text:span></text:p>
          <text:list>
            <text:list-item>
              <text:p text:style-name="P194"><text:span text:style-name="Strong_20_Emphasis">POP3 (Post Office Protocol, verze 3):</text:span></text:p>
              <text:list>
                <text:list-item>
                  <text:p text:style-name="P195">Stahuje e-maily ze serveru na klienta a obvykle je ze serveru maže.</text:p>
                </text:list-item>
                <text:list-item>
                  <text:p text:style-name="P195">Jednoduchý protokol, běží na portu <text:span text:style-name="Strong_20_Emphasis">110</text:span> (nezabezpečené) nebo <text:span text:style-name="Strong_20_Emphasis">995</text:span> (s TLS).</text:p>
                </text:list-item>
                <text:list-item>
                  <text:p text:style-name="P195">Vhodný pro případy, kdy není potřeba mít e-maily uložené na serveru.</text:p>
                </text:list-item>
              </text:list>
            </text:list-item>
            <text:list-item>
              <text:p text:style-name="P194"><text:span text:style-name="Strong_20_Emphasis">IMAP (Internet Message Access Protocol):</text:span></text:p>
              <text:list>
                <text:list-item>
                  <text:p text:style-name="P195">Umožňuje číst e-maily přímo na serveru bez jejich mazání.</text:p>
                </text:list-item>
                <text:list-item>
                  <text:p text:style-name="P195">Vhodný pro přístup z více zařízení.</text:p>
                </text:list-item>
                <text:list-item>
                  <text:p text:style-name="P196">Běží na portu <text:span text:style-name="Strong_20_Emphasis">143</text:span> (nezabezpečené) nebo <text:span text:style-name="Strong_20_Emphasis">993</text:span> (s TLS).</text:p>
                </text:list-item>
              </text:list>
            </text:list-item>
          </text:list>
        </text:list-item>
      </text:list>
      <text:h text:style-name="P89" text:outline-level="3"><text:span text:style-name="Strong_20_Emphasis">Proč chci mít mailserver</text:span></text:h>
      <text:list text:style-name="L72">
        <text:list-item>
          <text:p text:style-name="P197"><text:span text:style-name="Strong_20_Emphasis">Kontrola nad e-maily:</text:span></text:p>
          <text:list>
            <text:list-item>
              <text:p text:style-name="P198">Umožňuje spravovat poštu bez závislosti na externích poskytovatelích.</text:p>
            </text:list-item>
            <text:list-item>
              <text:p text:style-name="P198">Vhodné pro firmy a organizace, které chtějí mít e-maily pod vlastní správou.</text:p>
            </text:list-item>
          </text:list>
        </text:list-item>
        <text:list-item>
          <text:p text:style-name="P197"><text:span text:style-name="Strong_20_Emphasis">Flexibilita:</text:span></text:p>
          <text:list>
            <text:list-item>
              <text:p text:style-name="P198">Možnost přizpůsobit nastavení podle vlastních potřeb (velikost schránek, spam filtry).</text:p>
            </text:list-item>
          </text:list>
        </text:list-item>
        <text:list-item>
          <text:p text:style-name="P197"><text:span text:style-name="Strong_20_Emphasis">Bezpečnost:</text:span></text:p>
          <text:list>
            <text:list-item>
              <text:p text:style-name="P198">Lepší ochrana dat a možnost implementace vlastních bezpečnostních opatření.</text:p>
            </text:list-item>
          </text:list>
        </text:list-item>
        <text:list-item>
          <text:p text:style-name="P197"><text:span text:style-name="Strong_20_Emphasis">Identita:</text:span></text:p>
          <text:list>
            <text:list-item>
              <text:p text:style-name="P199">Vlastní doména zvyšuje profesionální vzhled (např. <text:a xlink:type="simple" xlink:href="mailto:jmeno@mojefirma.cz" text:style-name="Internet_20_link" text:visited-style-name="Visited_20_Internet_20_Link">jmeno@mojefirma.cz</text:a>).</text:p>
              <text:p text:style-name="P199"/>
            </text:list-item>
          </text:list>
        </text:list-item>
      </text:list>
      <text:p text:style-name="P56">Mailserver je klíčový pro odesílání a přijímání e-mailů, umožňuje vlastní správu poštovních schránek a nabízí flexibilitu a bezpečnost. Protokoly SMTP, POP3 a IMAP zajišťují komunikaci mezi klienty a servery. Nastavení a správa mailserveru vyžadují základní znalosti konfigurace serveru, ale výhody, jako je kontrola nad daty a profesionální e-mailová komunikace, stojí za investovaný čas. </text:p>
      <text:list xml:id="list40616716037288" text:continue-list="list40616915046205" text:style-name="L1">
        <text:list-item>
          <text:p text:style-name="P13">crond: co to je za daemona, jak se plní, k čemu slouží, uveď ideální použití</text:p>
        </text:list-item>
      </text:list>
      <text:p text:style-name="P2"><text:span text:style-name="Strong_20_Emphasis"><text:span text:style-name="T1"/></text:span></text:p>
      <text:p text:style-name="P2"><text:span text:style-name="Strong_20_Emphasis"><text:span text:style-name="T1">Crond</text:span></text:span><text:span text:style-name="T1"> je systémový démon v Unixových a Linuxových systémech, který spravuje a vykonává naplánované úlohy v určených časových intervalech. Funguje na základě definic v souborech </text:span><text:span text:style-name="Strong_20_Emphasis"><text:span text:style-name="T1">crontab</text:span></text:span><text:span text:style-name="T1">.</text:span></text:p>
      <text:list text:style-name="L73">
        <text:list-item>
          <text:p text:style-name="P200"><text:span text:style-name="Strong_20_Emphasis">Daemon:</text:span></text:p>
          <text:list>
            <text:list-item>
              <text:p text:style-name="P200">Běží neustále na pozadí.</text:p>
            </text:list-item>
            <text:list-item>
              <text:p text:style-name="P201">Pravidelně kontroluje naplánované úlohy a vykonává je, pokud jejich čas nastal.</text:p>
            </text:list-item>
          </text:list>
        </text:list-item>
      </text:list>
      <text:h text:style-name="P53" text:outline-level="3"><text:span text:style-name="Strong_20_Emphasis">Jak se plní (konfigurace crontab)</text:span></text:h>
      <text:p text:style-name="P56"><text:span text:style-name="Strong_20_Emphasis">Crontab</text:span> je soubor obsahující seznam naplánovaných úloh a jejich časové definice. Crontab lze konfigurovat pro jednotlivé uživatele nebo na úrovni systému.</text:p>
      <text:p text:style-name="P202"><text:span text:style-name="Strong_20_Emphasis">Struktura crontab záznamu:</text:span> </text:p>
      <text:p text:style-name="P203"><text:span text:style-name="T26">Každý řádek má následující formát:</text:span></text:p>
      <text:p text:style-name="Text_20_body"><text:span text:style-name="Source_20_Text">min hod den měsíc den_v_týdnu příkaz</text:span></text:p>
      <text:list text:style-name="L74">
        <text:list-item>
          <text:p text:style-name="P204"><text:span text:style-name="Strong_20_Emphasis">min</text:span>: Minuta (0–59)</text:p>
        </text:list-item>
        <text:list-item>
          <text:p text:style-name="P204"><text:span text:style-name="Strong_20_Emphasis">hod</text:span>: Hodina (0–23)</text:p>
        </text:list-item>
        <text:list-item>
          <text:p text:style-name="P204"><text:span text:style-name="Strong_20_Emphasis">den</text:span>: Den v měsíci (1–31)</text:p>
        </text:list-item>
        <text:list-item>
          <text:p text:style-name="P204"><text:span text:style-name="Strong_20_Emphasis">měsíc</text:span>: Měsíc (1–12)</text:p>
        </text:list-item>
        <text:list-item>
          <text:p text:style-name="P204"><text:span text:style-name="Strong_20_Emphasis">den_v_týdnu</text:span>: Den v týdnu (0–7, kde 0 a 7 jsou neděle)</text:p>
        </text:list-item>
      </text:list>
      <text:p text:style-name="Text_20_body">Příklady:</text:p>
      <text:list text:style-name="L75">
        <text:list-item>
          <text:p text:style-name="P205"><text:span text:style-name="Strong_20_Emphasis">Každý den ve 3:00 ráno:</text:span></text:p>
          <text:p text:style-name="P205"><text:span text:style-name="Source_20_Text">0 3 * * * /path/to/script.sh</text:span></text:p>
        </text:list-item>
        <text:list-item>
          <text:p text:style-name="P205"><text:span text:style-name="Strong_20_Emphasis">Každé pondělí ve 12:00:</text:span></text:p>
          <text:p text:style-name="P205"><text:span text:style-name="Source_20_Text">0 12 * * 1 /path/to/backup.sh</text:span></text:p>
        </text:list-item>
        <text:list-item>
          <text:p text:style-name="P205"><text:span text:style-name="Strong_20_Emphasis"/></text:p>
        </text:list-item>
      </text:list>
      <text:p text:style-name="P75"><text:span text:style-name="Strong_20_Emphasis">Globální konfigurace (pro celý systém):</text:span></text:p>
      <text:list text:style-name="L76">
        <text:list-item>
          <text:p text:style-name="P206">Systémové crontab soubory se nachází v <text:span text:style-name="Source_20_Text">/etc/crontab</text:span> nebo <text:span text:style-name="Source_20_Text">/etc/cron.d/</text:span></text:p>
        </text:list-item>
      </text:list>
      <text:h text:style-name="Heading_20_3" text:outline-level="3"><text:span text:style-name="Strong_20_Emphasis">K čemu slouží</text:span></text:h>
      <text:p text:style-name="P75">Crond je ideální pro automatizaci opakujících se úloh. Mezi hlavní případy použití patří:</text:p>
      <text:list text:style-name="L77">
        <text:list-item>
          <text:p text:style-name="P207"><text:span text:style-name="Strong_20_Emphasis">Zálohování dat:</text:span></text:p>
          <text:list>
            <text:list-item>
              <text:p text:style-name="P208">Automatizace záloh na denní nebo týdenní bázi.</text:p>
            </text:list-item>
          </text:list>
        </text:list-item>
        <text:list-item>
          <text:p text:style-name="P207"><text:span text:style-name="Strong_20_Emphasis">Údržba systému:</text:span></text:p>
          <text:list>
            <text:list-item>
              <text:p text:style-name="P208">Rotace logů, čištění dočasných souborů, restartování služeb.</text:p>
            </text:list-item>
          </text:list>
        </text:list-item>
        <text:list-item>
          <text:p text:style-name="P207"><text:span text:style-name="Strong_20_Emphasis">Monitorování:</text:span></text:p>
          <text:list>
            <text:list-item>
              <text:p text:style-name="P208">Spouštění skriptů pro kontrolu dostupnosti serverů nebo systémových zdrojů.</text:p>
            </text:list-item>
          </text:list>
        </text:list-item>
        <text:list-item>
          <text:p text:style-name="P207"><text:span text:style-name="Strong_20_Emphasis">Automatizace aplikací:</text:span></text:p>
          <text:list>
            <text:list-item>
              <text:p text:style-name="P207">Spouštění skriptů, které provádějí údržbu nebo aktualizaci databází.</text:p>
            </text:list-item>
          </text:list>
        </text:list-item>
      </text:list>
      <text:p text:style-name="Text_20_body"/>
      <text:h text:style-name="Heading_20_3" text:outline-level="3"><text:span text:style-name="Strong_20_Emphasis"/></text:h>
      <text:h text:style-name="P209" text:outline-level="3"><text:span text:style-name="Strong_20_Emphasis">Ideální použití</text:span></text:h>
      <text:list text:style-name="L78">
        <text:list-item>
          <text:p text:style-name="P210"><text:span text:style-name="Strong_20_Emphasis"><text:span text:style-name="T1">Zálohování databáze</text:span></text:span></text:p>
        </text:list-item>
        <text:list-item>
          <text:p text:style-name="P210"><text:span text:style-name="Strong_20_Emphasis"><text:span text:style-name="T1">Čištění dočasných souborů</text:span></text:span></text:p>
        </text:list-item>
        <text:list-item>
          <text:p text:style-name="P210"><text:span text:style-name="Strong_20_Emphasis"><text:span text:style-name="T1">Kontrola server</text:span></text:span><text:span text:style-name="Strong_20_Emphasis"><text:span text:style-name="T30">u</text:span></text:span></text:p>
        </text:list-item>
        <text:list-item>
          <text:p text:style-name="P210"><text:span text:style-name="Strong_20_Emphasis"><text:span text:style-name="T30">Rotace logů - Automatická správa logovacích souborů </text:span></text:span></text:p>
        </text:list-item>
      </text:list>
      <text:h text:style-name="P89" text:outline-level="3"><text:span text:style-name="Strong_20_Emphasis">Bezpečnostní úvahy</text:span></text:h>
      <text:list xml:id="list3908835748" text:style-name="L79">
        <text:list-item>
          <text:p text:style-name="P211"><text:span text:style-name="Strong_20_Emphasis">Omezení přístupu:</text:span></text:p>
          <text:list>
            <text:list-item>
              <text:p text:style-name="P212">Crontab lze spravovat pouze oprávněnými uživateli. Povolení/zakázání uživatelů spravujete v souborech:</text:p>
              <text:list>
                <text:list-item>
                  <text:p text:style-name="P212"><text:span text:style-name="Strong_20_Emphasis">/etc/cron.allow</text:span></text:p>
                </text:list-item>
                <text:list-item>
                  <text:p text:style-name="P212"><text:span text:style-name="Strong_20_Emphasis">/etc/cron.deny</text:span></text:p>
                </text:list-item>
              </text:list>
            </text:list-item>
          </text:list>
        </text:list-item>
        <text:list-item>
          <text:p text:style-name="P211"><text:span text:style-name="Strong_20_Emphasis">Logování výstupů:</text:span></text:p>
          <text:list>
            <text:list-item>
              <text:p text:style-name="P211">Výstupy z úloh jsou obvykle odesílány e-mailem uživateli. Alternativně lze logovat do souboru:</text:p>
            </text:list-item>
          </text:list>
        </text:list-item>
        <text:list-item>
          <text:p text:style-name="P211"><text:span text:style-name="Strong_20_Emphasis">Testování skriptů:</text:span></text:p>
        </text:list-item>
      </text:list>
      <text:list text:style-name="L80">
        <text:list-item>
          <text:p text:style-name="P213">Před zařazením skriptu do crontab je důležité otestovat jeho funkčnost ručně.</text:p>
        </text:list-item>
      </text:list>
      <text:list text:continue-list="list3908835748" text:style-name="L79">
        <text:list-header>
          <text:p text:style-name="P214"/>
        </text:list-header>
      </text:list>
      <text:p text:style-name="Text_20_body">Crond je klíčový démon pro automatizaci úloh v Linuxu. Umožňuje pravidelně spouštět příkazy nebo skripty podle definovaných časových rozvrhů. Ideální je pro zálohování, údržbu systému, monitorování a další opakující se úkoly. Správné nastavení a logování zajišťují efektivní a bezpečné používání tohoto nástroje. </text:p>
      <text:list xml:id="list40615745252438" text:continue-list="list40616716037288" text:style-name="L1">
        <text:list-item>
          <text:p text:style-name="P13">Docker: proč je tak oblíbený, co přináší, pro koho je to dobré</text:p>
        </text:list-item>
      </text:list>
      <text:p text:style-name="P2"/>
      <text:p text:style-name="P2"><text:span text:style-name="Strong_20_Emphasis"><text:span text:style-name="T1">Docker</text:span></text:span><text:span text:style-name="T1"> je platforma pro vytváření, distribuci a běh kontejnerů, které umožňují izolovat aplikace a jejich závislosti v jednotném prostředí. Jeho popularita pramení z následujících výhod:</text:span></text:p>
      <text:list text:style-name="L81">
        <text:list-item>
          <text:p text:style-name="P215"><text:span text:style-name="Strong_20_Emphasis">Jednoduchost a rychlost:</text:span></text:p>
          <text:list>
            <text:list-item>
              <text:p text:style-name="P216">Docker umožňuje snadno vytvářet a nasazovat aplikace díky použití kontejnerů, které jsou lehčí a rychlejší než tradiční virtuální stroje.</text:p>
            </text:list-item>
            <text:list-item>
              <text:p text:style-name="P216">Startování kontejnerů je téměř okamžité.</text:p>
            </text:list-item>
          </text:list>
        </text:list-item>
        <text:list-item>
          <text:p text:style-name="P215"><text:span text:style-name="Strong_20_Emphasis">Izolace:</text:span></text:p>
          <text:list>
            <text:list-item>
              <text:p text:style-name="P216">Každý kontejner běží nezávisle a obsahuje všechny potřebné závislosti, což minimalizuje konflikty mezi aplikacemi na stejném serveru.</text:p>
            </text:list-item>
          </text:list>
        </text:list-item>
        <text:list-item>
          <text:p text:style-name="P215"><text:span text:style-name="Strong_20_Emphasis">Portabilita:</text:span></text:p>
          <text:list>
            <text:list-item>
              <text:p text:style-name="P216">Kontejnery běží stejným způsobem na různých prostředích (vývojové počítače, testovací servery, produkční infrastruktura).</text:p>
            </text:list-item>
          </text:list>
        </text:list-item>
        <text:list-item>
          <text:p text:style-name="P215"><text:span text:style-name="Strong_20_Emphasis">Efektivita zdrojů:</text:span></text:p>
          <text:list>
            <text:list-item>
              <text:p text:style-name="P216">Kontejnery sdílejí jádro operačního systému, což znamená nižší nároky na paměť a procesor oproti virtuálním strojům.</text:p>
            </text:list-item>
          </text:list>
        </text:list-item>
        <text:list-item>
          <text:p text:style-name="P215"><text:span text:style-name="Strong_20_Emphasis">Automatizace a škálovatelnost:</text:span></text:p>
          <text:list>
            <text:list-item>
              <text:p text:style-name="P217">Docker podporuje automatizaci nasazení, škálování aplikací a snadnou správu prostředí.</text:p>
            </text:list-item>
          </text:list>
        </text:list-item>
      </text:list>
      <text:h text:style-name="P53" text:outline-level="3"><text:span text:style-name="Strong_20_Emphasis">Co Docker přináší</text:span></text:h>
      <text:list text:style-name="L82">
        <text:list-item>
          <text:p text:style-name="P218"><text:span text:style-name="Strong_20_Emphasis">Kontejnerizace aplikací:</text:span></text:p>
          <text:list>
            <text:list-item>
              <text:p text:style-name="P219">Aplikace jsou baleny do samostatných kontejnerů, které obsahují všechny závislosti (např. knihovny, binární soubory).</text:p>
            </text:list-item>
          </text:list>
        </text:list-item>
        <text:list-item>
          <text:p text:style-name="P218"><text:span text:style-name="Strong_20_Emphasis">Jednotné prostředí:</text:span></text:p>
          <text:list>
            <text:list-item>
              <text:p text:style-name="P219">Vývojáři mohou pracovat na stejném prostředí, jaké se používá v produkci, což snižuje riziko problémů typu "funguje to u mě, ale ne na serveru".</text:p>
            </text:list-item>
          </text:list>
        </text:list-item>
        <text:list-item>
          <text:p text:style-name="P218"><text:span text:style-name="Strong_20_Emphasis">Ekosystém:</text:span></text:p>
          <text:list>
            <text:list-item>
              <text:p text:style-name="P219">Docker nabízí širokou škálu nástrojů, jako je Docker Compose (pro orchestraci více kontejnerů) nebo Docker Hub (repozitář předpřipravených obrazů).</text:p>
            </text:list-item>
          </text:list>
        </text:list-item>
        <text:list-item>
          <text:p text:style-name="P218"><text:span text:style-name="Strong_20_Emphasis">Integrace s DevOps:</text:span></text:p>
          <text:list>
            <text:list-item>
              <text:p text:style-name="P219">Docker se stal standardem v DevOps procesech, protože zjednodušuje CI/CD (Continuous Integration/Continuous Deployment).</text:p>
            </text:list-item>
          </text:list>
        </text:list-item>
        <text:list-item>
          <text:p text:style-name="P218"><text:span text:style-name="Strong_20_Emphasis">Rychlé nasazení:</text:span></text:p>
          <text:list>
            <text:list-item>
              <text:p text:style-name="P220">Pomocí předpřipravených obrazů lze snadno a rychle nasazovat složité aplikace.</text:p>
            </text:list-item>
          </text:list>
        </text:list-item>
      </text:list>
      <text:h text:style-name="P53" text:outline-level="3"><text:span text:style-name="Strong_20_Emphasis">Pro koho je Docker dobrý</text:span></text:h>
      <text:list text:style-name="L83">
        <text:list-item>
          <text:p text:style-name="P221"><text:span text:style-name="Strong_20_Emphasis">Vývojáři:</text:span></text:p>
          <text:list>
            <text:list-item>
              <text:p text:style-name="P222">Docker umožňuje rychle nastavit vývojové prostředí bez složité instalace závislostí.</text:p>
            </text:list-item>
            <text:list-item>
              <text:p text:style-name="P222">Zaručuje, že prostředí vývoje odpovídá produkčnímu prostředí.</text:p>
            </text:list-item>
          </text:list>
        </text:list-item>
        <text:list-item>
          <text:p text:style-name="P221"><text:span text:style-name="Strong_20_Emphasis">Správci systémů:</text:span></text:p>
          <text:list>
            <text:list-item>
              <text:p text:style-name="P222">Docker usnadňuje nasazení a správu aplikací díky izolaci a portabilitě kontejnerů.</text:p>
            </text:list-item>
            <text:list-item>
              <text:p text:style-name="P222">Umožňuje snadno spravovat více aplikací na jednom serveru.</text:p>
            </text:list-item>
          </text:list>
        </text:list-item>
        <text:list-item>
          <text:p text:style-name="P223"><text:span text:style-name="Strong_20_Emphasis">Týmy DevOps:</text:span></text:p>
          <text:list>
            <text:list-item>
              <text:p text:style-name="P222"><text:soft-page-break/>Docker podporuje CI/CD procesy a zjednodušuje škálování aplikací.</text:p>
            </text:list-item>
            <text:list-item>
              <text:p text:style-name="P222">Umožňuje rychle testovat a nasazovat nové verze aplikací.</text:p>
            </text:list-item>
          </text:list>
        </text:list-item>
        <text:list-item>
          <text:p text:style-name="P221"><text:span text:style-name="Strong_20_Emphasis">Firmy s cloudovou infrastrukturou:</text:span></text:p>
          <text:list>
            <text:list-item>
              <text:p text:style-name="P222">Kontejnery jsou ideální pro nasazení v cloudu díky jejich lehkosti a přenositelnosti.</text:p>
            </text:list-item>
          </text:list>
        </text:list-item>
        <text:list-item>
          <text:p text:style-name="P221"><text:span text:style-name="Strong_20_Emphasis">Startupy:</text:span></text:p>
          <text:list>
            <text:list-item>
              <text:p text:style-name="P223">Umožňuje rychlé prototypování a nasazení aplikací bez potřeby velkých investic do infrastruktury.</text:p>
            </text:list-item>
          </text:list>
        </text:list-item>
      </text:list>
      <text:h text:style-name="P53" text:outline-level="3"><text:span text:style-name="Strong_20_Emphasis">Příklady použití</text:span></text:h>
      <text:list text:style-name="L84">
        <text:list-item>
          <text:p text:style-name="P224"><text:span text:style-name="Strong_20_Emphasis">Mikroservisní architektura:</text:span></text:p>
          <text:list>
            <text:list-item>
              <text:p text:style-name="P225">Každá služba běží v samostatném kontejneru, což usnadňuje škálování a správu.</text:p>
            </text:list-item>
          </text:list>
        </text:list-item>
        <text:list-item>
          <text:p text:style-name="P224"><text:span text:style-name="Strong_20_Emphasis">Testovací prostředí:</text:span></text:p>
          <text:list>
            <text:list-item>
              <text:p text:style-name="P225">Docker umožňuje rychle vytvořit izolované testovací prostředí pro nové verze aplikací.</text:p>
            </text:list-item>
          </text:list>
        </text:list-item>
        <text:list-item>
          <text:p text:style-name="P224"><text:span text:style-name="Strong_20_Emphasis">Vývoj a nasazení webových aplikací:</text:span></text:p>
          <text:list>
            <text:list-item>
              <text:p text:style-name="P225">Nástroje jako Docker Compose umožňují jednoduše spouštět aplikace složené z více komponent (např. databáze, backend, frontend).</text:p>
            </text:list-item>
          </text:list>
        </text:list-item>
        <text:list-item>
          <text:p text:style-name="P224"><text:span text:style-name="Strong_20_Emphasis">Migrace mezi servery:</text:span></text:p>
          <text:list>
            <text:list-item>
              <text:p text:style-name="P226">Kontejnery lze snadno přesouvat mezi různými servery nebo cloudovými poskytovateli.</text:p>
            </text:list-item>
          </text:list>
        </text:list-item>
      </text:list>
      <text:p text:style-name="P65">Docker je oblíbený díky své jednoduchosti, rychlosti, portabilitě a efektivnímu využívání zdrojů. Je ideální pro vývoj, testování i produkční nasazení aplikací. Umožňuje moderním týmům rychle přecházet z vývoje k nasazení díky jednotnému prostředí a podpoře automatizace. Docker je skvělým nástrojem pro firmy všech velikostí, které chtějí zefektivnit práci s aplikacemi a optimalizovat svou infrastrukturu. </text:p>
      <text:list text:continue-list="list40615745252438" text:style-name="L1">
        <text:list-item>
          <text:p text:style-name="P13">bezpečnostní audit systému: na co se zaměřit, jaké nástroje použít, co si z toho odnést</text:p>
        </text:list-item>
      </text:list>
      <text:p text:style-name="P227"><text:span text:style-name="Strong_20_Emphasis"><text:span text:style-name="T1"/></text:span></text:p>
      <text:p text:style-name="P227"><text:span text:style-name="Strong_20_Emphasis"><text:span text:style-name="T1">Bezpečnostní audit systému</text:span></text:span><text:span text:style-name="T1"> je proces hodnocení a analýzy zabezpečení systému za účelem odhalení zranitelností a rizik. Je to klíčová aktivita pro ochranu dat, minimalizaci hrozeb a splnění bezpečnostních standardů. </text:span></text:p>
      <text:h text:style-name="P228" text:outline-level="3"><text:span text:style-name="Strong_20_Emphasis">Na co se zaměřit</text:span></text:h>
      <text:list text:style-name="L85">
        <text:list-item>
          <text:p text:style-name="P229"><text:span text:style-name="Strong_20_Emphasis">Správa uživatelů a oprávnění:</text:span></text:p>
          <text:list>
            <text:list-item>
              <text:p text:style-name="P230">Kontrola uživatelských účtů:</text:p>
              <text:list>
                <text:list-item>
                  <text:p text:style-name="P230">Zda existují neaktivní účty nebo účty s výchozími hesly.</text:p>
                </text:list-item>
                <text:list-item>
                  <text:p text:style-name="P230">Zda má každý uživatel jen ta oprávnění, která potřebuje.</text:p>
                </text:list-item>
              </text:list>
            </text:list-item>
            <text:list-item>
              <text:p text:style-name="P230">Kontrola skupin a jejich práv.</text:p>
            </text:list-item>
            <text:list-item>
              <text:p text:style-name="P230">Sledování přihlášení (logy, neúspěšné pokusy o přihlášení).</text:p>
            </text:list-item>
          </text:list>
        </text:list-item>
        <text:list-item>
          <text:p text:style-name="P229"><text:span text:style-name="Strong_20_Emphasis">Aktualizace systému:</text:span></text:p>
          <text:list>
            <text:list-item>
              <text:p text:style-name="P230">Zajistit, že všechny balíky a jádro systému jsou aktuální a neobsahují známé zranitelnosti.</text:p>
            </text:list-item>
            <text:list-item>
              <text:p text:style-name="P230">Kontrola pravidelných bezpečnostních aktualizací.</text:p>
            </text:list-item>
          </text:list>
        </text:list-item>
        <text:list-item>
          <text:p text:style-name="P229"><text:span text:style-name="Strong_20_Emphasis">Nastavení firewallu:</text:span></text:p>
          <text:list>
            <text:list-item>
              <text:p text:style-name="P230">Zda jsou povoleny pouze nezbytné porty a služby.</text:p>
            </text:list-item>
            <text:list-item>
              <text:p text:style-name="P230">Testování firewallu vůči útokům (např. port scanning).</text:p>
            </text:list-item>
          </text:list>
        </text:list-item>
        <text:list-item>
          <text:p text:style-name="P229"><text:span text:style-name="Strong_20_Emphasis">Služby běžící na systému:</text:span></text:p>
          <text:list>
            <text:list-item>
              <text:p text:style-name="P230">Kontrola spuštěných služeb a procesů.</text:p>
            </text:list-item>
            <text:list-item>
              <text:p text:style-name="P230">Identifikace nepotřebných nebo zranitelných služeb.</text:p>
            </text:list-item>
          </text:list>
        </text:list-item>
        <text:list-item>
          <text:p text:style-name="P229"><text:span text:style-name="Strong_20_Emphasis">Logovací systém:</text:span></text:p>
          <text:list>
            <text:list-item>
              <text:p text:style-name="P230">Zajištění, že logy jsou správně ukládány, rotovány a monitorovány.</text:p>
            </text:list-item>
            <text:list-item>
              <text:p text:style-name="P230">Analýza logů na podezřelé aktivity.</text:p>
            </text:list-item>
          </text:list>
        </text:list-item>
        <text:list-item>
          <text:p text:style-name="P229"><text:span text:style-name="Strong_20_Emphasis">Šifrování:</text:span></text:p>
          <text:list>
            <text:list-item>
              <text:p text:style-name="P230">Použití šifrování pro ukládání citlivých dat (disk, databáze).</text:p>
            </text:list-item>
            <text:list-item>
              <text:p text:style-name="P230">Kontrola, zda jsou přenosy dat šifrovány (TLS/SSL).</text:p>
            </text:list-item>
          </text:list>
        </text:list-item>
        <text:list-item>
          <text:p text:style-name="P229"><text:span text:style-name="Strong_20_Emphasis">Zranitelnosti:</text:span></text:p>
          <text:list>
            <text:list-item>
              <text:p text:style-name="P230">Testování systému vůči známým zranitelnostem.</text:p>
            </text:list-item>
            <text:list-item>
              <text:p text:style-name="P230">Kontrola konfigurace proti bezpečnostním best practices.</text:p>
            </text:list-item>
          </text:list>
        </text:list-item>
        <text:list-item>
          <text:p text:style-name="P229"><text:span text:style-name="Strong_20_Emphasis">Fyzická bezpečnost:</text:span></text:p>
          <text:list>
            <text:list-item>
              <text:p text:style-name="P231">Přístup k serverům, zálohy, hardware</text:p>
            </text:list-item>
          </text:list>
        </text:list-item>
      </text:list>
      <text:h text:style-name="P228" text:outline-level="3"><text:span text:style-name="Strong_20_Emphasis">Jaké nástroje použít</text:span></text:h>
      <text:list text:style-name="L86">
        <text:list-item>
          <text:p text:style-name="P232"><text:span text:style-name="Strong_20_Emphasis">Automatizované skenery:</text:span></text:p>
          <text:list>
            <text:list-item>
              <text:p text:style-name="P233"><text:span text:style-name="Strong_20_Emphasis">Lynis:</text:span> Bezpečnostní audit Linuxových a Unixových systémů.</text:p>
            </text:list-item>
            <text:list-item>
              <text:p text:style-name="P233"><text:span text:style-name="Strong_20_Emphasis">OpenVAS:</text:span> Open-source nástroj pro analýzu zranitelností.</text:p>
            </text:list-item>
            <text:list-item>
              <text:p text:style-name="P233"><text:span text:style-name="Strong_20_Emphasis">Nessus:</text:span> Komplexní skener zranitelností.</text:p>
            </text:list-item>
            <text:list-item>
              <text:p text:style-name="P233"><text:span text:style-name="Strong_20_Emphasis">Nikto:</text:span> Skenování webových serverů na zranitelnosti.</text:p>
            </text:list-item>
          </text:list>
        </text:list-item>
        <text:list-item>
          <text:p text:style-name="P232"><text:span text:style-name="Strong_20_Emphasis">Monitorovací nástroje:</text:span></text:p>
          <text:list>
            <text:list-item>
              <text:p text:style-name="P233"><text:span text:style-name="Strong_20_Emphasis">Auditd:</text:span> Pro sledování aktivit uživatelů a přístupů k souborům.</text:p>
            </text:list-item>
            <text:list-item>
              <text:p text:style-name="P233"><text:span text:style-name="Strong_20_Emphasis">Syslog:</text:span> Centrální logovací systém.</text:p>
            </text:list-item>
          </text:list>
        </text:list-item>
        <text:list-item>
          <text:p text:style-name="P232"><text:soft-page-break/><text:span text:style-name="Strong_20_Emphasis">Testování firewallu:</text:span></text:p>
          <text:list>
            <text:list-item>
              <text:p text:style-name="P233"><text:span text:style-name="Strong_20_Emphasis">Nmap:</text:span> Mapování sítě a detekce otevřených portů.</text:p>
            </text:list-item>
            <text:list-item>
              <text:p text:style-name="P233"><text:span text:style-name="Strong_20_Emphasis">iptables-log:</text:span> Pro sledování pravidel firewallu.</text:p>
            </text:list-item>
          </text:list>
        </text:list-item>
        <text:list-item>
          <text:p text:style-name="P232"><text:span text:style-name="Strong_20_Emphasis">Kontrola aktualizací:</text:span></text:p>
          <text:list>
            <text:list-item>
              <text:p text:style-name="P233"><text:span text:style-name="Strong_20_Emphasis">Unattended-upgrades:</text:span> Automatické bezpečnostní aktualizace v Debian/Ubuntu.</text:p>
            </text:list-item>
            <text:list-item>
              <text:p text:style-name="P233"><text:span text:style-name="Strong_20_Emphasis">Yum/DNF security plugin:</text:span> Kontrola bezpečnostních aktualizací v RedHat/CentOS.</text:p>
            </text:list-item>
          </text:list>
        </text:list-item>
        <text:list-item>
          <text:p text:style-name="P232"><text:span text:style-name="Strong_20_Emphasis">Šifrování a konfigurace:</text:span></text:p>
          <text:list>
            <text:list-item>
              <text:p text:style-name="P233"><text:span text:style-name="Strong_20_Emphasis">OpenSSL:</text:span> Kontrola SSL/TLS certifikátů a konfigurace.</text:p>
            </text:list-item>
            <text:list-item>
              <text:p text:style-name="P233"><text:span text:style-name="Strong_20_Emphasis">Testssl.sh:</text:span> Analýza síťového šifrování.</text:p>
            </text:list-item>
          </text:list>
        </text:list-item>
        <text:list-item>
          <text:p text:style-name="P232"><text:span text:style-name="Strong_20_Emphasis">Analýza logů:</text:span></text:p>
          <text:list>
            <text:list-item>
              <text:p text:style-name="P233"><text:span text:style-name="Strong_20_Emphasis">Logwatch:</text:span> Automatizovaná analýza logů.</text:p>
            </text:list-item>
            <text:list-item>
              <text:p text:style-name="P233"><text:span text:style-name="Strong_20_Emphasis">Splunk:</text:span> Pokročilé zpracování a analýza logů.</text:p>
            </text:list-item>
          </text:list>
        </text:list-item>
        <text:list-item>
          <text:p text:style-name="P232"><text:span text:style-name="Strong_20_Emphasis">Hardening:</text:span></text:p>
          <text:list>
            <text:list-item>
              <text:p text:style-name="P233"><text:span text:style-name="Strong_20_Emphasis">Bastille Linux:</text:span> Nástroj pro bezpečnostní hardening systému.</text:p>
            </text:list-item>
            <text:list-item>
              <text:p text:style-name="P234"><text:span text:style-name="Strong_20_Emphasis">SELinux/AppArmor:</text:span> Omezení přístupu na úrovni jádra.</text:p>
            </text:list-item>
          </text:list>
        </text:list-item>
      </text:list>
      <text:h text:style-name="P235" text:outline-level="3"><text:span text:style-name="Strong_20_Emphasis">Co si z toho odnést</text:span></text:h>
      <text:list text:style-name="L87">
        <text:list-item>
          <text:p text:style-name="P236"><text:span text:style-name="Strong_20_Emphasis">Identifikace zranitelností:</text:span></text:p>
          <text:list>
            <text:list-item>
              <text:p text:style-name="P237">Seznam konkrétních problémů, jako jsou zastaralé balíky, nechráněné porty nebo nesprávně nastavené služby.</text:p>
            </text:list-item>
          </text:list>
        </text:list-item>
        <text:list-item>
          <text:p text:style-name="P236"><text:span text:style-name="Strong_20_Emphasis">Prioritizace oprav:</text:span></text:p>
          <text:list>
            <text:list-item>
              <text:p text:style-name="P237">Posouzení závažnosti zjištěných problémů a vytvoření plánu pro jejich nápravu.</text:p>
            </text:list-item>
          </text:list>
        </text:list-item>
        <text:list-item>
          <text:p text:style-name="P236"><text:span text:style-name="Strong_20_Emphasis">Bezpečnostní doporučení:</text:span></text:p>
          <text:list>
            <text:list-item>
              <text:p text:style-name="P237">Implementace bezpečnostních politik a postupů (např. pravidelné audity, monitoring).</text:p>
            </text:list-item>
          </text:list>
        </text:list-item>
        <text:list-item>
          <text:p text:style-name="P236"><text:span text:style-name="Strong_20_Emphasis">Zlepšení zabezpečení:</text:span></text:p>
          <text:list>
            <text:list-item>
              <text:p text:style-name="P237">Lepší ochrana před útoky, snížení rizika ztráty dat a větší důvěra v systém.</text:p>
            </text:list-item>
          </text:list>
        </text:list-item>
        <text:list-item>
          <text:p text:style-name="P236"><text:span text:style-name="Strong_20_Emphasis">Shoda s předpisy:</text:span></text:p>
          <text:list>
            <text:list-item>
              <text:p text:style-name="P238">Zajištění souladu se zákony a standardy (např. GDPR, ISO 27001).</text:p>
            </text:list-item>
          </text:list>
        </text:list-item>
      </text:list>
      <text:h text:style-name="P228" text:outline-level="3"><text:span text:style-name="Strong_20_Emphasis">deální použití bezpečnostního auditu</text:span></text:h>
      <text:list text:style-name="L88">
        <text:list-item>
          <text:p text:style-name="P239"><text:span text:style-name="Strong_20_Emphasis">Pravidelný audit:</text:span></text:p>
          <text:list>
            <text:list-item>
              <text:p text:style-name="P240">Provádět pravidelné kontroly alespoň jednou za čtvrtletí.</text:p>
            </text:list-item>
          </text:list>
        </text:list-item>
        <text:list-item>
          <text:p text:style-name="P239"><text:span text:style-name="Strong_20_Emphasis">Před nasazením nové aplikace:</text:span></text:p>
          <text:list>
            <text:list-item>
              <text:p text:style-name="P240">Ověřit, že nový systém splňuje bezpečnostní požadavky.</text:p>
            </text:list-item>
          </text:list>
        </text:list-item>
        <text:list-item>
          <text:p text:style-name="P241"><text:span text:style-name="Strong_20_Emphasis">Po bezpečnostním incidentu:</text:span></text:p>
          <text:list>
            <text:list-item>
              <text:p text:style-name="P240">Zjistit příčinu a zabránit opakování problému.</text:p>
            </text:list-item>
          </text:list>
        </text:list-item>
        <text:list-item>
          <text:p text:style-name="P242"><text:span text:style-name="Strong_20_Emphasis">Při změně infras</text:span></text:p>
        </text:list-item>
        <text:list-item>
          <text:p text:style-name="P242"><text:span text:style-name="Strong_20_Emphasis">truktury:</text:span></text:p>
          <text:list>
            <text:list-item>
              <text:p text:style-name="P241">Po migraci na nový server, přidání nových služeb nebo změně konfigurace.</text:p>
            </text:list-item>
          </text:list>
        </text:list-item>
      </text:list>
      <text:p text:style-name="P56"><text:soft-page-break/>Bezpečnostní audit není jednorázová akce, ale kontinuální proces, který zajišťuje aktuální a efektivní ochranu systému.</text:p>
      <text:p text:style-name="P227"><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k" fo:country="SK"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sk" fo:country="SK"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5T21:06:58.573000000</meta:creation-date>
    <dc:date>2024-12-11T04:06:15.091000000</dc:date>
    <meta:editing-duration>PT1H19M38S</meta:editing-duration>
    <meta:editing-cycles>8</meta:editing-cycles>
    <meta:generator>LibreOffice/24.8.3.2$Windows_X86_64 LibreOffice_project/48a6bac9e7e268aeb4c3483fcf825c94556d9f92</meta:generator>
    <meta:print-date>2024-12-11T04:01:01.419000000</meta:print-date>
    <meta:document-statistic meta:table-count="0" meta:image-count="0" meta:object-count="0" meta:page-count="32" meta:paragraph-count="760" meta:word-count="6674" meta:character-count="45770" meta:non-whitespace-character-count="40370"/>
  </office:meta>
</office:document-meta>
</file>